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3811"/>
    </style:style>
    <style:style style:name="P2"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0b440b"/>
    </style:style>
    <style:style style:name="P4" style:family="paragraph" style:parent-style-name="Text_20_body">
      <style:paragraph-properties fo:text-align="start" style:justify-single-word="false"/>
      <style:text-properties officeooo:rsid="000b440b" officeooo:paragraph-rsid="00336a16"/>
    </style:style>
    <style:style style:name="P5"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6"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7" style:family="paragraph" style:parent-style-name="Text_20_body">
      <style:paragraph-properties fo:text-align="start" style:justify-single-word="false"/>
      <style:text-properties fo:font-style="normal" officeooo:rsid="000d1d38" officeooo:paragraph-rsid="001dd728"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359aac"/>
    </style:style>
    <style:style style:name="P10" style:family="paragraph" style:parent-style-name="Text_20_body">
      <style:text-properties officeooo:rsid="00233339" officeooo:paragraph-rsid="00233339"/>
    </style:style>
    <style:style style:name="P11" style:family="paragraph" style:parent-style-name="Text_20_body">
      <style:paragraph-properties fo:text-align="start" style:justify-single-word="false"/>
      <style:text-properties officeooo:rsid="001a4af7" officeooo:paragraph-rsid="0024cde6"/>
    </style:style>
    <style:style style:name="P12" style:family="paragraph" style:parent-style-name="Text_20_body">
      <style:paragraph-properties fo:text-align="start" style:justify-single-word="false"/>
      <style:text-properties officeooo:rsid="000b56b1" officeooo:paragraph-rsid="00353eb8"/>
    </style:style>
    <style:style style:name="P13" style:family="paragraph" style:parent-style-name="Text_20_body">
      <style:text-properties officeooo:rsid="003a8045" officeooo:paragraph-rsid="003a8045"/>
    </style:style>
    <style:style style:name="P14" style:family="paragraph" style:parent-style-name="Text_20_body">
      <style:text-properties fo:font-weight="normal" officeooo:rsid="003a8045" officeooo:paragraph-rsid="003a8045" style:font-weight-asian="normal" style:font-weight-complex="normal"/>
    </style:style>
    <style:style style:name="P15" style:family="paragraph" style:parent-style-name="Text_20_body">
      <style:paragraph-properties fo:text-align="start" style:justify-single-word="false"/>
      <style:text-properties officeooo:rsid="00359aac" officeooo:paragraph-rsid="003d1b6f"/>
    </style:style>
    <style:style style:name="P16" style:family="paragraph" style:parent-style-name="Text_20_body">
      <style:paragraph-properties fo:text-align="start" style:justify-single-word="false"/>
      <style:text-properties officeooo:rsid="003e8221" officeooo:paragraph-rsid="003e8221"/>
    </style:style>
    <style:style style:name="P17" style:family="paragraph" style:parent-style-name="First_20_Paragraph">
      <style:text-properties officeooo:paragraph-rsid="00078ff0"/>
    </style:style>
    <style:style style:name="P18" style:family="paragraph" style:parent-style-name="First_20_Paragraph">
      <style:text-properties officeooo:paragraph-rsid="00317185"/>
    </style:style>
    <style:style style:name="P19" style:family="paragraph" style:parent-style-name="Footnote">
      <style:text-properties officeooo:rsid="00085c11" officeooo:paragraph-rsid="00085c11"/>
    </style:style>
    <style:style style:name="P20" style:family="paragraph" style:parent-style-name="Footnote">
      <style:text-properties officeooo:rsid="000a28ce" officeooo:paragraph-rsid="000a28ce"/>
    </style:style>
    <style:style style:name="P21" style:family="paragraph" style:parent-style-name="Footnote">
      <style:text-properties officeooo:rsid="0030fa16" officeooo:paragraph-rsid="0030fa16"/>
    </style:style>
    <style:style style:name="P22" style:family="paragraph" style:parent-style-name="Heading_20_1">
      <style:text-properties officeooo:rsid="00233339" officeooo:paragraph-rsid="00233339"/>
    </style:style>
    <style:style style:name="P23" style:family="paragraph" style:parent-style-name="Heading_20_1">
      <style:text-properties officeooo:rsid="003a8045" officeooo:paragraph-rsid="003a8045"/>
    </style:style>
    <style:style style:name="P24" style:family="paragraph" style:parent-style-name="Standard" style:list-style-name="WWNum1001"/>
    <style:style style:name="P25" style:family="paragraph" style:parent-style-name="Standard" style:list-style-name="WWNum1001">
      <style:text-properties officeooo:paragraph-rsid="00085c11"/>
    </style:style>
    <style:style style:name="P26" style:family="paragraph" style:parent-style-name="Standard" style:list-style-name="WWNum1003"/>
    <style:style style:name="P27" style:family="paragraph" style:parent-style-name="Standard" style:list-style-name="L1"/>
    <style:style style:name="P28" style:family="paragraph" style:parent-style-name="Standard">
      <style:text-properties style:font-name="Cambria" fo:font-size="12pt"/>
    </style:style>
    <style:style style:name="P29" style:family="paragraph" style:parent-style-name="Standard">
      <style:paragraph-properties fo:margin-left="0in" fo:margin-right="0in" fo:margin-top="0in" fo:margin-bottom="0.0972in" style:contextual-spacing="false" fo:line-height="120%" fo:text-indent="0in" style:auto-text-indent="false"/>
      <style:text-properties style:font-name="Cambria" fo:font-size="12pt"/>
    </style:style>
    <style:style style:name="P30" style:family="paragraph" style:parent-style-name="Standard">
      <style:paragraph-properties fo:margin-left="0.3335in" fo:margin-right="0in" fo:margin-top="0in" fo:margin-bottom="0.0972in" style:contextual-spacing="false" fo:line-height="120%" fo:text-indent="-0.3335in" style:auto-text-indent="false"/>
      <style:text-properties style:font-name="Cambria" fo:font-size="12pt"/>
    </style:style>
    <style:style style:name="P31" style:family="paragraph" style:parent-style-name="Text_20_body" style:list-style-name="L2">
      <style:paragraph-properties fo:text-align="start" style:justify-single-word="false"/>
      <style:text-properties officeooo:rsid="000b56b1" officeooo:paragraph-rsid="000b56b1"/>
    </style:style>
    <style:style style:name="P32" style:family="paragraph" style:parent-style-name="Text_20_body" style:list-style-name="L3">
      <style:paragraph-properties fo:text-align="start" style:justify-single-word="false"/>
      <style:text-properties officeooo:rsid="000c2e9c" officeooo:paragraph-rsid="0017713c"/>
    </style:style>
    <style:style style:name="P33" style:family="paragraph" style:parent-style-name="Text_20_body" style:list-style-name="L3">
      <style:paragraph-properties fo:text-align="start" style:justify-single-word="false"/>
      <style:text-properties officeooo:rsid="000d1d38" officeooo:paragraph-rsid="000d1d38"/>
    </style:style>
    <style:style style:name="P34" style:family="paragraph" style:parent-style-name="Text_20_body" style:list-style-name="L3">
      <style:paragraph-properties fo:text-align="start" style:justify-single-word="false"/>
      <style:text-properties officeooo:rsid="000d1d38" officeooo:paragraph-rsid="00372b0c"/>
    </style:style>
    <style:style style:name="P35" style:family="paragraph" style:parent-style-name="Text_20_body" style:list-style-name="L4">
      <style:paragraph-properties fo:text-align="start" style:justify-single-word="false"/>
      <style:text-properties officeooo:rsid="000d1d38" officeooo:paragraph-rsid="001dd728"/>
    </style:style>
    <style:style style:name="P36" style:family="paragraph" style:parent-style-name="Text_20_body" style:list-style-name="L4">
      <style:paragraph-properties fo:text-align="start" style:justify-single-word="false"/>
      <style:text-properties officeooo:paragraph-rsid="0012ecd9"/>
    </style:style>
    <style:style style:name="P37" style:family="paragraph" style:parent-style-name="Compact" style:list-style-name="WWNum1002"/>
    <style:style style:name="P38" style:family="paragraph" style:parent-style-name="Compact" style:list-style-name="WWNum1004"/>
    <style:style style:name="P39" style:family="paragraph" style:parent-style-name="Compact" style:list-style-name="WWNum1005"/>
    <style:style style:name="P40" style:family="paragraph" style:parent-style-name="Compact" style:list-style-name="WWNum1006"/>
    <style:style style:name="P41" style:family="paragraph" style:parent-style-name="Title" style:master-page-name="Standard">
      <style:paragraph-properties style:page-number="auto"/>
    </style:style>
    <style:style style:name="P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a3811" style:font-style-asian="italic" style:font-style-complex="italic"/>
    </style:style>
    <style:style style:name="T6" style:family="text">
      <style:text-properties fo:font-style="italic" officeooo:rsid="001dd728" style:font-style-asian="italic" style:font-style-complex="italic"/>
    </style:style>
    <style:style style:name="T7" style:family="text">
      <style:text-properties fo:font-style="italic" officeooo:rsid="00353eb8" style:font-style-asian="italic" style:font-style-complex="italic"/>
    </style:style>
    <style:style style:name="T8" style:family="text">
      <style:text-properties style:text-position="0% 100%"/>
    </style:style>
    <style:style style:name="T9" style:family="text">
      <style:text-properties style:text-position="0% 100%" officeooo:rsid="002fc177"/>
    </style:style>
    <style:style style:name="T10" style:family="text">
      <style:text-properties style:text-position="0% 100%" officeooo:rsid="0031eeb6"/>
    </style:style>
    <style:style style:name="T11" style:family="text">
      <style:text-properties style:text-position="0% 100%" officeooo:rsid="00078ff0"/>
    </style:style>
    <style:style style:name="T12" style:family="text">
      <style:text-properties style:text-position="0% 100%" officeooo:rsid="00417312"/>
    </style:style>
    <style:style style:name="T13" style:family="text">
      <style:text-properties style:text-position="0% 100%" officeooo:rsid="000a3811"/>
    </style:style>
    <style:style style:name="T14" style:family="text">
      <style:text-properties style:text-position="0% 100%" officeooo:rsid="00317185"/>
    </style:style>
    <style:style style:name="T15" style:family="text">
      <style:text-properties style:text-position="0% 100%" fo:font-style="normal" style:font-style-asian="normal" style:font-style-complex="normal"/>
    </style:style>
    <style:style style:name="T16" style:family="text">
      <style:text-properties style:text-position="0% 100%" fo:font-style="normal" officeooo:rsid="000c2e9c" style:font-style-asian="normal" style:font-style-complex="normal"/>
    </style:style>
    <style:style style:name="T17" style:family="text">
      <style:text-properties style:text-position="0% 100%" officeooo:rsid="0024cde6"/>
    </style:style>
    <style:style style:name="T18" style:family="text">
      <style:text-properties officeooo:rsid="00078ff0"/>
    </style:style>
    <style:style style:name="T19" style:family="text">
      <style:text-properties officeooo:rsid="00085c11"/>
    </style:style>
    <style:style style:name="T20" style:family="text">
      <style:text-properties officeooo:rsid="000a3811"/>
    </style:style>
    <style:style style:name="T21" style:family="text">
      <style:text-properties fo:font-style="normal" style:font-style-asian="normal" style:font-style-complex="normal"/>
    </style:style>
    <style:style style:name="T22" style:family="text">
      <style:text-properties fo:font-style="normal" officeooo:rsid="000c2e9c" style:font-style-asian="normal" style:font-style-complex="normal"/>
    </style:style>
    <style:style style:name="T23" style:family="text">
      <style:text-properties fo:font-style="normal" officeooo:rsid="000c52b5" style:font-style-asian="normal" style:font-style-complex="normal"/>
    </style:style>
    <style:style style:name="T24" style:family="text">
      <style:text-properties fo:font-style="normal" officeooo:rsid="000d1d38" style:font-style-asian="normal" style:font-style-complex="normal"/>
    </style:style>
    <style:style style:name="T25" style:family="text">
      <style:text-properties fo:font-style="normal" officeooo:rsid="00102349" style:font-style-asian="normal" style:font-style-complex="normal"/>
    </style:style>
    <style:style style:name="T26" style:family="text">
      <style:text-properties fo:font-style="normal" officeooo:rsid="0017713c" style:font-style-asian="normal" style:font-style-complex="normal"/>
    </style:style>
    <style:style style:name="T27" style:family="text">
      <style:text-properties fo:font-style="normal" officeooo:rsid="0019302f" style:font-style-asian="normal" style:font-style-complex="normal"/>
    </style:style>
    <style:style style:name="T28" style:family="text">
      <style:text-properties fo:font-style="normal" officeooo:rsid="001dd728" style:font-style-asian="normal" style:font-style-complex="normal"/>
    </style:style>
    <style:style style:name="T29" style:family="text">
      <style:text-properties fo:font-style="normal" officeooo:rsid="003536d1" style:font-style-asian="normal" style:font-style-complex="normal"/>
    </style:style>
    <style:style style:name="T30" style:family="text">
      <style:text-properties fo:font-style="normal" officeooo:rsid="00353eb8" style:font-style-asian="normal" style:font-style-complex="normal"/>
    </style:style>
    <style:style style:name="T31" style:family="text">
      <style:text-properties fo:font-style="normal" officeooo:rsid="0037fa5e" style:font-style-asian="normal" style:font-style-complex="normal"/>
    </style:style>
    <style:style style:name="T32" style:family="text">
      <style:text-properties fo:font-style="normal" officeooo:rsid="003c72c4" style:font-style-asian="normal" style:font-style-complex="normal"/>
    </style:style>
    <style:style style:name="T33" style:family="text">
      <style:text-properties fo:font-style="normal" officeooo:rsid="003cb21e" style:font-style-asian="normal" style:font-style-complex="normal"/>
    </style:style>
    <style:style style:name="T34" style:family="text">
      <style:text-properties fo:font-style="normal" officeooo:rsid="003d1b6f" style:font-style-asian="normal" style:font-style-complex="normal"/>
    </style:style>
    <style:style style:name="T35" style:family="text">
      <style:text-properties fo:font-style="normal" officeooo:rsid="003e43b3" style:font-style-asian="normal" style:font-style-complex="normal"/>
    </style:style>
    <style:style style:name="T36" style:family="text">
      <style:text-properties fo:font-style="normal" officeooo:rsid="003e83ca" style:font-style-asian="normal" style:font-style-complex="normal"/>
    </style:style>
    <style:style style:name="T37" style:family="text">
      <style:text-properties fo:font-style="normal" officeooo:rsid="003f581f" style:font-style-asian="normal" style:font-style-complex="normal"/>
    </style:style>
    <style:style style:name="T38" style:family="text">
      <style:text-properties fo:font-style="normal" officeooo:rsid="0040917d" style:font-style-asian="normal" style:font-style-complex="normal"/>
    </style:style>
    <style:style style:name="T39" style:family="text">
      <style:text-properties officeooo:rsid="000d1d38"/>
    </style:style>
    <style:style style:name="T40" style:family="text">
      <style:text-properties officeooo:rsid="00148a2a"/>
    </style:style>
    <style:style style:name="T41" style:family="text">
      <style:text-properties officeooo:rsid="00162ba1"/>
    </style:style>
    <style:style style:name="T42" style:family="text">
      <style:text-properties officeooo:rsid="001bd19d"/>
    </style:style>
    <style:style style:name="T43" style:family="text">
      <style:text-properties officeooo:rsid="001dd728"/>
    </style:style>
    <style:style style:name="T44" style:family="text">
      <style:text-properties officeooo:rsid="00233339"/>
    </style:style>
    <style:style style:name="T45" style:family="text">
      <style:text-properties officeooo:rsid="0024cde6"/>
    </style:style>
    <style:style style:name="T46" style:family="text">
      <style:text-properties officeooo:rsid="0027d4ae"/>
    </style:style>
    <style:style style:name="T47" style:family="text">
      <style:text-properties officeooo:rsid="002d3e18"/>
    </style:style>
    <style:style style:name="T48" style:family="text">
      <style:text-properties officeooo:rsid="0030fa16"/>
    </style:style>
    <style:style style:name="T49" style:family="text">
      <style:text-properties officeooo:rsid="00317185"/>
    </style:style>
    <style:style style:name="T50" style:family="text">
      <style:text-properties officeooo:rsid="0031eeb6"/>
    </style:style>
    <style:style style:name="T51" style:family="text">
      <style:text-properties officeooo:rsid="003536d1"/>
    </style:style>
    <style:style style:name="T52" style:family="text">
      <style:text-properties officeooo:rsid="00353eb8"/>
    </style:style>
    <style:style style:name="T53" style:family="text">
      <style:text-properties officeooo:rsid="0041731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1">Implementation of the FCTC</text:p>
      <text:p text:style-name="Author">many</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P17">The policy making process can be viewed as a <text:span text:style-name="T18">two-level game </text:span><text:reference-mark-start text:name="ADDIN CSL_CITATION {&quot;mendeley&quot;: {&quot;formattedCitation&quot;: &quot;(Putnam, 2016)&quot;, &quot;previouslyFormattedCitation&quot;: &quot;(Putnam, 2016)&quot;, &quot;plainTextFormattedCitation&quot;: &quot;(Putnam, 2016)&quot;}, &quot;schema&quot;: &quot;https://github.com/citation-style-language/schema/raw/master/csl-citation.json&quot;, &quot;properties&quot;: {&quot;noteIndex&quot;: 0}, &quot;citationItems&quot;: [{&quot;uris&quot;: [&quot;http://www.mendeley.com/documents/?uuid=cde1f030-74b8-4c7a-9480-f303ab79a11b&quot;], &quot;itemData&quot;: {&quot;page&quot;: &quot;427-460&quot;, &quot;title&quot;: &quot;International Organization Foundation Diplomacy and Domestic Politics : The Logic of Two-Level Games Author ( s ): Robert D . Putnam Published by : The MIT Press Stable URL : http://www.jstor.org/stable/2706785 Accessed : 08-07-2016 21 : 06 UTC Your use o&quot;, &quot;id&quot;: &quot;ITEM-1&quot;, &quot;volume&quot;: &quot;42&quot;, &quot;issue&quot;: &quot;3&quot;, &quot;type&quot;: &quot;article-journal&quot;, &quot;issued&quot;: {&quot;date-parts&quot;: [[&quot;2016&quot;]]}, &quot;author&quot;: [{&quot;non-dropping-particle&quot;: &quot;&quot;, &quot;family&quot;: &quot;Putnam&quot;, &quot;dropping-particle&quot;: &quot;&quot;, &quot;parse-names&quot;: false, &quot;given&quot;: &quot;Robert D&quot;, &quot;suffix&quot;: &quot;&quot;}]}, &quot;id&quot;: &quot;ITEM-1&quot;}]} RNDF3PM8HK7B5"/><text:span text:style-name="T11">(Putnam, 2016)</text:span><text:reference-mark-end text:name="ADDIN CSL_CITATION {&quot;mendeley&quot;: {&quot;formattedCitation&quot;: &quot;(Putnam, 2016)&quot;, &quot;previouslyFormattedCitation&quot;: &quot;(Putnam, 2016)&quot;, &quot;plainTextFormattedCitation&quot;: &quot;(Putnam, 2016)&quot;}, &quot;schema&quot;: &quot;https://github.com/citation-style-language/schema/raw/master/csl-citation.json&quot;, &quot;properties&quot;: {&quot;noteIndex&quot;: 0}, &quot;citationItems&quot;: [{&quot;uris&quot;: [&quot;http://www.mendeley.com/documents/?uuid=cde1f030-74b8-4c7a-9480-f303ab79a11b&quot;], &quot;itemData&quot;: {&quot;page&quot;: &quot;427-460&quot;, &quot;title&quot;: &quot;International Organization Foundation Diplomacy and Domestic Politics : The Logic of Two-Level Games Author ( s ): Robert D . Putnam Published by : The MIT Press Stable URL : http://www.jstor.org/stable/2706785 Accessed : 08-07-2016 21 : 06 UTC Your use o&quot;, &quot;id&quot;: &quot;ITEM-1&quot;, &quot;volume&quot;: &quot;42&quot;, &quot;issue&quot;: &quot;3&quot;, &quot;type&quot;: &quot;article-journal&quot;, &quot;issued&quot;: {&quot;date-parts&quot;: [[&quot;2016&quot;]]}, &quot;author&quot;: [{&quot;non-dropping-particle&quot;: &quot;&quot;, &quot;family&quot;: &quot;Putnam&quot;, &quot;dropping-particle&quot;: &quot;&quot;, &quot;parse-names&quot;: false, &quot;given&quot;: &quot;Robert D&quot;, &quot;suffix&quot;: &quot;&quot;}]}, &quot;id&quot;: &quot;ITEM-1&quot;}]} RNDF3PM8HK7B5"/>. Countries, and more specific, governments try to conce<text:span text:style-name="T46">a</text:span>l internal and external preferences and influences in a context in which domestic and international decisions are made jointly. Furthermore, more than simultaneity, domestic and international affairs affect each other, making it ne<text:span text:style-name="T40">c</text:span>es<text:span text:style-name="T40">s</text:span>ary to consider both when analyzing a particular policy issue.<text:note text:id="ftn1" text:note-class="footnote"><text:note-citation>1</text:note-citation><text:note-body><text:p text:style-name="P19">Evidently there are issues in which the cross-effects are lesser than others.</text:p></text:note-body></text:note></text:p>
      <text:p text:style-name="Text_20_body">To increase the complexity of the problem, the way in which the dynamics are unfold depend, as one would expect, on politics and henceforth political motivations of the incumbent parties.</text:p>
      <text:p text:style-name="Text_20_body">Politicia<text:span text:style-name="T40">n</text:span>s have roughly two sources of motivation: Office and Policy <text:reference-mark-start text:name="ADDIN CSL_CITATION {&quot;mendeley&quot;: {&quot;formattedCitation&quot;: &quot;(Downs, 1957)&quot;, &quot;previouslyFormattedCitation&quot;: &quot;(Downs, 1957)&quot;, &quot;plainTextFormattedCitation&quot;: &quot;(Downs, 1957)&quot;}, &quot;schema&quot;: &quot;https://github.com/citation-style-language/schema/raw/master/csl-citation.json&quot;, &quot;properties&quot;: {&quot;noteIndex&quot;: 0}, &quot;citationItems&quot;: [{&quot;uris&quot;: [&quot;http://www.mendeley.com/documents/?uuid=34408a8e-1a23-46de-84b8-09ef3be6d71e&quot;], &quot;itemData&quot;: {&quot;title&quot;: &quot;An Economic Theory of Democracy&quot;, &quot;publisher-place&quot;: &quot;Boston&quot;, &quot;issued&quot;: {&quot;date-parts&quot;: [[&quot;1957&quot;]]}, &quot;type&quot;: &quot;book&quot;, &quot;author&quot;: [{&quot;non-dropping-particle&quot;: &quot;&quot;, &quot;family&quot;: &quot;Downs&quot;, &quot;dropping-particle&quot;: &quot;&quot;, &quot;parse-names&quot;: false, &quot;given&quot;: &quot;Anthony&quot;, &quot;suffix&quot;: &quot;&quot;}], &quot;id&quot;: &quot;ITEM-1&quot;}, &quot;id&quot;: &quot;ITEM-1&quot;}]} RNDAOeoLgmu6y"/><text:span text:style-name="T8">(Downs, 1957)</text:span><text:reference-mark-end text:name="ADDIN CSL_CITATION {&quot;mendeley&quot;: {&quot;formattedCitation&quot;: &quot;(Downs, 1957)&quot;, &quot;previouslyFormattedCitation&quot;: &quot;(Downs, 1957)&quot;, &quot;plainTextFormattedCitation&quot;: &quot;(Downs, 1957)&quot;}, &quot;schema&quot;: &quot;https://github.com/citation-style-language/schema/raw/master/csl-citation.json&quot;, &quot;properties&quot;: {&quot;noteIndex&quot;: 0}, &quot;citationItems&quot;: [{&quot;uris&quot;: [&quot;http://www.mendeley.com/documents/?uuid=34408a8e-1a23-46de-84b8-09ef3be6d71e&quot;], &quot;itemData&quot;: {&quot;title&quot;: &quot;An Economic Theory of Democracy&quot;, &quot;publisher-place&quot;: &quot;Boston&quot;, &quot;issued&quot;: {&quot;date-parts&quot;: [[&quot;1957&quot;]]}, &quot;type&quot;: &quot;book&quot;, &quot;author&quot;: [{&quot;non-dropping-particle&quot;: &quot;&quot;, &quot;family&quot;: &quot;Downs&quot;, &quot;dropping-particle&quot;: &quot;&quot;, &quot;parse-names&quot;: false, &quot;given&quot;: &quot;Anthony&quot;, &quot;suffix&quot;: &quot;&quot;}], &quot;id&quot;: &quot;ITEM-1&quot;}, &quot;id&quot;: &quot;ITEM-1&quot;}]} RNDAOeoLgmu6y"/>. Office motivated politicia<text:span text:style-name="T40">n</text:span>s follow the classical median voter theorem in which their political stand will coincide with that of the median voter. On the other hand policy motivated parties do have a particular position on the policy space that may or may not coincide with that of the median voter. The degree in which a party will be balanced between these two will depend on their expectations on the next election process, this is, the probability of re-election.</text:p>
      <text:p text:style-name="Text_20_body">As the incumbent party's probability of re-election increases, it will be benefited from a wider policy action space, allowing it to be policy motivated. On the other hand, with less a reduced decision making space, low approval levels may lead to more office motivated officials. This turns out on heterogeneous effects of domestic and international <text:soft-page-break/>issues over political decisions across countries. The following figure illustrates these dynamics:</text:p>
      <text:p text:style-name="Figure_20_with_20_Caption"><draw:frame draw:style-name="fr1" draw:name="Image1" text:anchor-type="paragraph" svg:width="6in" svg:height="4.6374in" draw:z-index="7"><draw:image/></draw:frame></text:p>
      <text:p text:style-name="Image_20_Caption">Figure 1: Complex Policy Making Process. The evaluation process of a particular policy decision depends, among other things, on three factors, domestic issues, international issues and the i<text:span text:style-name="T40">n</text:span>cu<text:span text:style-name="T40">m</text:span>bent's motivation. Once a decision has been made over the two levels, these affect the factor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1156304707556603737" text:style-name="WWNum1001">
        <text:list-item>
          <text:p text:style-name="P24"><text:span text:style-name="T1">Country income</text:span> <text:span text:style-name="T4">Ceteris paribus</text:span>, higher income countries should have more flexibility for impleme<text:span text:style-name="T40">n</text:span>ting the FCTC, so we should expect a positive relation between both.</text:p>
        </text:list-item>
        <text:list-item>
          <text:p text:style-name="P24"><text:soft-page-break/><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24"><text:span text:style-name="T1">Shift in preferences</text:span> In <text:reference-mark-start text:name="ADDIN CSL_CITATION {&quot;mendeley&quot;: {&quot;formattedCitation&quot;: &quot;(Grieco, Gelpi, &amp; Warren, 2009)&quot;, &quot;previouslyFormattedCitation&quot;: &quot;(Grieco, Gelpi, &amp; Warren, 2009)&quot;, &quot;plainTextFormattedCitation&quot;: &quot;(Grieco, Gelpi, &amp; Warren, 2009)&quot;}, &quot;schema&quot;: &quot;https://github.com/citation-style-language/schema/raw/master/csl-citation.json&quot;, &quot;properties&quot;: {&quot;noteIndex&quot;: 0}, &quot;citationItems&quot;: [{&quot;uris&quot;: [&quot;http://www.mendeley.com/documents/?uuid=99755347-9740-4ec9-b7d3-5b497e5927a7&quot;], &quot;itemData&quot;: {&quot;type&quot;: &quot;article-journal&quot;, &quot;ISBN&quot;: &quot;0020-818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DOI&quot;: &quot;10.1017/S0020818309090110&quot;, &quot;author&quot;: [{&quot;non-dropping-particle&quot;: &quot;&quot;, &quot;family&quot;: &quot;Grieco&quot;, &quot;dropping-particle&quot;: &quot;&quot;, &quot;parse-names&quot;: false, &quot;given&quot;: &quot;Joseph M.&quot;, &quot;suffix&quot;: &quot;&quot;}, {&quot;non-dropping-particle&quot;: &quot;&quot;, &quot;family&quot;: &quot;Gelpi&quot;, &quot;dropping-particle&quot;: &quot;&quot;, &quot;parse-names&quot;: false, &quot;given&quot;: &quot;Christopher F.&quot;, &quot;suffix&quot;: &quot;&quot;}, {&quot;non-dropping-particle&quot;: &quot;&quot;, &quot;family&quot;: &quot;Warren&quot;, &quot;dropping-particle&quot;: &quot;&quot;, &quot;parse-names&quot;: false, &quot;given&quot;: &quot;T. Camber&quot;, &quot;suffix&quot;: &quot;&quot;}], &quot;ISSN&quot;: &quot;0020-8183&quot;, &quot;page&quot;: &quot;341&quot;, &quot;title&quot;: &quot;When Preferences and Commitments Collide: The Effect of Relative Partisan Shifts on International Treaty Compliance&quot;, &quot;id&quot;: &quot;ITEM-1&quot;, &quot;volume&quot;: &quot;63&quot;, &quot;container-title&quot;: &quot;International Organization&quot;, &quot;issue&quot;: &quot;02&quot;}, &quot;id&quot;: &quot;ITEM-1&quot;}]} RNDLj5cVcLHoi"/><text:span text:style-name="T8">(Grieco, Gelpi, &amp; Warren, 2009)</text:span><text:reference-mark-end text:name="ADDIN CSL_CITATION {&quot;mendeley&quot;: {&quot;formattedCitation&quot;: &quot;(Grieco, Gelpi, &amp; Warren, 2009)&quot;, &quot;previouslyFormattedCitation&quot;: &quot;(Grieco, Gelpi, &amp; Warren, 2009)&quot;, &quot;plainTextFormattedCitation&quot;: &quot;(Grieco, Gelpi, &amp; Warren, 2009)&quot;}, &quot;schema&quot;: &quot;https://github.com/citation-style-language/schema/raw/master/csl-citation.json&quot;, &quot;properties&quot;: {&quot;noteIndex&quot;: 0}, &quot;citationItems&quot;: [{&quot;uris&quot;: [&quot;http://www.mendeley.com/documents/?uuid=99755347-9740-4ec9-b7d3-5b497e5927a7&quot;], &quot;itemData&quot;: {&quot;type&quot;: &quot;article-journal&quot;, &quot;ISBN&quot;: &quot;0020-818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DOI&quot;: &quot;10.1017/S0020818309090110&quot;, &quot;author&quot;: [{&quot;non-dropping-particle&quot;: &quot;&quot;, &quot;family&quot;: &quot;Grieco&quot;, &quot;dropping-particle&quot;: &quot;&quot;, &quot;parse-names&quot;: false, &quot;given&quot;: &quot;Joseph M.&quot;, &quot;suffix&quot;: &quot;&quot;}, {&quot;non-dropping-particle&quot;: &quot;&quot;, &quot;family&quot;: &quot;Gelpi&quot;, &quot;dropping-particle&quot;: &quot;&quot;, &quot;parse-names&quot;: false, &quot;given&quot;: &quot;Christopher F.&quot;, &quot;suffix&quot;: &quot;&quot;}, {&quot;non-dropping-particle&quot;: &quot;&quot;, &quot;family&quot;: &quot;Warren&quot;, &quot;dropping-particle&quot;: &quot;&quot;, &quot;parse-names&quot;: false, &quot;given&quot;: &quot;T. Camber&quot;, &quot;suffix&quot;: &quot;&quot;}], &quot;ISSN&quot;: &quot;0020-8183&quot;, &quot;page&quot;: &quot;341&quot;, &quot;title&quot;: &quot;When Preferences and Commitments Collide: The Effect of Relative Partisan Shifts on International Treaty Compliance&quot;, &quot;id&quot;: &quot;ITEM-1&quot;, &quot;volume&quot;: &quot;63&quot;, &quot;container-title&quot;: &quot;International Organization&quot;, &quot;issue&quot;: &quot;02&quot;}, &quot;id&quot;: &quot;ITEM-1&quot;}]} RNDLj5cVcLHoi"/>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 <text:span text:style-name="T53">We use the updated version provided by </text:span><text:reference-mark-start text:name="ADDIN CSL_CITATION {&quot;mendeley&quot;: {&quot;formattedCitation&quot;: &quot;(Cruz, Keefer, &amp; Scartascini, 2016)&quot;, &quot;previouslyFormattedCitation&quot;: &quot;(Cruz, Keefer, &amp; Scartascini, 2016)&quot;, &quot;plainTextFormattedCitation&quot;: &quot;(Cruz, Keefer, &amp; Scartascini, 2016)&quot;}, &quot;schema&quot;: &quot;https://github.com/citation-style-language/schema/raw/master/csl-citation.json&quot;, &quot;properties&quot;: {&quot;noteIndex&quot;: 0}, &quot;citationItems&quot;: [{&quot;uris&quot;: [&quot;http://www.mendeley.com/documents/?uuid=67310b5b-aa1c-45af-9231-2a62472e19f5&quot;], &quot;itemData&quot;: {&quot;title&quot;: &quot;Database of Political Institutions Codebook, 2015 Update (DPI2015)&quot;, &quot;id&quot;: &quot;ITEM-1&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type&quot;: &quot;report&quot;, &quot;author&quot;: [{&quot;non-dropping-particle&quot;: &quot;&quot;, &quot;family&quot;: &quot;Cruz&quot;, &quot;dropping-particle&quot;: &quot;&quot;, &quot;parse-names&quot;: false, &quot;given&quot;: &quot;C&quot;, &quot;suffix&quot;: &quot;&quot;}, {&quot;non-dropping-particle&quot;: &quot;&quot;, &quot;family&quot;: &quot;Keefer&quot;, &quot;dropping-particle&quot;: &quot;&quot;, &quot;parse-names&quot;: false, &quot;given&quot;: &quot;P&quot;, &quot;suffix&quot;: &quot;&quot;}, {&quot;non-dropping-particle&quot;: &quot;&quot;, &quot;family&quot;: &quot;Scartascini&quot;, &quot;dropping-particle&quot;: &quot;&quot;, &quot;parse-names&quot;: false, &quot;given&quot;: &quot;C&quot;, &quot;suffix&quot;: &quot;&quot;}]}, &quot;id&quot;: &quot;ITEM-1&quot;}]} RNDC3lbQttl14"/><text:span text:style-name="T12">(Cruz, Keefer, &amp; Scartascini, 2016)</text:span><text:reference-mark-end text:name="ADDIN CSL_CITATION {&quot;mendeley&quot;: {&quot;formattedCitation&quot;: &quot;(Cruz, Keefer, &amp; Scartascini, 2016)&quot;, &quot;previouslyFormattedCitation&quot;: &quot;(Cruz, Keefer, &amp; Scartascini, 2016)&quot;, &quot;plainTextFormattedCitation&quot;: &quot;(Cruz, Keefer, &amp; Scartascini, 2016)&quot;}, &quot;schema&quot;: &quot;https://github.com/citation-style-language/schema/raw/master/csl-citation.json&quot;, &quot;properties&quot;: {&quot;noteIndex&quot;: 0}, &quot;citationItems&quot;: [{&quot;uris&quot;: [&quot;http://www.mendeley.com/documents/?uuid=67310b5b-aa1c-45af-9231-2a62472e19f5&quot;], &quot;itemData&quot;: {&quot;title&quot;: &quot;Database of Political Institutions Codebook, 2015 Update (DPI2015)&quot;, &quot;id&quot;: &quot;ITEM-1&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type&quot;: &quot;report&quot;, &quot;author&quot;: [{&quot;non-dropping-particle&quot;: &quot;&quot;, &quot;family&quot;: &quot;Cruz&quot;, &quot;dropping-particle&quot;: &quot;&quot;, &quot;parse-names&quot;: false, &quot;given&quot;: &quot;C&quot;, &quot;suffix&quot;: &quot;&quot;}, {&quot;non-dropping-particle&quot;: &quot;&quot;, &quot;family&quot;: &quot;Keefer&quot;, &quot;dropping-particle&quot;: &quot;&quot;, &quot;parse-names&quot;: false, &quot;given&quot;: &quot;P&quot;, &quot;suffix&quot;: &quot;&quot;}, {&quot;non-dropping-particle&quot;: &quot;&quot;, &quot;family&quot;: &quot;Scartascini&quot;, &quot;dropping-particle&quot;: &quot;&quot;, &quot;parse-names&quot;: false, &quot;given&quot;: &quot;C&quot;, &quot;suffix&quot;: &quot;&quot;}]}, &quot;id&quot;: &quot;ITEM-1&quot;}]} RNDC3lbQttl14"/></text:p>
        </text:list-item>
        <text:list-item>
          <text:p text:style-name="P24"><text:span text:style-name="T1">Cultural Beliefs</text:span> As in <text:reference-mark-start text:name="ADDIN CSL_CITATION {&quot;mendeley&quot;: {&quot;formattedCitation&quot;: &quot;(Sapienza, Zingales, &amp; Guiso, 2006)&quot;, &quot;previouslyFormattedCitation&quot;: &quot;(Sapienza, Zingales, &amp; Guiso, 2006)&quot;, &quot;plainTextFormattedCitation&quot;: &quot;(Sapienza, Zingales, &amp; Guiso, 2006)&quot;}, &quot;schema&quot;: &quot;https://github.com/citation-style-language/schema/raw/master/csl-citation.json&quot;, &quot;properties&quot;: {&quot;noteIndex&quot;: 0}, &quot;citationItems&quot;: [{&quot;uris&quot;: [&quot;http://www.mendeley.com/documents/?uuid=ac4b149a-6fa8-4a65-9836-b4326e8c4986&quot;], &quot;itemData&quot;: {&quot;page&quot;: &quot;23-48&quot;, &quot;title&quot;: &quot;Does culture affect economic outcomes?&quot;, &quot;id&quot;: &quot;ITEM-1&quot;, &quot;volume&quot;: &quot;20&quot;, &quot;issue&quot;: &quot;2&quot;, &quot;type&quot;: &quot;article-journal&quot;, &quot;issued&quot;: {&quot;date-parts&quot;: [[&quot;2006&quot;]]}, &quot;author&quot;: [{&quot;non-dropping-particle&quot;: &quot;&quot;, &quot;family&quot;: &quot;Sapienza&quot;, &quot;dropping-particle&quot;: &quot;&quot;, &quot;parse-names&quot;: false, &quot;given&quot;: &quot;Paola&quot;, &quot;suffix&quot;: &quot;&quot;}, {&quot;non-dropping-particle&quot;: &quot;&quot;, &quot;family&quot;: &quot;Zingales&quot;, &quot;dropping-particle&quot;: &quot;&quot;, &quot;parse-names&quot;: false, &quot;given&quot;: &quot;Luigi&quot;, &quot;suffix&quot;: &quot;&quot;}, {&quot;non-dropping-particle&quot;: &quot;&quot;, &quot;family&quot;: &quot;Guiso&quot;, &quot;dropping-particle&quot;: &quot;&quot;, &quot;parse-names&quot;: false, &quot;given&quot;: &quot;Luigi&quot;, &quot;suffix&quot;: &quot;&quot;}]}, &quot;id&quot;: &quot;ITEM-1&quot;}]} RNDqBTUzoAljH"/><text:span text:style-name="T8">(Sapienza, Zingales, &amp; Guiso, 2006)</text:span><text:reference-mark-end text:name="ADDIN CSL_CITATION {&quot;mendeley&quot;: {&quot;formattedCitation&quot;: &quot;(Sapienza, Zingales, &amp; Guiso, 2006)&quot;, &quot;previouslyFormattedCitation&quot;: &quot;(Sapienza, Zingales, &amp; Guiso, 2006)&quot;, &quot;plainTextFormattedCitation&quot;: &quot;(Sapienza, Zingales, &amp; Guiso, 2006)&quot;}, &quot;schema&quot;: &quot;https://github.com/citation-style-language/schema/raw/master/csl-citation.json&quot;, &quot;properties&quot;: {&quot;noteIndex&quot;: 0}, &quot;citationItems&quot;: [{&quot;uris&quot;: [&quot;http://www.mendeley.com/documents/?uuid=ac4b149a-6fa8-4a65-9836-b4326e8c4986&quot;], &quot;itemData&quot;: {&quot;page&quot;: &quot;23-48&quot;, &quot;title&quot;: &quot;Does culture affect economic outcomes?&quot;, &quot;id&quot;: &quot;ITEM-1&quot;, &quot;volume&quot;: &quot;20&quot;, &quot;issue&quot;: &quot;2&quot;, &quot;type&quot;: &quot;article-journal&quot;, &quot;issued&quot;: {&quot;date-parts&quot;: [[&quot;2006&quot;]]}, &quot;author&quot;: [{&quot;non-dropping-particle&quot;: &quot;&quot;, &quot;family&quot;: &quot;Sapienza&quot;, &quot;dropping-particle&quot;: &quot;&quot;, &quot;parse-names&quot;: false, &quot;given&quot;: &quot;Paola&quot;, &quot;suffix&quot;: &quot;&quot;}, {&quot;non-dropping-particle&quot;: &quot;&quot;, &quot;family&quot;: &quot;Zingales&quot;, &quot;dropping-particle&quot;: &quot;&quot;, &quot;parse-names&quot;: false, &quot;given&quot;: &quot;Luigi&quot;, &quot;suffix&quot;: &quot;&quot;}, {&quot;non-dropping-particle&quot;: &quot;&quot;, &quot;family&quot;: &quot;Guiso&quot;, &quot;dropping-particle&quot;: &quot;&quot;, &quot;parse-names&quot;: false, &quot;given&quot;: &quot;Luigi&quot;, &quot;suffix&quot;: &quot;&quot;}]}, &quot;id&quot;: &quot;ITEM-1&quot;}]} RNDqBTUzoAljH"/> review, they argue that cultural beliefs affect economic and political outcomes. As the authors did, we can use the World Values Survey<text:note text:id="ftn2" text:note-class="footnote"><text:note-citation>2</text:note-citation><text:note-body><text:p text:style-name="P19">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9">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item>
          <text:p text:style-name="P24"><text:span text:style-name="T1">Indi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text:span text:style-name="T40">m</text:span>ent as proportion of the GDP and (2) Number of Jobs as a proportion of the working population.</text:p>
        </text:list-item>
        <text:list-item>
          <text:p text:style-name="P24"><text:span text:style-name="T1">Public health</text:span> As a proportion of deaths related to tobacco consumption, we should expect that higher levels of mortality lead <text:soft-page-break/>to a higher probability of adoption/implementation of anti-tobacco policies. For this we use the Tobacco Atlas data from 2010 ().</text:p>
        </text:list-item>
        <text:list-item>
          <text:p text:style-name="P25"><text:span text:style-name="T1">Civil Society</text:span> Overall, if not funded by the industry, lobbying <text:span text:style-name="T40">efforts</text:span> from the civil society can have an important effect too. In particular, we use data from the <text:span text:style-name="T3">Bloomberg Initiative To Reduce Tobacco Use</text:span> to control for this. We should expect higher levels of investments to be correlated with higher probability of implementing the policies <text:span text:style-name="T19">(http://www.tobaccoatlas.org/topic/cigarette-use-globally/)</text:span>.</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5840206640026199157" text:style-name="WWNum1002">
        <text:list-item>
          <text:p text:style-name="P37"><text:span text:style-name="T1">Trading</text:span> with direct implications over prices and economic regulation, the trading network used here is a direct weighted graph built from the data collected by MIT's Observatory of Economic Complexity.<text:note text:id="ftn4" text:note-class="footnote"><text:note-citation>4</text:note-citation><text:note-body><text:p text:style-name="P20">http://atlas.media.mit.edu/en/</text:p></text:note-body></text:note></text:p>
        </text:list-item>
      </text:list>
      <text:list xml:id="list6095646426593806469" text:style-name="WWNum1003">
        <text:list-item>
          <text:p text:style-name="P26"><text:span text:style-name="T1">Cooperation</text:span> Neighboring countries are likely to share issues on, for example, their bor<text:span text:style-name="T42">d</text:span>ers, more concretely, tobacco smuggling can be one of these issues <text:reference-mark-start text:name="ADDIN CSL_CITATION {&quot;mendeley&quot;: {&quot;formattedCitation&quot;: &quot;(L Joossens &amp; Raw, 1998; Luk Joossens, Merriman, Ross, &amp; Raw, 2010; Stoklosa &amp; Ross, 2014; Yurekli &amp; Zhang, 2000)&quot;, &quot;previouslyFormattedCitation&quot;: &quot;(L Joossens &amp; Raw, 1998; Luk Joossens, Merriman, Ross, &amp; Raw, 2010; Stoklosa &amp; Ross, 2014; Yurekli &amp; Zhang, 2000)&quot;, &quot;plainTextFormattedCitation&quot;: &quot;(L Joossens &amp; Raw, 1998; Luk Joossens, Merriman, Ross, &amp; Raw, 2010; Stoklosa &amp; Ross, 2014; Yurekli &amp; Zhang, 2000)&quot;}, &quot;schema&quot;: &quot;https://github.com/citation-style-language/schema/raw/master/csl-citation.json&quot;, &quot;properties&quot;: {&quot;noteIndex&quot;: 0}, &quot;citationItems&quot;: [{&quot;uris&quot;: [&quot;http://www.mendeley.com/documents/?uuid=3e5ef273-b280-465f-8ebd-19dfd0434801&quot;], &quot;itemData&quot;: {&quot;type&quot;: &quot;article-journal&quot;, &quot;ISBN&quot;: &quot;1057-923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DOI&quot;: &quot;10.1002/(SICI)1099-1050(200003)9:2&lt;159::AID-HEC499&gt;3.0.CO;2-T&quot;, &quot;author&quot;: [{&quot;non-dropping-particle&quot;: &quot;&quot;, &quot;family&quot;: &quot;Yurekli&quot;, &quot;dropping-particle&quot;: &quot;&quot;, &quot;parse-names&quot;: false, &quot;given&quot;: &quot;Ayda A.&quot;, &quot;suffix&quot;: &quot;&quot;}, {&quot;non-dropping-particle&quot;: &quot;&quot;, &quot;family&quot;: &quot;Zhang&quot;, &quot;dropping-particle&quot;: &quot;&quot;, &quot;parse-names&quot;: false, &quot;given&quot;: &quot;Ping&quot;, &quot;suffix&quot;: &quot;&quot;}], &quot;PMID&quot;: &quot;10721017&quot;, &quot;page&quot;: &quot;159-170&quot;, &quot;container-title&quot;: &quot;Health Economics&quot;, &quot;id&quot;: &quot;ITEM-1&quot;, &quot;volume&quot;: &quot;9&quot;, &quot;title&quot;: &quot;The impact of clean indoor-air laws and cigarette smuggling on demand for cigarettes: An empirical model&quot;, &quot;issue&quot;: &quot;2&quot;, &quot;ISSN&quot;: &quot;10579230&quot;}, &quot;id&quot;: &quot;ITEM-1&quot;}, {&quot;uris&quot;: [&quot;http://www.mendeley.com/documents/?uuid=d91fc7ea-dd2f-4f1c-b7af-442e64c3cff8&quot;], &quot;itemData&quot;: {&quot;type&quot;: &quot;article-journal&quot;, &quot;ISBN&quot;: &quot;0964-4563&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DOI&quot;: &quot;10.1136/tc.7.1.66&quot;, &quot;author&quot;: [{&quot;non-dropping-particle&quot;: &quot;&quot;, &quot;family&quot;: &quot;Joossens&quot;, &quot;dropping-particle&quot;: &quot;&quot;, &quot;parse-names&quot;: false, &quot;given&quot;: &quot;L&quot;, &quot;suffix&quot;: &quot;&quot;}, {&quot;non-dropping-particle&quot;: &quot;&quot;, &quot;family&quot;: &quot;Raw&quot;, &quot;dropping-particle&quot;: &quot;&quot;, &quot;parse-names&quot;: false, &quot;given&quot;: &quot;M&quot;, &quot;suffix&quot;: &quot;&quot;}], &quot;PMID&quot;: &quot;9706757&quot;, &quot;page&quot;: &quot;66-71&quot;, &quot;container-title&quot;: &quot;Tobacco control&quot;, &quot;id&quot;: &quot;ITEM-2&quot;, &quot;volume&quot;: &quot;7&quot;, &quot;title&quot;: &quot;Cigarette smuggling in Europe: who really benefits?&quot;, &quot;issue&quot;: &quot;1&quot;, &quot;ISSN&quot;: &quot;0964-4563&quot;}, &quot;id&quot;: &quot;ITEM-2&quot;}, {&quot;uris&quot;: [&quot;http://www.mendeley.com/documents/?uuid=2170df0a-1cd3-46d2-82b9-3dd8c1580654&quot;], &quot;itemData&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page&quot;: &quot;e30-4&quot;, &quot;type&quot;: &quot;article-journal&quot;, &quot;PMID&quot;: &quot;23945214&quot;, &quot;ISSN&quot;: &quot;1468-3318 (Electronic)&quot;, &quot;DOI&quot;: &quot;10.1136/tobaccocontrol-2013-051099&quot;, &quot;container-title&quot;: &quot;Tobacco control&quot;, &quot;id&quot;: &quot;ITEM-3&quot;, &quot;volume&quot;: &quot;23&quot;, &quot;title&quot;: &quot;Contrasting academic and tobacco industry estimates of illicit cigarette trade: evidence from Warsaw, Poland.&quot;, &quot;issue&quot;: &quot;e1&quot;, &quot;author&quot;: [{&quot;non-dropping-particle&quot;: &quot;&quot;, &quot;family&quot;: &quot;Stoklosa&quot;, &quot;dropping-particle&quot;: &quot;&quot;, &quot;parse-names&quot;: false, &quot;given&quot;: &quot;Michal&quot;, &quot;suffix&quot;: &quot;&quot;}, {&quot;non-dropping-particle&quot;: &quot;&quot;, &quot;family&quot;: &quot;Ross&quot;, &quot;dropping-particle&quot;: &quot;&quot;, &quot;parse-names&quot;: false, &quot;given&quot;: &quot;Hana&quot;, &quot;suffix&quot;: &quot;&quot;}], &quot;issued&quot;: {&quot;date-parts&quot;: [[&quot;2014&quot;]]}}, &quot;id&quot;: &quot;ITEM-3&quot;}, {&quot;uris&quot;: [&quot;http://www.mendeley.com/documents/?uuid=529bf7cd-9743-46e9-aa10-44940b8df023&quot;], &quot;itemData&quot;: {&quot;type&quot;: &quot;article-journal&quot;, &quot;ISBN&quot;: &quot;978-2-914365-61-1&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DOI&quot;: &quot;10.1111/j.1360-0443.2010.03018.x&quot;, &quot;author&quot;: [{&quot;non-dropping-particle&quot;: &quot;&quot;, &quot;family&quot;: &quot;Joossens&quot;, &quot;dropping-particle&quot;: &quot;&quot;, &quot;parse-names&quot;: false, &quot;given&quot;: &quot;Luk&quot;, &quot;suffix&quot;: &quot;&quot;}, {&quot;non-dropping-particle&quot;: &quot;&quot;, &quot;family&quot;: &quot;Merriman&quot;, &quot;dropping-particle&quot;: &quot;&quot;, &quot;parse-names&quot;: false, &quot;given&quot;: &quot;David&quot;, &quot;suffix&quot;: &quot;&quot;}, {&quot;non-dropping-particle&quot;: &quot;&quot;, &quot;family&quot;: &quot;Ross&quot;, &quot;dropping-particle&quot;: &quot;&quot;, &quot;parse-names&quot;: false, &quot;given&quot;: &quot;Hana&quot;, &quot;suffix&quot;: &quot;&quot;}, {&quot;non-dropping-particle&quot;: &quot;&quot;, &quot;family&quot;: &quot;Raw&quot;, &quot;dropping-particle&quot;: &quot;&quot;, &quot;parse-names&quot;: false, &quot;given&quot;: &quot;Martin&quot;, &quot;suffix&quot;: &quot;&quot;}], &quot;PMID&quot;: &quot;20626371&quot;, &quot;page&quot;: &quot;1640-1649&quot;, &quot;container-title&quot;: &quot;Addiction&quot;, &quot;id&quot;: &quot;ITEM-4&quot;, &quot;volume&quot;: &quot;105&quot;, &quot;title&quot;: &quot;The impact of eliminating the global illicit cigarette trade on health and revenue&quot;, &quot;issue&quot;: &quot;9&quot;, &quot;ISSN&quot;: &quot;09652140&quot;}, &quot;id&quot;: &quot;ITEM-4&quot;}]} RNDk40qgVS2nG"/><text:span text:style-name="T8">(L Joossens &amp; Raw, 1998; Luk Joossens, Merriman, Ross, &amp; Raw, 2010; Stoklosa &amp; Ross, 2014; Yurekli &amp; Zhang, 2000)</text:span><text:reference-mark-end text:name="ADDIN CSL_CITATION {&quot;mendeley&quot;: {&quot;formattedCitation&quot;: &quot;(L Joossens &amp; Raw, 1998; Luk Joossens, Merriman, Ross, &amp; Raw, 2010; Stoklosa &amp; Ross, 2014; Yurekli &amp; Zhang, 2000)&quot;, &quot;previouslyFormattedCitation&quot;: &quot;(L Joossens &amp; Raw, 1998; Luk Joossens, Merriman, Ross, &amp; Raw, 2010; Stoklosa &amp; Ross, 2014; Yurekli &amp; Zhang, 2000)&quot;, &quot;plainTextFormattedCitation&quot;: &quot;(L Joossens &amp; Raw, 1998; Luk Joossens, Merriman, Ross, &amp; Raw, 2010; Stoklosa &amp; Ross, 2014; Yurekli &amp; Zhang, 2000)&quot;}, &quot;schema&quot;: &quot;https://github.com/citation-style-language/schema/raw/master/csl-citation.json&quot;, &quot;properties&quot;: {&quot;noteIndex&quot;: 0}, &quot;citationItems&quot;: [{&quot;uris&quot;: [&quot;http://www.mendeley.com/documents/?uuid=3e5ef273-b280-465f-8ebd-19dfd0434801&quot;], &quot;itemData&quot;: {&quot;type&quot;: &quot;article-journal&quot;, &quot;ISBN&quot;: &quot;1057-923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DOI&quot;: &quot;10.1002/(SICI)1099-1050(200003)9:2&lt;159::AID-HEC499&gt;3.0.CO;2-T&quot;, &quot;author&quot;: [{&quot;non-dropping-particle&quot;: &quot;&quot;, &quot;family&quot;: &quot;Yurekli&quot;, &quot;dropping-particle&quot;: &quot;&quot;, &quot;parse-names&quot;: false, &quot;given&quot;: &quot;Ayda A.&quot;, &quot;suffix&quot;: &quot;&quot;}, {&quot;non-dropping-particle&quot;: &quot;&quot;, &quot;family&quot;: &quot;Zhang&quot;, &quot;dropping-particle&quot;: &quot;&quot;, &quot;parse-names&quot;: false, &quot;given&quot;: &quot;Ping&quot;, &quot;suffix&quot;: &quot;&quot;}], &quot;PMID&quot;: &quot;10721017&quot;, &quot;page&quot;: &quot;159-170&quot;, &quot;container-title&quot;: &quot;Health Economics&quot;, &quot;id&quot;: &quot;ITEM-1&quot;, &quot;volume&quot;: &quot;9&quot;, &quot;title&quot;: &quot;The impact of clean indoor-air laws and cigarette smuggling on demand for cigarettes: An empirical model&quot;, &quot;issue&quot;: &quot;2&quot;, &quot;ISSN&quot;: &quot;10579230&quot;}, &quot;id&quot;: &quot;ITEM-1&quot;}, {&quot;uris&quot;: [&quot;http://www.mendeley.com/documents/?uuid=d91fc7ea-dd2f-4f1c-b7af-442e64c3cff8&quot;], &quot;itemData&quot;: {&quot;type&quot;: &quot;article-journal&quot;, &quot;ISBN&quot;: &quot;0964-4563&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DOI&quot;: &quot;10.1136/tc.7.1.66&quot;, &quot;author&quot;: [{&quot;non-dropping-particle&quot;: &quot;&quot;, &quot;family&quot;: &quot;Joossens&quot;, &quot;dropping-particle&quot;: &quot;&quot;, &quot;parse-names&quot;: false, &quot;given&quot;: &quot;L&quot;, &quot;suffix&quot;: &quot;&quot;}, {&quot;non-dropping-particle&quot;: &quot;&quot;, &quot;family&quot;: &quot;Raw&quot;, &quot;dropping-particle&quot;: &quot;&quot;, &quot;parse-names&quot;: false, &quot;given&quot;: &quot;M&quot;, &quot;suffix&quot;: &quot;&quot;}], &quot;PMID&quot;: &quot;9706757&quot;, &quot;page&quot;: &quot;66-71&quot;, &quot;container-title&quot;: &quot;Tobacco control&quot;, &quot;id&quot;: &quot;ITEM-2&quot;, &quot;volume&quot;: &quot;7&quot;, &quot;title&quot;: &quot;Cigarette smuggling in Europe: who really benefits?&quot;, &quot;issue&quot;: &quot;1&quot;, &quot;ISSN&quot;: &quot;0964-4563&quot;}, &quot;id&quot;: &quot;ITEM-2&quot;}, {&quot;uris&quot;: [&quot;http://www.mendeley.com/documents/?uuid=2170df0a-1cd3-46d2-82b9-3dd8c1580654&quot;], &quot;itemData&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page&quot;: &quot;e30-4&quot;, &quot;type&quot;: &quot;article-journal&quot;, &quot;PMID&quot;: &quot;23945214&quot;, &quot;ISSN&quot;: &quot;1468-3318 (Electronic)&quot;, &quot;DOI&quot;: &quot;10.1136/tobaccocontrol-2013-051099&quot;, &quot;container-title&quot;: &quot;Tobacco control&quot;, &quot;id&quot;: &quot;ITEM-3&quot;, &quot;volume&quot;: &quot;23&quot;, &quot;title&quot;: &quot;Contrasting academic and tobacco industry estimates of illicit cigarette trade: evidence from Warsaw, Poland.&quot;, &quot;issue&quot;: &quot;e1&quot;, &quot;author&quot;: [{&quot;non-dropping-particle&quot;: &quot;&quot;, &quot;family&quot;: &quot;Stoklosa&quot;, &quot;dropping-particle&quot;: &quot;&quot;, &quot;parse-names&quot;: false, &quot;given&quot;: &quot;Michal&quot;, &quot;suffix&quot;: &quot;&quot;}, {&quot;non-dropping-particle&quot;: &quot;&quot;, &quot;family&quot;: &quot;Ross&quot;, &quot;dropping-particle&quot;: &quot;&quot;, &quot;parse-names&quot;: false, &quot;given&quot;: &quot;Hana&quot;, &quot;suffix&quot;: &quot;&quot;}], &quot;issued&quot;: {&quot;date-parts&quot;: [[&quot;2014&quot;]]}}, &quot;id&quot;: &quot;ITEM-3&quot;}, {&quot;uris&quot;: [&quot;http://www.mendeley.com/documents/?uuid=529bf7cd-9743-46e9-aa10-44940b8df023&quot;], &quot;itemData&quot;: {&quot;type&quot;: &quot;article-journal&quot;, &quot;ISBN&quot;: &quot;978-2-914365-61-1&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DOI&quot;: &quot;10.1111/j.1360-0443.2010.03018.x&quot;, &quot;author&quot;: [{&quot;non-dropping-particle&quot;: &quot;&quot;, &quot;family&quot;: &quot;Joossens&quot;, &quot;dropping-particle&quot;: &quot;&quot;, &quot;parse-names&quot;: false, &quot;given&quot;: &quot;Luk&quot;, &quot;suffix&quot;: &quot;&quot;}, {&quot;non-dropping-particle&quot;: &quot;&quot;, &quot;family&quot;: &quot;Merriman&quot;, &quot;dropping-particle&quot;: &quot;&quot;, &quot;parse-names&quot;: false, &quot;given&quot;: &quot;David&quot;, &quot;suffix&quot;: &quot;&quot;}, {&quot;non-dropping-particle&quot;: &quot;&quot;, &quot;family&quot;: &quot;Ross&quot;, &quot;dropping-particle&quot;: &quot;&quot;, &quot;parse-names&quot;: false, &quot;given&quot;: &quot;Hana&quot;, &quot;suffix&quot;: &quot;&quot;}, {&quot;non-dropping-particle&quot;: &quot;&quot;, &quot;family&quot;: &quot;Raw&quot;, &quot;dropping-particle&quot;: &quot;&quot;, &quot;parse-names&quot;: false, &quot;given&quot;: &quot;Martin&quot;, &quot;suffix&quot;: &quot;&quot;}], &quot;PMID&quot;: &quot;20626371&quot;, &quot;page&quot;: &quot;1640-1649&quot;, &quot;container-title&quot;: &quot;Addiction&quot;, &quot;id&quot;: &quot;ITEM-4&quot;, &quot;volume&quot;: &quot;105&quot;, &quot;title&quot;: &quot;The impact of eliminating the global illicit cigarette trade on health and revenue&quot;, &quot;issue&quot;: &quot;9&quot;, &quot;ISSN&quot;: &quot;09652140&quot;}, &quot;id&quot;: &quot;ITEM-4&quot;}]} RNDk40qgVS2nG"/>.</text:p>
        </text:list-item>
        <text:list-item>
          <text:p text:style-name="P26"><text:span text:style-name="T1">International assistance</text:span> <text:reference-mark-start text:name="ADDIN CSL_CITATION {&quot;mendeley&quot;: {&quot;formattedCitation&quot;: &quot;(Simmons, 2000)&quot;, &quot;previouslyFormattedCitation&quot;: &quot;(Simmons, 2000)&quot;, &quot;plainTextFormattedCitation&quot;: &quot;(Simmons, 2000)&quot;}, &quot;schema&quot;: &quot;https://github.com/citation-style-language/schema/raw/master/csl-citation.json&quot;, &quot;properties&quot;: {&quot;noteIndex&quot;: 0}, &quot;citationItems&quot;: [{&quot;uris&quot;: [&quot;http://www.mendeley.com/documents/?uuid=3f61541d-424e-46b8-ac41-c42bc875f622&quot;], &quot;itemData&quot;: {&quot;page&quot;: &quot;819-835&quot;, &quot;container-title&quot;: &quot;American Political Science Review&quot;, &quot;id&quot;: &quot;ITEM-1&quot;, &quot;volume&quot;: &quot;94&quot;, &quot;title&quot;: &quot;International Law and State Behavior: Commitment and Compliance in International Monetary Affairs Author ( s ): Beth A . Simmons Source : The American Political Science Review , Vol . 94 , No . 4 ( Dec ., 2000 ), pp . 819-835 Published by : American Polit&quot;, &quot;issue&quot;: &quot;4&quot;, &quot;type&quot;: &quot;article-journal&quot;, &quot;issued&quot;: {&quot;date-parts&quot;: [[&quot;2000&quot;]]}, &quot;author&quot;: [{&quot;non-dropping-particle&quot;: &quot;&quot;, &quot;family&quot;: &quot;Simmons&quot;, &quot;dropping-particle&quot;: &quot;&quot;, &quot;parse-names&quot;: false, &quot;given&quot;: &quot;Beth&quot;, &quot;suffix&quot;: &quot;&quot;}]}, &quot;id&quot;: &quot;ITEM-1&quot;}]} RNDk0KVblPVWQ"/><text:span text:style-name="T8">(Simmons, 2000)</text:span><text:reference-mark-end text:name="ADDIN CSL_CITATION {&quot;mendeley&quot;: {&quot;formattedCitation&quot;: &quot;(Simmons, 2000)&quot;, &quot;previouslyFormattedCitation&quot;: &quot;(Simmons, 2000)&quot;, &quot;plainTextFormattedCitation&quot;: &quot;(Simmons, 2000)&quot;}, &quot;schema&quot;: &quot;https://github.com/citation-style-language/schema/raw/master/csl-citation.json&quot;, &quot;properties&quot;: {&quot;noteIndex&quot;: 0}, &quot;citationItems&quot;: [{&quot;uris&quot;: [&quot;http://www.mendeley.com/documents/?uuid=3f61541d-424e-46b8-ac41-c42bc875f622&quot;], &quot;itemData&quot;: {&quot;page&quot;: &quot;819-835&quot;, &quot;container-title&quot;: &quot;American Political Science Review&quot;, &quot;id&quot;: &quot;ITEM-1&quot;, &quot;volume&quot;: &quot;94&quot;, &quot;title&quot;: &quot;International Law and State Behavior: Commitment and Compliance in International Monetary Affairs Author ( s ): Beth A . Simmons Source : The American Political Science Review , Vol . 94 , No . 4 ( Dec ., 2000 ), pp . 819-835 Published by : American Polit&quot;, &quot;issue&quot;: &quot;4&quot;, &quot;type&quot;: &quot;article-journal&quot;, &quot;issued&quot;: {&quot;date-parts&quot;: [[&quot;2000&quot;]]}, &quot;author&quot;: [{&quot;non-dropping-particle&quot;: &quot;&quot;, &quot;family&quot;: &quot;Simmons&quot;, &quot;dropping-particle&quot;: &quot;&quot;, &quot;parse-names&quot;: false, &quot;given&quot;: &quot;Beth&quot;, &quot;suffix&quot;: &quot;&quot;}]}, &quot;id&quot;: &quot;ITEM-1&quot;}]} RNDk0KVblPVWQ"/> shows evidence towards compliance been higher among countries that are exposed to higher regional compliance, in particular, higher compliance from IMF leads to higher probability of compliance for any of its member.</text:p>
        </text:list-item>
      </text:list>
      <text:h text:style-name="P22" text:outline-level="1">Data</text:h>
      <text:list xml:id="list3102679552382782159" text:style-name="L1">
        <text:list-item>
          <text:p text:style-name="P27"><text:bookmark text:name="rstudio_console_output"/>Id: <text:span text:style-name="T44">in our database</text:span></text:p>
        </text:list-item>
        <text:list-item>
          <text:p text:style-name="P27">ego_number: <text:span text:style-name="T44">In the network</text:span></text:p>
        </text:list-item>
        <text:list-item>
          <text:p text:style-name="P27">countrynameun: <text:span text:style-name="T44">Name</text:span></text:p>
        </text:list-item>
        <text:list-item>
          <text:p text:style-name="P27"><text:soft-page-break/>countrycode: <text:span text:style-name="T44">Code</text:span></text:p>
        </text:list-item>
        <text:list-item>
          <text:p text:style-name="P27">year: <text:span text:style-name="T44">Year</text:span></text:p>
        </text:list-item>
        <text:list-item>
          <text:p text:style-name="P27">year_bak</text:p>
        </text:list-item>
        <text:list-item>
          <text:p text:style-name="P27">continent</text:p>
        </text:list-item>
        <text:list-item>
          <text:p text:style-name="P27">who_region</text:p>
        </text:list-item>
        <text:list-item>
          <text:p text:style-name="P27">who_pac_sea</text:p>
        </text:list-item>
        <text:list-item>
          <text:p text:style-name="P27">population</text:p>
        </text:list-item>
        <text:list-item>
          <text:p text:style-name="P27">labor</text:p>
        </text:list-item>
        <text:list-item>
          <text:p text:style-name="P27">democracy</text:p>
        </text:list-item>
        <text:list-item>
          <text:p text:style-name="P27">GL_total</text:p>
        </text:list-item>
        <text:list-item>
          <text:p text:style-name="P27">tobac_prod</text:p>
        </text:list-item>
        <text:list-item>
          <text:p text:style-name="P27">GDP</text:p>
        </text:list-item>
        <text:list-item>
          <text:p text:style-name="P27">womens_rights</text:p>
        </text:list-item>
        <text:list-item>
          <text:p text:style-name="P27">number_ngos</text:p>
        </text:list-item>
        <text:list-item>
          <text:p text:style-name="P27">perc_female_smoke</text:p>
        </text:list-item>
        <text:list-item>
          <text:p text:style-name="P27">perc_male_smoke</text:p>
        </text:list-item>
        <text:list-item>
          <text:p text:style-name="P27">diag_inb_fctc</text:p>
        </text:list-item>
        <text:list-item>
          <text:p text:style-name="P27">time</text:p>
        </text:list-item>
        <text:list-item>
          <text:p text:style-name="P27">who_reg2</text:p>
        </text:list-item>
        <text:list-item>
          <text:p text:style-name="P27">GL_any</text:p>
        </text:list-item>
        <text:list-item>
          <text:p text:style-name="P27">toa_year_fctc</text:p>
        </text:list-item>
        <text:list-item>
          <text:p text:style-name="P27">toa_month_fctc</text:p>
        </text:list-item>
        <text:list-item>
          <text:p text:style-name="P27">toa_year_corrupt</text:p>
        </text:list-item>
        <text:list-item>
          <text:p text:style-name="P27">toa_month_corrupt</text:p>
        </text:list-item>
        <text:list-item>
          <text:p text:style-name="P27">toa_year_pollute</text:p>
        </text:list-item>
        <text:list-item>
          <text:p text:style-name="P27">toa_month_pollute</text:p>
        </text:list-item>
        <text:list-item>
          <text:p text:style-name="P27"><text:soft-page-break/>toa_year_picc</text:p>
        </text:list-item>
        <text:list-item>
          <text:p text:style-name="P27">toa_month_picc</text:p>
        </text:list-item>
        <text:list-item>
          <text:p text:style-name="P27">meanall</text:p>
        </text:list-item>
        <text:list-item>
          <text:p text:style-name="P27">meanallart</text:p>
        </text:list-item>
        <text:list-item>
          <text:p text:style-name="P27">meanallart50</text:p>
        </text:list-item>
        <text:list-item>
          <text:p text:style-name="P27">merge_miss_imps</text:p>
        </text:list-item>
      </text:list>
      <text:p text:style-name="P10"/>
      <text:h text:style-name="Heading_20_1" text:outline-level="1"><text:bookmark text:name="methodology"/>Methodology</text:h>
      <text:p text:style-name="P18">We assess contagion effects using <text:span text:style-name="T48">###</text:span> different country networks. Identifying contagion effects is not an easy thing to do <text:reference-mark-start text:name="ADDIN CSL_CITATION {&quot;mendeley&quot;: {&quot;formattedCitation&quot;: &quot;(Bakshy, Rosenn, Marlow, &amp; Adamic, 2012; Shalizi &amp; Thomas, 2011)&quot;, &quot;previouslyFormattedCitation&quot;: &quot;(Bakshy, Rosenn, Marlow, &amp; Adamic, 2012; Shalizi &amp; Thomas, 2011)&quot;, &quot;plainTextFormattedCitation&quot;: &quot;(Bakshy, Rosenn, Marlow, &amp; Adamic, 2012; Shalizi &amp; Thomas, 2011)&quot;}, &quot;schema&quot;: &quot;https://github.com/citation-style-language/schema/raw/master/csl-citation.json&quot;, &quot;properties&quot;: {&quot;noteIndex&quot;: 0}, &quot;citationItems&quot;: [{&quot;uris&quot;: [&quot;http://www.mendeley.com/documents/?uuid=8cd4e04e-fb23-4253-90e7-379895b56114&quot;], &quot;itemData&quot;: {&quot;type&quot;: &quot;article-journal&quot;, &quot;ISBN&quot;: &quot;0049-1241 (Print)\\r0049-1241 (Linking)&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DOI&quot;: &quot;10.1177/0049124111404820&quot;, &quot;author&quot;: [{&quot;non-dropping-particle&quot;: &quot;&quot;, &quot;family&quot;: &quot;Shalizi&quot;, &quot;dropping-particle&quot;: &quot;&quot;, &quot;parse-names&quot;: false, &quot;given&quot;: &quot;Cosma Rohilla&quot;, &quot;suffix&quot;: &quot;&quot;}, {&quot;non-dropping-particle&quot;: &quot;&quot;, &quot;family&quot;: &quot;Thomas&quot;, &quot;dropping-particle&quot;: &quot;&quot;, &quot;parse-names&quot;: false, &quot;given&quot;: &quot;Andrew C&quot;, &quot;suffix&quot;: &quot;&quot;}], &quot;PMID&quot;: &quot;22523436&quot;, &quot;page&quot;: &quot;211-239&quot;, &quot;container-title&quot;: &quot;Sociological methods &amp; research&quot;, &quot;id&quot;: &quot;ITEM-1&quot;, &quot;volume&quot;: &quot;40&quot;, &quot;title&quot;: &quot;Homophily and Contagion Are Generically Confounded in Observational Social Network Studies.&quot;, &quot;issue&quot;: &quot;2&quot;, &quot;ISSN&quot;: &quot;0049-1241&quot;}, &quot;id&quot;: &quot;ITEM-1&quot;}, {&quot;uris&quot;: [&quot;http://www.mendeley.com/documents/?uuid=712f4a3f-ce8f-4f1b-b8ae-3e63645fe062&quot;], &quot;itemData&quot;: {&quot;page&quot;: &quot;519\u2013528&quot;, &quot;DOI&quot;: &quot;10.1145/2187836.2187907&quot;, &quot;ISBN&quot;: &quot;9781450312295&quot;, &quot;id&quot;: &quot;ITEM-2&quot;, &quot;title&quot;: &quot;The role of social networks in information diffusion&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container-title&quot;: &quot;WWW 2012 - Session: Information Diffusion in Social Networks April 16-20, 2012, Lyon, France&quot;, &quot;issued&quot;: {&quot;date-parts&quot;: [[&quot;2012&quot;]]}, &quot;type&quot;: &quot;article-journal&quot;, &quot;author&quot;: [{&quot;non-dropping-particle&quot;: &quot;&quot;, &quot;family&quot;: &quot;Bakshy&quot;, &quot;dropping-particle&quot;: &quot;&quot;, &quot;parse-names&quot;: false, &quot;given&quot;: &quot;Eytan&quot;, &quot;suffix&quot;: &quot;&quot;}, {&quot;non-dropping-particle&quot;: &quot;&quot;, &quot;family&quot;: &quot;Rosenn&quot;, &quot;dropping-particle&quot;: &quot;&quot;, &quot;parse-names&quot;: false, &quot;given&quot;: &quot;Itamar&quot;, &quot;suffix&quot;: &quot;&quot;}, {&quot;non-dropping-particle&quot;: &quot;&quot;, &quot;family&quot;: &quot;Marlow&quot;, &quot;dropping-particle&quot;: &quot;&quot;, &quot;parse-names&quot;: false, &quot;given&quot;: &quot;Cameron&quot;, &quot;suffix&quot;: &quot;&quot;}, {&quot;non-dropping-particle&quot;: &quot;&quot;, &quot;family&quot;: &quot;Adamic&quot;, &quot;dropping-particle&quot;: &quot;&quot;, &quot;parse-names&quot;: false, &quot;given&quot;: &quot;Lada&quot;, &quot;suffix&quot;: &quot;&quot;}], &quot;ISSN&quot;: &quot;1450312292&quot;}, &quot;id&quot;: &quot;ITEM-2&quot;}]} RNDaMc3rcs2Ob"/><text:span text:style-name="T8">(Bakshy, Rosenn, Marlow, &amp; Adamic, 2012; Shalizi &amp; Thomas, 2011)</text:span><text:reference-mark-end text:name="ADDIN CSL_CITATION {&quot;mendeley&quot;: {&quot;formattedCitation&quot;: &quot;(Bakshy, Rosenn, Marlow, &amp; Adamic, 2012; Shalizi &amp; Thomas, 2011)&quot;, &quot;previouslyFormattedCitation&quot;: &quot;(Bakshy, Rosenn, Marlow, &amp; Adamic, 2012; Shalizi &amp; Thomas, 2011)&quot;, &quot;plainTextFormattedCitation&quot;: &quot;(Bakshy, Rosenn, Marlow, &amp; Adamic, 2012; Shalizi &amp; Thomas, 2011)&quot;}, &quot;schema&quot;: &quot;https://github.com/citation-style-language/schema/raw/master/csl-citation.json&quot;, &quot;properties&quot;: {&quot;noteIndex&quot;: 0}, &quot;citationItems&quot;: [{&quot;uris&quot;: [&quot;http://www.mendeley.com/documents/?uuid=8cd4e04e-fb23-4253-90e7-379895b56114&quot;], &quot;itemData&quot;: {&quot;type&quot;: &quot;article-journal&quot;, &quot;ISBN&quot;: &quot;0049-1241 (Print)\\r0049-1241 (Linking)&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DOI&quot;: &quot;10.1177/0049124111404820&quot;, &quot;author&quot;: [{&quot;non-dropping-particle&quot;: &quot;&quot;, &quot;family&quot;: &quot;Shalizi&quot;, &quot;dropping-particle&quot;: &quot;&quot;, &quot;parse-names&quot;: false, &quot;given&quot;: &quot;Cosma Rohilla&quot;, &quot;suffix&quot;: &quot;&quot;}, {&quot;non-dropping-particle&quot;: &quot;&quot;, &quot;family&quot;: &quot;Thomas&quot;, &quot;dropping-particle&quot;: &quot;&quot;, &quot;parse-names&quot;: false, &quot;given&quot;: &quot;Andrew C&quot;, &quot;suffix&quot;: &quot;&quot;}], &quot;PMID&quot;: &quot;22523436&quot;, &quot;page&quot;: &quot;211-239&quot;, &quot;container-title&quot;: &quot;Sociological methods &amp; research&quot;, &quot;id&quot;: &quot;ITEM-1&quot;, &quot;volume&quot;: &quot;40&quot;, &quot;title&quot;: &quot;Homophily and Contagion Are Generically Confounded in Observational Social Network Studies.&quot;, &quot;issue&quot;: &quot;2&quot;, &quot;ISSN&quot;: &quot;0049-1241&quot;}, &quot;id&quot;: &quot;ITEM-1&quot;}, {&quot;uris&quot;: [&quot;http://www.mendeley.com/documents/?uuid=712f4a3f-ce8f-4f1b-b8ae-3e63645fe062&quot;], &quot;itemData&quot;: {&quot;page&quot;: &quot;519\u2013528&quot;, &quot;DOI&quot;: &quot;10.1145/2187836.2187907&quot;, &quot;ISBN&quot;: &quot;9781450312295&quot;, &quot;id&quot;: &quot;ITEM-2&quot;, &quot;title&quot;: &quot;The role of social networks in information diffusion&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container-title&quot;: &quot;WWW 2012 - Session: Information Diffusion in Social Networks April 16-20, 2012, Lyon, France&quot;, &quot;issued&quot;: {&quot;date-parts&quot;: [[&quot;2012&quot;]]}, &quot;type&quot;: &quot;article-journal&quot;, &quot;author&quot;: [{&quot;non-dropping-particle&quot;: &quot;&quot;, &quot;family&quot;: &quot;Bakshy&quot;, &quot;dropping-particle&quot;: &quot;&quot;, &quot;parse-names&quot;: false, &quot;given&quot;: &quot;Eytan&quot;, &quot;suffix&quot;: &quot;&quot;}, {&quot;non-dropping-particle&quot;: &quot;&quot;, &quot;family&quot;: &quot;Rosenn&quot;, &quot;dropping-particle&quot;: &quot;&quot;, &quot;parse-names&quot;: false, &quot;given&quot;: &quot;Itamar&quot;, &quot;suffix&quot;: &quot;&quot;}, {&quot;non-dropping-particle&quot;: &quot;&quot;, &quot;family&quot;: &quot;Marlow&quot;, &quot;dropping-particle&quot;: &quot;&quot;, &quot;parse-names&quot;: false, &quot;given&quot;: &quot;Cameron&quot;, &quot;suffix&quot;: &quot;&quot;}, {&quot;non-dropping-particle&quot;: &quot;&quot;, &quot;family&quot;: &quot;Adamic&quot;, &quot;dropping-particle&quot;: &quot;&quot;, &quot;parse-names&quot;: false, &quot;given&quot;: &quot;Lada&quot;, &quot;suffix&quot;: &quot;&quot;}], &quot;ISSN&quot;: &quot;1450312292&quot;}, &quot;id&quot;: &quot;ITEM-2&quot;}]} RNDaMc3rcs2Ob"/>. <text:span text:style-name="T20">While Stochastic Actor Oriented Models </text:span><text:reference-mark-start text:name="ADDIN CSL_CITATION {&quot;mendeley&quot;: {&quot;formattedCitation&quot;: &quot;(Snijders, van de Bunt, &amp; Steglich, 2010)&quot;, &quot;previouslyFormattedCitation&quot;: &quot;(Snijders, van de Bunt, &amp; Steglich, 2010)&quot;, &quot;plainTextFormattedCitation&quot;: &quot;(Snijders, van de Bunt, &amp; Steglich, 2010)&quot;}, &quot;schema&quot;: &quot;https://github.com/citation-style-language/schema/raw/master/csl-citation.json&quot;, &quot;properties&quot;: {&quot;noteIndex&quot;: 0}, &quot;citationItems&quot;: [{&quot;uris&quot;: [&quot;http://www.mendeley.com/documents/?uuid=5d00013d-235b-4113-9069-0da18daab8b6&quot;], &quot;itemData&quot;: {&quot;type&quot;: &quot;article-journal&quot;, &quot;ISBN&quot;: &quot;0378-8733&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DOI&quot;: &quot;10.1016/j.socnet.2009.02.004&quot;, &quot;author&quot;: [{&quot;non-dropping-particle&quot;: &quot;&quot;, &quot;family&quot;: &quot;Snijders&quot;, &quot;dropping-particle&quot;: &quot;&quot;, &quot;parse-names&quot;: false, &quot;given&quot;: &quot;Tom A B&quot;, &quot;suffix&quot;: &quot;&quot;}, {&quot;non-dropping-particle&quot;: &quot;van de&quot;, &quot;family&quot;: &quot;Bunt&quot;, &quot;dropping-particle&quot;: &quot;&quot;, &quot;parse-names&quot;: false, &quot;given&quot;: &quot;Gerhard G.&quot;, &quot;suffix&quot;: &quot;&quot;}, {&quot;non-dropping-particle&quot;: &quot;&quot;, &quot;family&quot;: &quot;Steglich&quot;, &quot;dropping-particle&quot;: &quot;&quot;, &quot;parse-names&quot;: false, &quot;given&quot;: &quot;Christian E G&quot;, &quot;suffix&quot;: &quot;&quot;}], &quot;ISSN&quot;: &quot;03788733&quot;, &quot;page&quot;: &quot;44-60&quot;, &quot;title&quot;: &quot;Introduction to stochastic actor-based models for network dynamics&quot;, &quot;id&quot;: &quot;ITEM-1&quot;, &quot;volume&quot;: &quot;32&quot;, &quot;container-title&quot;: &quot;Social Networks&quot;, &quot;issue&quot;: &quot;1&quot;}, &quot;id&quot;: &quot;ITEM-1&quot;}]} RNDJ8gKzNpRPd"/><text:span text:style-name="T13">(Snijders, van de Bunt, &amp; Steglich, 2010)</text:span><text:reference-mark-end text:name="ADDIN CSL_CITATION {&quot;mendeley&quot;: {&quot;formattedCitation&quot;: &quot;(Snijders, van de Bunt, &amp; Steglich, 2010)&quot;, &quot;previouslyFormattedCitation&quot;: &quot;(Snijders, van de Bunt, &amp; Steglich, 2010)&quot;, &quot;plainTextFormattedCitation&quot;: &quot;(Snijders, van de Bunt, &amp; Steglich, 2010)&quot;}, &quot;schema&quot;: &quot;https://github.com/citation-style-language/schema/raw/master/csl-citation.json&quot;, &quot;properties&quot;: {&quot;noteIndex&quot;: 0}, &quot;citationItems&quot;: [{&quot;uris&quot;: [&quot;http://www.mendeley.com/documents/?uuid=5d00013d-235b-4113-9069-0da18daab8b6&quot;], &quot;itemData&quot;: {&quot;type&quot;: &quot;article-journal&quot;, &quot;ISBN&quot;: &quot;0378-8733&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DOI&quot;: &quot;10.1016/j.socnet.2009.02.004&quot;, &quot;author&quot;: [{&quot;non-dropping-particle&quot;: &quot;&quot;, &quot;family&quot;: &quot;Snijders&quot;, &quot;dropping-particle&quot;: &quot;&quot;, &quot;parse-names&quot;: false, &quot;given&quot;: &quot;Tom A B&quot;, &quot;suffix&quot;: &quot;&quot;}, {&quot;non-dropping-particle&quot;: &quot;van de&quot;, &quot;family&quot;: &quot;Bunt&quot;, &quot;dropping-particle&quot;: &quot;&quot;, &quot;parse-names&quot;: false, &quot;given&quot;: &quot;Gerhard G.&quot;, &quot;suffix&quot;: &quot;&quot;}, {&quot;non-dropping-particle&quot;: &quot;&quot;, &quot;family&quot;: &quot;Steglich&quot;, &quot;dropping-particle&quot;: &quot;&quot;, &quot;parse-names&quot;: false, &quot;given&quot;: &quot;Christian E G&quot;, &quot;suffix&quot;: &quot;&quot;}], &quot;ISSN&quot;: &quot;03788733&quot;, &quot;page&quot;: &quot;44-60&quot;, &quot;title&quot;: &quot;Introduction to stochastic actor-based models for network dynamics&quot;, &quot;id&quot;: &quot;ITEM-1&quot;, &quot;volume&quot;: &quot;32&quot;, &quot;container-title&quot;: &quot;Social Networks&quot;, &quot;issue&quot;: &quot;1&quot;}, &quot;id&quot;: &quot;ITEM-1&quot;}]} RNDJ8gKzNpRPd"/><text:span text:style-name="T20"> are the </text:span><text:span text:style-name="T5">defacto </text:span><text:span text:style-name="T20">solution for analyzing complex contagion in social networks, those haven not been well implemented for handling the type of data that we have.</text:span><text:span text:style-name="T20"><text:note text:id="ftn5" text:note-class="footnote"><text:note-citation>5</text:note-citation><text:note-body><text:p text:style-name="P21">At least, to the time when we wrote this paper, Using RSiena, the R-package which implements ### version of the algorithm, won’t converge successfully.</text:p></text:note-body></text:note></text:span><text:span text:style-name="T20"> This has lead us to explore two different approaches for model fitting, Spatial Autocorrelation models (SAR) </text:span><text:reference-mark-start text:name="ADDIN CSL_CITATION {&quot;mendeley&quot;: {&quot;formattedCitation&quot;: &quot;(LeSage, 2008)&quot;, &quot;previouslyFormattedCitation&quot;: &quot;(LeSage, 2008)&quot;, &quot;plainTextFormattedCitation&quot;: &quot;(LeSage, 2008)&quot;}, &quot;schema&quot;: &quot;https://github.com/citation-style-language/schema/raw/master/csl-citation.json&quot;, &quot;properties&quot;: {&quot;noteIndex&quot;: 0}, &quot;citationItems&quot;: [{&quot;uris&quot;: [&quot;http://www.mendeley.com/documents/?uuid=ee2239f8-259e-4adf-b4bc-cf7cfbaecaac&quot;], &quot;itemData&quot;: {&quot;type&quot;: &quot;article-journal&quot;, &quot;ISBN&quot;: &quot;978-1420064247&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DOI&quot;: &quot;10.4000/rei.3887&quot;, &quot;author&quot;: [{&quot;non-dropping-particle&quot;: &quot;&quot;, &quot;family&quot;: &quot;LeSage&quot;, &quot;dropping-particle&quot;: &quot;&quot;, &quot;parse-names&quot;: false, &quot;given&quot;: &quot;James P.&quot;, &quot;suffix&quot;: &quot;&quot;}], &quot;PMID&quot;: &quot;578345366&quot;, &quot;page&quot;: &quot;19-44&quot;, &quot;container-title&quot;: &quot;Revue d\u2019\u00e9conomie industrielle&quot;, &quot;id&quot;: &quot;ITEM-1&quot;, &quot;volume&quot;: &quot;123&quot;, &quot;title&quot;: &quot;An Introduction to Spatial Econometrics&quot;, &quot;issue&quot;: &quot;123&quot;, &quot;ISSN&quot;: &quot;0154-3229&quot;}, &quot;id&quot;: &quot;ITEM-1&quot;}]} RNDi9d3eFo4kK"/><text:span text:style-name="T13">(LeSage, 2008)</text:span><text:reference-mark-end text:name="ADDIN CSL_CITATION {&quot;mendeley&quot;: {&quot;formattedCitation&quot;: &quot;(LeSage, 2008)&quot;, &quot;previouslyFormattedCitation&quot;: &quot;(LeSage, 2008)&quot;, &quot;plainTextFormattedCitation&quot;: &quot;(LeSage, 2008)&quot;}, &quot;schema&quot;: &quot;https://github.com/citation-style-language/schema/raw/master/csl-citation.json&quot;, &quot;properties&quot;: {&quot;noteIndex&quot;: 0}, &quot;citationItems&quot;: [{&quot;uris&quot;: [&quot;http://www.mendeley.com/documents/?uuid=ee2239f8-259e-4adf-b4bc-cf7cfbaecaac&quot;], &quot;itemData&quot;: {&quot;type&quot;: &quot;article-journal&quot;, &quot;ISBN&quot;: &quot;978-1420064247&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DOI&quot;: &quot;10.4000/rei.3887&quot;, &quot;author&quot;: [{&quot;non-dropping-particle&quot;: &quot;&quot;, &quot;family&quot;: &quot;LeSage&quot;, &quot;dropping-particle&quot;: &quot;&quot;, &quot;parse-names&quot;: false, &quot;given&quot;: &quot;James P.&quot;, &quot;suffix&quot;: &quot;&quot;}], &quot;PMID&quot;: &quot;578345366&quot;, &quot;page&quot;: &quot;19-44&quot;, &quot;container-title&quot;: &quot;Revue d\u2019\u00e9conomie industrielle&quot;, &quot;id&quot;: &quot;ITEM-1&quot;, &quot;volume&quot;: &quot;123&quot;, &quot;title&quot;: &quot;An Introduction to Spatial Econometrics&quot;, &quot;issue&quot;: &quot;123&quot;, &quot;ISSN&quot;: &quot;0154-3229&quot;}, &quot;id&quot;: &quot;ITEM-1&quot;}]} RNDi9d3eFo4kK"/><text:span text:style-name="T20">, and matching based methods.</text:span></text:p>
      <text:p text:style-name="P1">SAR model<text:span text:style-name="T49">s have been used in to identify contagion in networks before.</text:span><text:reference-mark-start text:name="ADDIN CSL_CITATION {&quot;mendeley&quot;: {&quot;formattedCitation&quot;: &quot;(Fujimoto, Chou, &amp; Valente, 2011; Leenders, 2002; Wang, Neuman, &amp; Newman, 2014)&quot;, &quot;previouslyFormattedCitation&quot;: &quot;(Fujimoto, Chou, &amp; Valente, 2011; Leenders, 2002; Wang, Neuman, &amp; Newman, 2014)&quot;, &quot;plainTextFormattedCitation&quot;: &quot;(Fujimoto, Chou, &amp; Valente, 2011; Leenders, 2002; Wang, Neuman, &amp; Newman, 2014)&quot;}, &quot;schema&quot;: &quot;https://github.com/citation-style-language/schema/raw/master/csl-citation.json&quot;, &quot;properties&quot;: {&quot;noteIndex&quot;: 0}, &quot;citationItems&quot;: [{&quot;uris&quot;: [&quot;http://www.mendeley.com/documents/?uuid=a1e8d0c4-1b82-4ce0-bd4e-0127ee2c4c32&quot;], &quot;itemData&quot;: {&quot;type&quot;: &quot;article-journal&quot;, &quot;ISBN&quot;: &quot;0378-873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DOI&quot;: &quot;10.1016/j.socnet.2011.06.001&quot;, &quot;author&quot;: [{&quot;non-dropping-particle&quot;: &quot;&quot;, &quot;family&quot;: &quot;Fujimoto&quot;, &quot;dropping-particle&quot;: &quot;&quot;, &quot;parse-names&quot;: false, &quot;given&quot;: &quot;Kayo&quot;, &quot;suffix&quot;: &quot;&quot;}, {&quot;non-dropping-particle&quot;: &quot;&quot;, &quot;family&quot;: &quot;Chou&quot;, &quot;dropping-particle&quot;: &quot;&quot;, &quot;parse-names&quot;: false, &quot;given&quot;: &quot;Chih Ping&quot;, &quot;suffix&quot;: &quot;&quot;}, {&quot;non-dropping-particle&quot;: &quot;&quot;, &quot;family&quot;: &quot;Valente&quot;, &quot;dropping-particle&quot;: &quot;&quot;, &quot;parse-names&quot;: false, &quot;given&quot;: &quot;Thomas W.&quot;, &quot;suffix&quot;: &quot;&quot;}], &quot;PMID&quot;: &quot;21909184&quot;, &quot;page&quot;: &quot;231-243&quot;, &quot;container-title&quot;: &quot;Social Networks&quot;, &quot;id&quot;: &quot;ITEM-1&quot;, &quot;volume&quot;: &quot;33&quot;, &quot;title&quot;: &quot;The network autocorrelation model using two-mode data: Affiliation exposure and potential bias in the autocorrelation parameter&quot;, &quot;issue&quot;: &quot;3&quot;, &quot;ISSN&quot;: &quot;03788733&quot;}, &quot;id&quot;: &quot;ITEM-1&quot;}, {&quot;uris&quot;: [&quot;http://www.mendeley.com/documents/?uuid=0b7f8513-68fb-4995-b437-39f73d96fd00&quot;], &quot;itemData&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ype&quot;: &quot;article-journal&quot;, &quot;author&quot;: [{&quot;non-dropping-particle&quot;: &quot;&quot;, &quot;family&quot;: &quot;Leenders&quot;, &quot;dropping-particle&quot;: &quot;&quot;, &quot;parse-names&quot;: false, &quot;given&quot;: &quot;Roger Th.A.J.&quot;, &quot;suffix&quot;: &quot;&quot;}], &quot;ISSN&quot;: &quot;03788733&quot;, &quot;DOI&quot;: &quot;10.1016/S0378-8733(01)00049-1&quot;, &quot;container-title&quot;: &quot;Social Networks&quot;, &quot;id&quot;: &quot;ITEM-2&quot;, &quot;volume&quot;: &quot;24&quot;, &quot;title&quot;: &quot;Modeling social influence through network autocorrelation: constructing the weight matrix&quot;, &quot;issue&quot;: &quot;1&quot;, &quot;issued&quot;: {&quot;date-parts&quot;: [[&quot;2002&quot;, &quot;1&quot;]]}}, &quot;id&quot;: &quot;ITEM-2&quot;}, {&quot;uris&quot;: [&quot;http://www.mendeley.com/documents/?uuid=96ae8142-709b-4ed2-b019-5c3672e8df61&quot;], &quot;itemData&quot;: {&quot;type&quot;: &quot;article-journal&quot;, &quot;ISBN&quot;: &quot;03788733&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DOI&quot;: &quot;10.1016/j.socnet.2014.03.004&quot;, &quot;author&quot;: [{&quot;non-dropping-particle&quot;: &quot;&quot;, &quot;family&quot;: &quot;Wang&quot;, &quot;dropping-particle&quot;: &quot;&quot;, &quot;parse-names&quot;: false, &quot;given&quot;: &quot;Wei&quot;, &quot;suffix&quot;: &quot;&quot;}, {&quot;non-dropping-particle&quot;: &quot;&quot;, &quot;family&quot;: &quot;Neuman&quot;, &quot;dropping-particle&quot;: &quot;&quot;, &quot;parse-names&quot;: false, &quot;given&quot;: &quot;Eric J.&quot;, &quot;suffix&quot;: &quot;&quot;}, {&quot;non-dropping-particle&quot;: &quot;&quot;, &quot;family&quot;: &quot;Newman&quot;, &quot;dropping-particle&quot;: &quot;&quot;, &quot;parse-names&quot;: false, &quot;given&quot;: &quot;Daniel A.&quot;, &quot;suffix&quot;: &quot;&quot;}], &quot;ISSN&quot;: &quot;03788733&quot;, &quot;page&quot;: &quot;88-99&quot;, &quot;container-title&quot;: &quot;Social Networks&quot;, &quot;id&quot;: &quot;ITEM-3&quot;, &quot;publisher&quot;: &quot;Elsevier B.V.&quot;, &quot;title&quot;: &quot;Statistical power of the social network autocorrelation model&quot;, &quot;issue&quot;: &quot;1&quot;, &quot;volume&quot;: &quot;38&quot;}, &quot;id&quot;: &quot;ITEM-3&quot;}]} RNDVLh7PYkHa8"/><text:span text:style-name="T14">(Fujimoto, Chou, &amp; Valente, 2011; Leenders, 2002; Wang, Neuman, &amp; Newman, 2014)</text:span><text:reference-mark-end text:name="ADDIN CSL_CITATION {&quot;mendeley&quot;: {&quot;formattedCitation&quot;: &quot;(Fujimoto, Chou, &amp; Valente, 2011; Leenders, 2002; Wang, Neuman, &amp; Newman, 2014)&quot;, &quot;previouslyFormattedCitation&quot;: &quot;(Fujimoto, Chou, &amp; Valente, 2011; Leenders, 2002; Wang, Neuman, &amp; Newman, 2014)&quot;, &quot;plainTextFormattedCitation&quot;: &quot;(Fujimoto, Chou, &amp; Valente, 2011; Leenders, 2002; Wang, Neuman, &amp; Newman, 2014)&quot;}, &quot;schema&quot;: &quot;https://github.com/citation-style-language/schema/raw/master/csl-citation.json&quot;, &quot;properties&quot;: {&quot;noteIndex&quot;: 0}, &quot;citationItems&quot;: [{&quot;uris&quot;: [&quot;http://www.mendeley.com/documents/?uuid=a1e8d0c4-1b82-4ce0-bd4e-0127ee2c4c32&quot;], &quot;itemData&quot;: {&quot;type&quot;: &quot;article-journal&quot;, &quot;ISBN&quot;: &quot;0378-873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DOI&quot;: &quot;10.1016/j.socnet.2011.06.001&quot;, &quot;author&quot;: [{&quot;non-dropping-particle&quot;: &quot;&quot;, &quot;family&quot;: &quot;Fujimoto&quot;, &quot;dropping-particle&quot;: &quot;&quot;, &quot;parse-names&quot;: false, &quot;given&quot;: &quot;Kayo&quot;, &quot;suffix&quot;: &quot;&quot;}, {&quot;non-dropping-particle&quot;: &quot;&quot;, &quot;family&quot;: &quot;Chou&quot;, &quot;dropping-particle&quot;: &quot;&quot;, &quot;parse-names&quot;: false, &quot;given&quot;: &quot;Chih Ping&quot;, &quot;suffix&quot;: &quot;&quot;}, {&quot;non-dropping-particle&quot;: &quot;&quot;, &quot;family&quot;: &quot;Valente&quot;, &quot;dropping-particle&quot;: &quot;&quot;, &quot;parse-names&quot;: false, &quot;given&quot;: &quot;Thomas W.&quot;, &quot;suffix&quot;: &quot;&quot;}], &quot;PMID&quot;: &quot;21909184&quot;, &quot;page&quot;: &quot;231-243&quot;, &quot;container-title&quot;: &quot;Social Networks&quot;, &quot;id&quot;: &quot;ITEM-1&quot;, &quot;volume&quot;: &quot;33&quot;, &quot;title&quot;: &quot;The network autocorrelation model using two-mode data: Affiliation exposure and potential bias in the autocorrelation parameter&quot;, &quot;issue&quot;: &quot;3&quot;, &quot;ISSN&quot;: &quot;03788733&quot;}, &quot;id&quot;: &quot;ITEM-1&quot;}, {&quot;uris&quot;: [&quot;http://www.mendeley.com/documents/?uuid=0b7f8513-68fb-4995-b437-39f73d96fd00&quot;], &quot;itemData&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ype&quot;: &quot;article-journal&quot;, &quot;author&quot;: [{&quot;non-dropping-particle&quot;: &quot;&quot;, &quot;family&quot;: &quot;Leenders&quot;, &quot;dropping-particle&quot;: &quot;&quot;, &quot;parse-names&quot;: false, &quot;given&quot;: &quot;Roger Th.A.J.&quot;, &quot;suffix&quot;: &quot;&quot;}], &quot;ISSN&quot;: &quot;03788733&quot;, &quot;DOI&quot;: &quot;10.1016/S0378-8733(01)00049-1&quot;, &quot;container-title&quot;: &quot;Social Networks&quot;, &quot;id&quot;: &quot;ITEM-2&quot;, &quot;volume&quot;: &quot;24&quot;, &quot;title&quot;: &quot;Modeling social influence through network autocorrelation: constructing the weight matrix&quot;, &quot;issue&quot;: &quot;1&quot;, &quot;issued&quot;: {&quot;date-parts&quot;: [[&quot;2002&quot;, &quot;1&quot;]]}}, &quot;id&quot;: &quot;ITEM-2&quot;}, {&quot;uris&quot;: [&quot;http://www.mendeley.com/documents/?uuid=96ae8142-709b-4ed2-b019-5c3672e8df61&quot;], &quot;itemData&quot;: {&quot;type&quot;: &quot;article-journal&quot;, &quot;ISBN&quot;: &quot;03788733&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DOI&quot;: &quot;10.1016/j.socnet.2014.03.004&quot;, &quot;author&quot;: [{&quot;non-dropping-particle&quot;: &quot;&quot;, &quot;family&quot;: &quot;Wang&quot;, &quot;dropping-particle&quot;: &quot;&quot;, &quot;parse-names&quot;: false, &quot;given&quot;: &quot;Wei&quot;, &quot;suffix&quot;: &quot;&quot;}, {&quot;non-dropping-particle&quot;: &quot;&quot;, &quot;family&quot;: &quot;Neuman&quot;, &quot;dropping-particle&quot;: &quot;&quot;, &quot;parse-names&quot;: false, &quot;given&quot;: &quot;Eric J.&quot;, &quot;suffix&quot;: &quot;&quot;}, {&quot;non-dropping-particle&quot;: &quot;&quot;, &quot;family&quot;: &quot;Newman&quot;, &quot;dropping-particle&quot;: &quot;&quot;, &quot;parse-names&quot;: false, &quot;given&quot;: &quot;Daniel A.&quot;, &quot;suffix&quot;: &quot;&quot;}], &quot;ISSN&quot;: &quot;03788733&quot;, &quot;page&quot;: &quot;88-99&quot;, &quot;container-title&quot;: &quot;Social Networks&quot;, &quot;id&quot;: &quot;ITEM-3&quot;, &quot;publisher&quot;: &quot;Elsevier B.V.&quot;, &quot;title&quot;: &quot;Statistical power of the social network autocorrelation model&quot;, &quot;issue&quot;: &quot;1&quot;, &quot;volume&quot;: &quot;38&quot;}, &quot;id&quot;: &quot;ITEM-3&quot;}]} RNDVLh7PYkHa8"/> <text:span text:style-name="T50">In our case, the model that we will estimate is specified as follows</text:span></text:p>
      <text:p text:style-name="P5"><text:tab/><draw:g text:anchor-type="as-char" svg:y="-0.1453in" draw:z-index="0" draw:style-name="gr1"><svg:title>TexMaths</svg:title><svg:desc>12§display§y = X \beta + \rho W_1 y + \gamma W_2 z + \omega W_3 v + \varepsilon,\quad\varepsilon\sim N(0, I_n\sigma^2)§svg§600§FALSE§</svg:desc><draw:polygon draw:style-name="gr2" draw:text-style-name="P42" svg:width="3.9988in" svg:height="0.1846in" svg:x="0in" svg:y="0.0016in" svg:viewBox="0 0 10158 470" draw:points="5079,470 0,470 0,0 10158,0 10158,470"><text:p/></draw:polygon><draw:path draw:style-name="gr3" draw:text-style-name="P42" svg:width="0.0768in" svg:height="0.1075in" svg:x="0.0047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 svg:width="0.1106in" svg:height="0.039in" svg:x="0.1425in" svg:y="0.0835in" svg:viewBox="0 0 282 100" svg:d="M268 17c6 0 14 0 14-9 0-8-8-8-14-8h-254c-6 0-14 0-14 8 0 9 8 9 14 9zM268 100c6 0 14 0 14-9 0-8-8-8-14-8h-254c-6 0-14 0-14 8 0 9 8 9 14 9z"><text:p/></draw:path><draw:path draw:style-name="gr3" draw:text-style-name="P42" svg:width="0.137in" svg:height="0.1134in" svg:x="0.3122in" svg:y="0.0323in" svg:viewBox="0 0 349 289" svg:d="M194 115l-36-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5-40-44-106-54-131 29-30 73-80 87-92 12-11 28-21 54-22 4 0 9 0 9-8 0 0 0-5-6-5-13 0-26 1-39 1-16 0-33-1-47-1-3 0-9 0-9 8 0 4 3 5 5 5 4 0 17 1 17 13 0 6-5 11-7 16z"><text:p/></draw:path><draw:path draw:style-name="gr3" draw:text-style-name="P42" svg:width="0.0909in" svg:height="0.1492in" svg:x="0.463in" svg:y="0.028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9 48 0 26-9 57-21 74-17 22-46 38-70 38-32 0-48-25-48-55 0-4 0-11 2-18l27-108c9-36 41-103 91-103 24 0 40 13 40 38z"><text:p/></draw:path><draw:path draw:style-name="gr3" draw:text-style-name="P42" svg:width="0.1106in" svg:height="0.1106in" svg:x="0.6067in" svg:y="0.048in" svg:viewBox="0 0 282 282" svg:d="M150 150h118c6 0 14 0 14-8 0-10-8-10-14-10h-118v-118c0-6 0-14-8-14-10 0-10 8-10 14v118h-118c-6 0-14 0-14 10 0 8 8 8 14 8h118v118c0 6 0 14 10 14 8 0 8-8 8-14z"><text:p/></draw:path><draw:path draw:style-name="gr3" draw:text-style-name="P42" svg:width="0.0783in" svg:height="0.1091in" svg:x="0.7677in" svg:y="0.0717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42" svg:width="0.165in" svg:height="0.1173in" svg:x="0.8575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2" svg:width="0.0425in" svg:height="0.0772in" svg:x="1.0173in" svg:y="0.0925in" svg:viewBox="0 0 109 197" svg:d="M67 8c0-8 0-8-8-8-19 19-47 19-59 19v11c7 0 26 0 43-8v151c0 9 0 13-30 13h-11v11c5 0 42-1 53-1 10 0 47 1 54 1v-11h-12c-30 0-30-4-30-13z"><text:p/></draw:path><draw:path draw:style-name="gr3" draw:text-style-name="P42" svg:width="0.0768in" svg:height="0.1075in" svg:x="1.0839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2" svg:width="0.1106in" svg:height="0.1106in" svg:x="1.2122in" svg:y="0.048in" svg:viewBox="0 0 282 282" svg:d="M150 150h118c6 0 14 0 14-8 0-10-8-10-14-10h-118v-118c0-6 0-14-8-14-9 0-10 8-10 14v118h-118c-6 0-14 0-14 10 0 8 8 8 14 8h118v118c0 6 0 14 10 14 8 0 8-8 8-14z"><text:p/></draw:path><draw:path draw:style-name="gr3" draw:text-style-name="P42" svg:width="0.0874in" svg:height="0.1091in" svg:x="1.3717in" svg:y="0.0717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42" svg:width="0.165in" svg:height="0.1173in" svg:x="1.4728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2" svg:width="0.0516in" svg:height="0.0772in" svg:x="1.6272in" svg:y="0.092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2" svg:width="0.0705in" svg:height="0.0752in" svg:x="1.7016in" svg:y="0.0717in"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42" svg:width="0.1106in" svg:height="0.1106in" svg:x="1.8248in" svg:y="0.048in" svg:viewBox="0 0 282 282" svg:d="M150 150h118c6 0 14 0 14-8 0-10-8-10-14-10h-118v-118c0-6 0-14-8-14-9 0-10 8-10 14v118h-118c-6 0-14 0-14 10 0 8 8 8 14 8h118v118c0 6 0 14 10 14 8 0 8-8 8-14z"><text:p/></draw:path><draw:path draw:style-name="gr3" draw:text-style-name="P42" svg:width="0.0984in" svg:height="0.0752in" svg:x="1.9831in" svg:y="0.0717in" svg:viewBox="0 0 251 192" svg:d="M251 30c0-19-7-30-17-30-11 0-22 10-22 20 0 4 2 9 6 12 8 8 15 18 15 36 0 17-7 41-21 62-13 18-28 32-49 32-24 0-37-16-41-38 5-11 15-39 15-51 0-5-3-9-7-9s-9 1-12 7c-5 8-10 36-10 51-14 21-31 40-58 40s-37-25-37-49c0-53 43-97 43-103 0-5-2-9-7-9-6 0-8 6-12 10-21 31-37 81-37 121 0 29 10 60 44 60 30 0 51-20 65-44 5 25 21 44 47 44 34 0 54-25 70-58 9-20 25-78 25-104z"><text:p/></draw:path><draw:path draw:style-name="gr3" draw:text-style-name="P42" svg:width="0.165in" svg:height="0.1173in" svg:x="2.0992in" svg:y="0.0323in" svg:viewBox="0 0 420 299" svg:d="M365 49c11-19 20-33 47-36 4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2" svg:width="0.0535in" svg:height="0.0795in" svg:x="2.2524in" svg:y="0.092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42" svg:width="0.0728in" svg:height="0.0752in" svg:x="2.3256in" svg:y="0.0717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42" svg:width="0.1106in" svg:height="0.1106in" svg:x="2.4531in" svg:y="0.048in" svg:viewBox="0 0 282 282" svg:d="M150 150h118c6 0 14 0 14-8 0-10-8-10-14-10h-118v-118c0-6 0-14-8-14-9 0-10 8-10 14v118h-118c-6 0-14 0-14 10 0 8 8 8 14 8h118v118c0 6 0 14 10 14 8 0 8-8 8-14z"><text:p/></draw:path><draw:path draw:style-name="gr3" draw:text-style-name="P42" svg:width="0.0673in" svg:height="0.0791in" svg:x="2.6138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2" svg:width="0.0193in" svg:height="0.0496in" svg:x="2.7008in" svg:y="0.128in" svg:viewBox="0 0 50 127" svg:d="M50 44c0-27-10-44-27-44-15 0-23 11-23 23 0 11 8 23 23 23 5 0 11-3 15-6 2-2 2-2 3-2v6c0 33-15 58-29 72-5 4-5 5-5 6 0 4 3 5 4 5 5 0 39-32 39-83z"><text:p/></draw:path><draw:path draw:style-name="gr3" draw:text-style-name="P42" svg:width="0.0673in" svg:height="0.0791in" svg:x="2.9303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2" svg:width="0.1106in" svg:height="0.039in" svg:x="3.0583in" svg:y="0.0835in" svg:viewBox="0 0 282 100" svg:d="M282 14c0-9-2-14-6-14-1 0-5 4-5 12-2 41-30 64-60 64-26 0-47-18-67-36-22-21-44-40-73-40-46 0-71 47-71 86 0 14 6 14 6 14 5 0 6-9 6-10 1-47 34-66 59-66 27 0 47 18 68 37 22 19 43 39 72 39 47 0 71-47 71-86z"><text:p/></draw:path><draw:path draw:style-name="gr3" draw:text-style-name="P42" svg:width="0.1398in" svg:height="0.1134in" svg:x="3.2307in" svg:y="0.0323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42" svg:width="0.039in" svg:height="0.1657in" svg:x="3.3917in" svg:y="0.0209in" svg:viewBox="0 0 100 422" svg:d="M100 419c0-1 0-3-9-10-53-53-66-133-66-198 0-73 16-146 69-199 6-6 6-6 6-7 0-4-3-5-5-5-5 0-43 29-69 83-21 47-26 93-26 128 0 34 5 84 28 132 26 53 62 79 67 79 2 0 5-1 5-3z"><text:p/></draw:path><draw:path draw:style-name="gr3" draw:text-style-name="P42" svg:width="0.0701in" svg:height="0.1146in" svg:x="3.4461in" svg:y="0.0335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42" svg:width="0.0193in" svg:height="0.0496in" svg:x="3.5366in" svg:y="0.128in" svg:viewBox="0 0 50 127" svg:d="M50 44c0-27-10-44-27-44-15 0-23 11-23 23 0 11 8 23 23 23 5 0 11-3 15-6 2-2 2-2 2-2 1 0 1 0 1 6 0 33-15 58-29 72-5 4-5 5-5 6 0 4 3 5 4 5 5 0 39-32 39-83z"><text:p/></draw:path><draw:path draw:style-name="gr3" draw:text-style-name="P42" svg:width="0.0772in" svg:height="0.1134in" svg:x="3.6016in" svg:y="0.0323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42" svg:width="0.0709in" svg:height="0.0524in" svg:x="3.674in" svg:y="0.1189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2" svg:width="0.0878in" svg:height="0.0732in" svg:x="3.765in" svg:y="0.0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42" svg:width="0.0516in" svg:height="0.0772in" svg:x="3.8665in" svg:y="0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2" svg:width="0.039in" svg:height="0.1657in" svg:x="3.9433in" svg:y="0.0209in" svg:viewBox="0 0 100 422" svg:d="M100 211c0-32-5-84-29-132-25-51-63-79-66-79-4 0-5 1-5 5 0 1 0 1 8 9 42 42 66 110 66 197 0 73-15 148-68 201-6 4-6 6-6 7 0 2 1 3 5 3 3 0 42-28 67-81 22-47 28-94 28-130z"><text:p/></draw:path></draw:g> <text:tab/>(<text:sequence text:ref-name="refEquation0" text:name="Equation" text:formula="ooow:Equation+1" style:num-format="1">1</text:sequence>)</text:p>
      <text:p text:style-name="P8">where <draw:g text:anchor-type="as-char" svg:y="-0.1138in" draw:z-index="26" draw:style-name="gr1"><svg:title>TexMaths</svg:title><svg:desc>12§display§X§svg§600§FALSE§</svg:desc><draw:polygon draw:style-name="gr2" draw:text-style-name="P43" svg:width="0.15in" svg:height="0.1126in" svg:x="0in" svg:y="0.002in" svg:viewBox="0 0 382 287" draw:points="191,287 0,287 0,0 382,0 382,287"><text:p/></draw:polygon><draw:path draw:style-name="gr3" draw:text-style-name="P43"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are domestic factors, and <draw:g text:anchor-type="as-char" svg:y="-0.1138in" draw:z-index="27" draw:style-name="gr1"><svg:title>TexMaths</svg:title><svg:desc>12§display§W_1§svg§600§FALSE§</svg:desc><draw:polygon draw:style-name="gr2" draw:text-style-name="P43" svg:width="0.2217in" svg:height="0.1386in" svg:x="0in" svg:y="0.002in" svg:viewBox="0 0 564 353" draw:points="283,353 0,353 0,0 564,0 564,353"><text:p/></draw:polygon><draw:path draw:style-name="gr3" draw:text-style-name="P43"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3" svg:width="0.0425in" svg:height="0.0772in" svg:x="0.1689in" svg:y="0.0614in" svg:viewBox="0 0 109 197" svg:d="M67 8c0-8 0-8-8-8-19 19-47 19-59 19v11c7 0 26 0 43-8v151c0 10 0 14-30 14h-11v10c5 0 42-1 53-1 10 0 47 1 54 1v-10h-12c-30 0-30-4-30-14z"><text:p/></draw:path></draw:g>, <draw:g text:anchor-type="as-char" svg:y="-0.1138in" draw:z-index="28" draw:style-name="gr1"><svg:title>TexMaths</svg:title><svg:desc>12§display§W_2§svg§600§FALSE§</svg:desc><draw:polygon draw:style-name="gr2" draw:text-style-name="P43" svg:width="0.2217in" svg:height="0.1386in" svg:x="0in" svg:y="0.002in" svg:viewBox="0 0 564 353" draw:points="283,353 0,353 0,0 564,0 564,353"><text:p/></draw:polygon><draw:path draw:style-name="gr3" draw:text-style-name="P43"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3" svg:width="0.0516in" svg:height="0.0772in" svg:x="0.1634in" svg:y="0.0614in" svg:viewBox="0 0 132 197" svg:d="M132 143h-11c0 7-4 24-7 28-3 1-25 1-30 1h-54c31-28 41-36 59-49 22-18 43-36 43-65 0-36-33-58-70-58s-62 26-62 53c0 16 13 17 16 17 7 0 15-5 15-16 0-5-1-15-17-15 9-22 29-28 44-28 29 0 45 23 45 47 0 26-19 47-29 58l-72 71c-2 2-2 2-2 10h122z"><text:p/></draw:path></draw:g> and <draw:g text:anchor-type="as-char" svg:y="-0.1161in" draw:z-index="29" draw:style-name="gr1"><svg:title>TexMaths</svg:title><svg:desc>12§display§W_3§svg§600§FALSE§</svg:desc><draw:polygon draw:style-name="gr2" draw:text-style-name="P43" svg:width="0.2217in" svg:height="0.1382in" svg:x="0in" svg:y="0.0008in" svg:viewBox="0 0 564 352" draw:points="283,352 0,352 0,0 564,0 564,352"><text:p/></draw:polygon><draw:path draw:style-name="gr3" draw:text-style-name="P43" svg:width="0.1646in" svg:height="0.1173in" svg:x="0.0091in" svg:y="0in" svg:viewBox="0 0 419 299" svg:d="M364 49c11-19 21-33 47-36 4 0 8 0 8-8 0-3-1-5-4-5-11 0-23 1-33 1-14 0-30-1-44-1-2 0-8 0-8 8 0 5 3 5 7 5 9 0 24 4 24 17 0 5-1 7-5 13l-114 201-15-210c-2-10-2-21 28-21 7 0 12 0 12-8 0-5-5-5-7-5-17 0-33 1-51 1-10 0-34-1-45-1-2 0-7 0-7 8 0 5 4 5 10 5 19 0 21 3 22 11l3 32-107 188-17-215c0-6 0-16 33-16 4 0 9 0 9-8 0-5-6-5-6-5-17 0-34 1-52 1-15 0-30-1-45-1-1 0-7 0-7 8 0 5 4 5 11 5 20 0 21 4 21 16l20 259c1 7 1 11 7 11 5 0 6-3 9-10l125-216 16 215c1 8 2 11 7 11s7-5 9-9z"><text:p/></draw:path><draw:path draw:style-name="gr3" draw:text-style-name="P43" svg:width="0.0535in" svg:height="0.0795in" svg:x="0.1622in" svg:y="0.0598in" svg:viewBox="0 0 137 203" svg:d="M65 98c24 0 40 16 40 48 0 36-21 47-39 47-12 0-37-2-50-20 14 0 18-11 18-17 0-10-8-16-17-16s-17 5-17 17c0 28 31 46 67 46 41 0 70-28 70-57 0-24-20-46-52-54 31-10 42-33 42-51 0-23-26-41-60-41-32 0-57 16-57 40 0 10 6 15 15 15s15-6 15-14c0-10-6-16-15-16 10-13 30-17 42-17 13 0 31 8 31 33 0 13-3 26-12 36-9 11-18 12-32 12-7 1-8 1-10 1-1 0-2 0-2 4s2 4 7 4z"><text:p/></draw:path></draw:g> are the networks described in the previous section. <text:span text:style-name="T47">Unfortunately, this model, which has been well studied, cannot be used in the case in which </text:span><text:span text:style-name="T47"><draw:g text:anchor-type="as-char" svg:y="-0.1138in" draw:z-index="30" draw:style-name="gr1"><svg:title>TexMaths</svg:title><svg:desc>12§display§W_1§svg§600§FALSE§</svg:desc><draw:polygon draw:style-name="gr2" draw:text-style-name="P43" svg:width="0.2217in" svg:height="0.1386in" svg:x="0in" svg:y="0.002in" svg:viewBox="0 0 564 353" draw:points="283,353 0,353 0,0 564,0 564,353"><text:p/></draw:polygon><draw:path draw:style-name="gr3" draw:text-style-name="P43"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3" svg:width="0.0425in" svg:height="0.0772in" svg:x="0.1689in" svg:y="0.0614in" svg:viewBox="0 0 109 197" svg:d="M67 8c0-8 0-8-8-8-19 19-47 19-59 19v11c7 0 26 0 43-8v151c0 10 0 14-30 14h-11v10c5 0 42-1 53-1 10 0 47 1 54 1v-10h-12c-30 0-30-4-30-14z"><text:p/></draw:path></draw:g></text:span><text:span text:style-name="T47"> is endogenous, in other words, in the presence of homophily. This leads us to another method.</text:span></text:p>
      <text:p text:style-name="P3"><text:soft-page-break/>In <text:reference-mark-start text:name="ADDIN CSL_CITATION {&quot;mendeley&quot;: {&quot;formattedCitation&quot;: &quot;(Aral, Muchnik, &amp; Sundararajan, 2009)&quot;, &quot;previouslyFormattedCitation&quot;: &quot;(Aral, Muchnik, &amp; Sundararajan, 2009)&quot;, &quot;plainTextFormattedCitation&quot;: &quot;(Aral, Muchnik, &amp; Sundararajan, 2009)&quot;}, &quot;schema&quot;: &quot;https://github.com/citation-style-language/schema/raw/master/csl-citation.json&quot;, &quot;properties&quot;: {&quot;noteIndex&quot;: 0}, &quot;citationItems&quot;: [{&quot;uris&quot;: [&quot;http://www.mendeley.com/documents/?uuid=31e8514e-de07-48ef-ae83-9603fa8b9ff6&quot;], &quot;itemData&quot;: {&quot;type&quot;: &quot;article-journal&quot;, &quot;ISBN&quot;: &quot;00278424&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DOI&quot;: &quot;10.1073/pnas.0908800106&quot;, &quot;author&quot;: [{&quot;non-dropping-particle&quot;: &quot;&quot;, &quot;family&quot;: &quot;Aral&quot;, &quot;dropping-particle&quot;: &quot;&quot;, &quot;parse-names&quot;: false, &quot;given&quot;: &quot;Sinan&quot;, &quot;suffix&quot;: &quot;&quot;}, {&quot;non-dropping-particle&quot;: &quot;&quot;, &quot;family&quot;: &quot;Muchnik&quot;, &quot;dropping-particle&quot;: &quot;&quot;, &quot;parse-names&quot;: false, &quot;given&quot;: &quot;Lev&quot;, &quot;suffix&quot;: &quot;&quot;}, {&quot;non-dropping-particle&quot;: &quot;&quot;, &quot;family&quot;: &quot;Sundararajan&quot;, &quot;dropping-particle&quot;: &quot;&quot;, &quot;parse-names&quot;: false, &quot;given&quot;: &quot;Arun&quot;, &quot;suffix&quot;: &quot;&quot;}], &quot;PMID&quot;: &quot;20007780&quot;, &quot;page&quot;: &quot;21544-21549&quot;, &quot;container-title&quot;: &quot;Proceedings of the National Academy of Sciences of the United States of America&quot;, &quot;id&quot;: &quot;ITEM-1&quot;, &quot;volume&quot;: &quot;106&quot;, &quot;title&quot;: &quot;Distinguishing influence-based contagion from homophily-driven diffusion in dynamic networks.&quot;, &quot;issue&quot;: &quot;51&quot;, &quot;ISSN&quot;: &quot;0027-8424&quot;}, &quot;id&quot;: &quot;ITEM-1&quot;}]} RNDtuGZEGw4hM"/><text:span text:style-name="T8">(Aral, Muchnik, &amp; Sundararajan, 2009)</text:span><text:reference-mark-end text:name="ADDIN CSL_CITATION {&quot;mendeley&quot;: {&quot;formattedCitation&quot;: &quot;(Aral, Muchnik, &amp; Sundararajan, 2009)&quot;, &quot;previouslyFormattedCitation&quot;: &quot;(Aral, Muchnik, &amp; Sundararajan, 2009)&quot;, &quot;plainTextFormattedCitation&quot;: &quot;(Aral, Muchnik, &amp; Sundararajan, 2009)&quot;}, &quot;schema&quot;: &quot;https://github.com/citation-style-language/schema/raw/master/csl-citation.json&quot;, &quot;properties&quot;: {&quot;noteIndex&quot;: 0}, &quot;citationItems&quot;: [{&quot;uris&quot;: [&quot;http://www.mendeley.com/documents/?uuid=31e8514e-de07-48ef-ae83-9603fa8b9ff6&quot;], &quot;itemData&quot;: {&quot;type&quot;: &quot;article-journal&quot;, &quot;ISBN&quot;: &quot;00278424&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DOI&quot;: &quot;10.1073/pnas.0908800106&quot;, &quot;author&quot;: [{&quot;non-dropping-particle&quot;: &quot;&quot;, &quot;family&quot;: &quot;Aral&quot;, &quot;dropping-particle&quot;: &quot;&quot;, &quot;parse-names&quot;: false, &quot;given&quot;: &quot;Sinan&quot;, &quot;suffix&quot;: &quot;&quot;}, {&quot;non-dropping-particle&quot;: &quot;&quot;, &quot;family&quot;: &quot;Muchnik&quot;, &quot;dropping-particle&quot;: &quot;&quot;, &quot;parse-names&quot;: false, &quot;given&quot;: &quot;Lev&quot;, &quot;suffix&quot;: &quot;&quot;}, {&quot;non-dropping-particle&quot;: &quot;&quot;, &quot;family&quot;: &quot;Sundararajan&quot;, &quot;dropping-particle&quot;: &quot;&quot;, &quot;parse-names&quot;: false, &quot;given&quot;: &quot;Arun&quot;, &quot;suffix&quot;: &quot;&quot;}], &quot;PMID&quot;: &quot;20007780&quot;, &quot;page&quot;: &quot;21544-21549&quot;, &quot;container-title&quot;: &quot;Proceedings of the National Academy of Sciences of the United States of America&quot;, &quot;id&quot;: &quot;ITEM-1&quot;, &quot;volume&quot;: &quot;106&quot;, &quot;title&quot;: &quot;Distinguishing influence-based contagion from homophily-driven diffusion in dynamic networks.&quot;, &quot;issue&quot;: &quot;51&quot;, &quot;ISSN&quot;: &quot;0027-8424&quot;}, &quot;id&quot;: &quot;ITEM-1&quot;}]} RNDtuGZEGw4hM"/> a new method for identifying contagion in the presence of homophily is exposed. Based on the Neyman-Rubin Causal Model framework <text:reference-mark-start text:name="ADDIN CSL_CITATION {&quot;mendeley&quot;: {&quot;formattedCitation&quot;: &quot;(Sekhon, 2008)&quot;, &quot;previouslyFormattedCitation&quot;: &quot;(Sekhon, 2008)&quot;, &quot;plainTextFormattedCitation&quot;: &quot;(Sekhon, 2008)&quot;}, &quot;schema&quot;: &quot;https://github.com/citation-style-language/schema/raw/master/csl-citation.json&quot;, &quot;properties&quot;: {&quot;noteIndex&quot;: 0}, &quot;citationItems&quot;: [{&quot;uris&quot;: [&quot;http://www.mendeley.com/documents/?uuid=d085e2e2-ff2d-4f3c-9462-982c33e95e66&quot;], &quot;itemData&quot;: {&quot;type&quot;: &quot;article-journal&quot;, &quot;DOI&quot;: &quot;10.1093/oxfordhb/9780199286546.003.0011&quot;, &quot;ISBN&quot;: &quot;9780191577307&quot;, &quot;id&quot;: &quot;ITEM-1&quot;, &quot;title&quot;: &quot;The Neyman-Rubin Model of Causal Inference and Estimation Via Matching Methods&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container-title&quot;: &quot;The Oxford Handbook of Political Methodology&quot;, &quot;issued&quot;: {&quot;date-parts&quot;: [[&quot;2008&quot;]]}, &quot;author&quot;: [{&quot;non-dropping-particle&quot;: &quot;&quot;, &quot;family&quot;: &quot;Sekhon&quot;, &quot;dropping-particle&quot;: &quot;&quot;, &quot;parse-names&quot;: false, &quot;given&quot;: &quot;Jasjeet S.&quot;, &quot;suffix&quot;: &quot;&quot;}], &quot;PMID&quot;: &quot;15323269&quot;, &quot;ISSN&quot;: &quot;00223433&quot;}, &quot;id&quot;: &quot;ITEM-1&quot;}]} RNDiQVLTAbIEM"/>(Sekhon, 2008)<text:reference-mark-end text:name="ADDIN CSL_CITATION {&quot;mendeley&quot;: {&quot;formattedCitation&quot;: &quot;(Sekhon, 2008)&quot;, &quot;previouslyFormattedCitation&quot;: &quot;(Sekhon, 2008)&quot;, &quot;plainTextFormattedCitation&quot;: &quot;(Sekhon, 2008)&quot;}, &quot;schema&quot;: &quot;https://github.com/citation-style-language/schema/raw/master/csl-citation.json&quot;, &quot;properties&quot;: {&quot;noteIndex&quot;: 0}, &quot;citationItems&quot;: [{&quot;uris&quot;: [&quot;http://www.mendeley.com/documents/?uuid=d085e2e2-ff2d-4f3c-9462-982c33e95e66&quot;], &quot;itemData&quot;: {&quot;type&quot;: &quot;article-journal&quot;, &quot;DOI&quot;: &quot;10.1093/oxfordhb/9780199286546.003.0011&quot;, &quot;ISBN&quot;: &quot;9780191577307&quot;, &quot;id&quot;: &quot;ITEM-1&quot;, &quot;title&quot;: &quot;The Neyman-Rubin Model of Causal Inference and Estimation Via Matching Methods&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container-title&quot;: &quot;The Oxford Handbook of Political Methodology&quot;, &quot;issued&quot;: {&quot;date-parts&quot;: [[&quot;2008&quot;]]}, &quot;author&quot;: [{&quot;non-dropping-particle&quot;: &quot;&quot;, &quot;family&quot;: &quot;Sekhon&quot;, &quot;dropping-particle&quot;: &quot;&quot;, &quot;parse-names&quot;: false, &quot;given&quot;: &quot;Jasjeet S.&quot;, &quot;suffix&quot;: &quot;&quot;}], &quot;PMID&quot;: &quot;15323269&quot;, &quot;ISSN&quot;: &quot;00223433&quot;}, &quot;id&quot;: &quot;ITEM-1&quot;}]} RNDiQVLTAbIEM"/><text:span text:style-name="T8">, in particular, on matching methods. In their paper, they paraphrase the contagion question as follows, instead of observing exposure as a continuous variable, they dichotomize </text:span><text:span text:style-name="T10">exposure</text:span><text:span text:style-name="T9"> </text:span><text:span text:style-name="T8">defining several thresholds, in particular, for each time point, </text:span><text:span text:style-name="T10">individual </text:span><text:span text:style-name="T10"><draw:g text:anchor-type="as-char" svg:y="-0.111in" draw:z-index="31" draw:style-name="gr1"><svg:title>TexMaths</svg:title><svg:desc>12§display§i§svg§600§FALSE§</svg:desc><draw:polygon draw:style-name="gr2" draw:text-style-name="P43" svg:width="0.0575in" svg:height="0.1087in" svg:x="0in" svg:y="0.0004in" svg:viewBox="0 0 147 277" draw:points="73,277 0,277 0,0 147,0 147,277"><text:p/></draw:polygon><draw:path draw:style-name="gr3" draw:text-style-name="P43"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0">‘s</text:span><text:span text:style-name="T8"> </text:span><text:span text:style-name="T10">treatment at time </text:span><text:span text:style-name="T10"><draw:g text:anchor-type="as-char" svg:y="-0.1071in" draw:z-index="32"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0">, </text:span><text:span text:style-name="T8"><draw:g text:anchor-type="as-char" svg:y="-0.1146in" draw:z-index="2" draw:style-name="gr1"><svg:title>TexMaths</svg:title><svg:desc>12§inline§T_{ilt}§svg§600§FALSE§</svg:desc><draw:polygon draw:style-name="gr2" draw:text-style-name="P42" svg:width="0.2362in" svg:height="0.1378in" svg:x="0in" svg:y="0in" svg:viewBox="0 0 601 351" draw:points="300,351 0,351 0,0 601,0 601,351"><text:p/></draw:polygon><draw:path draw:style-name="gr3" draw:text-style-name="P42"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2"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2"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2"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8">, </text:span><text:span text:style-name="T10">is defined as follows</text:span><text:span text:style-name="T8"> :</text:span></text:p>
      <text:p text:style-name="P2"><text:span text:style-name="T8"><text:tab/></text:span><text:span text:style-name="T8"><draw:g text:anchor-type="as-char" svg:y="-0.2402in" draw:z-index="3" draw:style-name="gr1"><svg:title>TexMaths</svg:title><svg:desc>12§display§T_{ilt} = \left\{\begin{array}{ll}
1 &amp; \mbox{if}\quad e_{it} &gt; l \\
0 &amp; \mbox{otherwise}
\end{array}\right.§svg§600§FALSE§</svg:desc><draw:polygon draw:style-name="gr2" draw:text-style-name="P42" svg:width="1.6413in" svg:height="0.3972in" svg:x="0in" svg:y="0in" svg:viewBox="0 0 4170 1010" draw:points="2084,1010 0,1010 0,0 4170,0 4170,1010"><text:p/></draw:polygon><draw:path draw:style-name="gr3" draw:text-style-name="P42"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2"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2"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2"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2" svg:width="0.1106in" svg:height="0.039in" svg:x="0.3in" svg:y="0.1799in" svg:viewBox="0 0 282 100" svg:d="M268 17c6 0 14 0 14-9 0-8-8-8-14-8h-254c-6 0-14 0-14 8 0 9 8 9 14 9zM268 100c6 0 14 0 14-9 0-8-8-8-14-8h-254c-6 0-14 0-14 8 0 9 8 9 14 9z"><text:p/></draw:path><draw:path draw:style-name="gr3" draw:text-style-name="P42"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2" svg:width="0.0547in" svg:height="0.1106in" svg:x="0.6878in" svg:y="0.0287in" svg:viewBox="0 0 140 282" svg:d="M88 11c0-10 0-11-10-11-26 28-65 28-78 28v13c8 0 34 0 55-12v220c0 15-1 20-39 20h-14v13c16-1 52-1 70-1 17 0 54 0 68 1v-13h-13c-38 0-39-5-39-20z"><text:p/></draw:path><draw:path draw:style-name="gr3" draw:text-style-name="P42"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2"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2"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2"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2"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2" svg:width="0.1016in" svg:height="0.0965in" svg:x="1.4276in" svg:y="0.0496in" svg:viewBox="0 0 259 246" svg:d="M251 132c5-2 8-4 8-10 0-4-3-7-8-8l-235-112c-5-2-6-2-8-2-4 0-8 4-8 8s2 6 8 10l222 104-222 106c-6 3-8 6-8 10 0 5 4 8 8 8 2 0 3 0 8-3z"><text:p/></draw:path><draw:path draw:style-name="gr3" draw:text-style-name="P42"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2"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2"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2" svg:width="0.052in" svg:height="0.1039in" svg:x="1.0083in" svg:y="0.2366in" svg:viewBox="0 0 133 265" svg:d="M66 91h60v-13h-60v-78h-11c-1 35-13 80-55 82v9h36v117c0 53 40 57 55 57 30 0 42-30 42-57v-24h-11v24c0 31-13 47-28 47-28 0-28-39-28-46z"><text:p/></draw:path><draw:path draw:style-name="gr3" draw:text-style-name="P42"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2"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2"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2"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2"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2"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2"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8"><text:tab/>(</text:span><text:span text:style-name="T8"><text:sequence text:ref-name="refEquation1" text:name="Equation" text:formula="ooow:Equation+1" style:num-format="1">2</text:sequence></text:span><text:span text:style-name="T8">)</text:span></text:p>
      <text:p text:style-name="P4">where <draw:g text:anchor-type="as-char" svg:y="-0.0744in" draw:z-index="1" draw:style-name="gr1"><svg:title>TexMaths</svg:title><svg:desc>12§display§e_{it}§svg§600§FALSE§</svg:desc><draw:polygon draw:style-name="gr2" draw:text-style-name="P42" svg:width="0.174in" svg:height="0.0961in" svg:x="0in" svg:y="0.0016in" svg:viewBox="0 0 443 245" draw:points="221,245 0,245 0,0 443,0 443,245"><text:p/></draw:polygon><draw:path draw:style-name="gr3" draw:text-style-name="P42"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2"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2"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33"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4" draw:style-name="gr1"><svg:title>TexMaths</svg:title><svg:desc>12§display§l§svg§600§FALSE§</svg:desc><draw:polygon draw:style-name="gr2" draw:text-style-name="P42" svg:width="0.052in" svg:height="0.1154in" svg:x="0in" svg:y="0.0004in" svg:viewBox="0 0 133 294" draw:points="67,294 0,294 0,0 133,0 133,294"><text:p/></draw:polygon><draw:path draw:style-name="gr3" draw:text-style-name="P42"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41">For ease of notation, from now own, we will omit the </text:span><text:span text:style-name="T41"><draw:g text:anchor-type="as-char" svg:y="-0.1071in" draw:z-index="12"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41"> index unless necessary. To summarize their method:</text:span></text:p>
      <text:list xml:id="list9146655390908790327" text:style-name="L2">
        <text:list-item>
          <text:p text:style-name="P31">Estimate propensity score, <draw:g text:anchor-type="as-char" svg:y="-0.1252in" draw:z-index="13" draw:style-name="gr1"><svg:title>TexMaths</svg:title><svg:desc>12§display§p_{il} = \Pr\{T_{il}=1|X=x_i\}§svg§600§FALSE§</svg:desc><draw:polygon draw:style-name="gr2" draw:text-style-name="P43" svg:width="1.8106in" svg:height="0.1654in" svg:x="0.0051in" svg:y="0.0004in" svg:viewBox="0 0 4600 421" draw:points="2301,421 0,421 0,0 4600,0 4600,421"><text:p/></draw:polygon><draw:path draw:style-name="gr3" draw:text-style-name="P43" svg:width="0.0866in" svg:height="0.1059in" svg:x="0in" svg:y="0.0504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3" svg:width="0.0354in" svg:height="0.0783in" svg:x="0.0941in" svg:y="0.070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26in" svg:height="0.0819in" svg:x="0.1421in" svg:y="0.0673in" svg:viewBox="0 0 67 209" svg:d="M66 8c0 0 1-3 1-4 0-2-1-4-5-4-6 0-31 2-38 2-2 2-6 2-6 8 0 4 4 4 7 4 15 0 15 2 15 4s0 5-2 7l-37 147c-1 2-1 6-1 9 0 19 17 28 31 28 7 0 17-3 24-16 7-11 11-29 11-30 0-3-4-3-5-3-3 0-5 2-6 7-3 14-9 33-23 33-7 0-9-7-9-14 0-4 1-8 1-12z"><text:p/></draw:path><draw:path draw:style-name="gr3" draw:text-style-name="P43" svg:width="0.1106in" svg:height="0.039in" svg:x="0.2417in" svg:y="0.0618in" svg:viewBox="0 0 282 100" svg:d="M268 17c6 0 14 0 14-9 0-8-8-8-14-8h-254c-6 0-14 0-14 8 0 9 8 9 14 9zM268 100c6 0 14 0 14-9 0-8-8-8-14-8h-254c-6 0-14 0-14 8 0 9 8 9 14 9z"><text:p/></draw:path><draw:path draw:style-name="gr3" draw:text-style-name="P43" svg:width="0.098in" svg:height="0.1134in" svg:x="0.413in" svg:y="0.0083in" svg:viewBox="0 0 250 289" svg:d="M82 156h70c52 0 98-35 98-77s-42-79-100-79h-150v13h10c33 0 33 5 33 21v223c0 14 0 19-33 19h-10v13c14-1 46-1 62-1s48 0 63 1v-13h-10c-32 0-33-5-33-19zM80 144v-114c0-14 0-17 21-17h37c68 0 68 45 68 66 0 19 0 65-68 65z"><text:p/></draw:path><draw:path draw:style-name="gr3" draw:text-style-name="P43" svg:width="0.0559in" svg:height="0.0732in" svg:x="0.5244in" svg:y="0.0504in" svg:viewBox="0 0 143 187" svg:d="M59 47v-47l-59 5v13c30 0 34 2 34 24v113c0 19-5 19-34 19v13c17 0 36-1 48-1 18 0 37 0 54 1v-13h-8c-32 0-33-5-33-19v-66c0-42 18-79 51-79 2 0 3 0 4 0-1 0-9 6-9 16 0 12 8 18 18 18 7 0 18-4 18-18s-13-26-31-26c-32 0-47 29-53 47z"><text:p/></draw:path><draw:path draw:style-name="gr3" draw:text-style-name="P43" svg:width="0.0591in" svg:height="0.1657in" svg:x="0.5972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3" svg:width="0.113in" svg:height="0.1126in" svg:x="0.672in" svg:y="0.0098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3" svg:width="0.0354in" svg:height="0.0783in" svg:x="0.7701in" svg:y="0.0701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26in" svg:height="0.0819in" svg:x="0.8189in" svg:y="0.0673in" svg:viewBox="0 0 67 209" svg:d="M66 8c0 0 1-3 1-4 0-2-1-4-5-4-6 0-31 2-38 2-2 2-6 2-6 8 0 4 4 4 7 4 15 0 15 2 15 4s0 5-2 7l-37 147c-1 2-1 6-1 9 0 19 17 28 31 28 7 0 17-3 24-16 7-11 11-29 11-30 0-3-4-3-5-3-3 0-5 2-6 7-3 14-9 33-23 33-7 0-9-7-9-14 0-4 1-8 1-12z"><text:p/></draw:path><draw:path draw:style-name="gr3" draw:text-style-name="P43" svg:width="0.1106in" svg:height="0.039in" svg:x="0.9181in" svg:y="0.0618in" svg:viewBox="0 0 282 100" svg:d="M268 17c6 0 14 0 14-9 0-8-8-8-14-8h-254c-6 0-14 0-14 8 0 9 8 9 14 9zM268 100c6 0 14 0 14-9 0-8-8-8-14-8h-254c-6 0-14 0-14 8 0 9 8 9 14 9z"><text:p/></draw:path><draw:path draw:style-name="gr3" draw:text-style-name="P43" svg:width="0.0547in" svg:height="0.1106in" svg:x="1.0984in" svg:y="0.0138in" svg:viewBox="0 0 140 282" svg:d="M88 11c0-10 0-11-10-11-26 28-65 28-78 28v13c8 0 34 0 55-12v219c0 16-1 21-39 21h-14v13c16-1 52-1 70-1 17 0 54 0 68 1v-13h-13c-38 0-39-5-39-21z"><text:p/></draw:path><draw:path draw:style-name="gr3" draw:text-style-name="P43" svg:width="0.0067in" svg:height="0.1657in" svg:x="1.1858in" svg:y="0.0004in" svg:viewBox="0 0 18 422" svg:d="M18 16c0-9 0-16-8-16-10 0-10 7-10 16v392c0 7 0 14 10 14 8 0 8-7 8-14z"><text:p/></draw:path><draw:path draw:style-name="gr3" draw:text-style-name="P43" svg:width="0.137in" svg:height="0.1134in" svg:x="1.2165in" svg:y="0.0083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1106in" svg:height="0.039in" svg:x="1.4177in" svg:y="0.0618in" svg:viewBox="0 0 282 100" svg:d="M268 17c6 0 14 0 14-9 0-8-8-8-14-8h-254c-6 0-14 0-14 8 0 9 8 9 14 9zM268 100c6 0 14 0 14-9 0-8-8-8-14-8h-254c-6 0-14 0-14 8 0 9 8 9 14 9z"><text:p/></draw:path><draw:path draw:style-name="gr3" draw:text-style-name="P43" svg:width="0.0827in" svg:height="0.0752in" svg:x="1.5882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3" svg:width="0.0354in" svg:height="0.0783in" svg:x="1.6835in" svg:y="0.0701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591in" svg:height="0.1657in" svg:x="1.7453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31"><text:span text:style-name="T51">m</text:span>atch treated individuals to untreated based on the propensity score,</text:p>
        </text:list-item>
        <text:list-item>
          <text:p text:style-name="P31"><text:span text:style-name="T51">r</text:span>emove pairs for which there was no good match, in particular, for which <draw:g text:anchor-type="as-char" svg:y="-0.1252in" draw:z-index="5" draw:style-name="gr1"><svg:title>TexMaths</svg:title><svg:desc>12§display§|p_{ilt} - p_{jlt}| &gt; 2\sigma_{|p_{ilt} – p_{jlt}|}§svg§600§FALSE§</svg:desc><draw:polygon draw:style-name="gr2" draw:text-style-name="P42" svg:width="1.6724in" svg:height="0.1874in" svg:x="0in" svg:y="0.0004in" svg:viewBox="0 0 4249 477" draw:points="2125,477 0,477 0,0 4249,0 4249,477"><text:p/></draw:polygon><draw:path draw:style-name="gr3" draw:text-style-name="P42" svg:width="0.0067in" svg:height="0.1657in" svg:x="0.0197in" svg:y="0.0004in" svg:viewBox="0 0 18 422" svg:d="M18 16c0-9 0-16-8-16-10 0-10 7-10 16v391c0 8 0 15 10 15 8 0 8-7 8-15z"><text:p/></draw:path><draw:path draw:style-name="gr3" draw:text-style-name="P42" svg:width="0.0866in" svg:height="0.1059in" svg:x="0.0406in" svg:y="0.050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2" svg:width="0.0354in" svg:height="0.0783in" svg:x="0.1346in" svg:y="0.0693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2" svg:width="0.026in" svg:height="0.0815in" svg:x="0.1831in" svg:y="0.0661in" svg:viewBox="0 0 67 208" svg:d="M66 8c0 0 1-3 1-4 0-2-1-4-5-4-6 0-31 2-38 2-2 2-6 2-6 8 0 4 4 4 7 4 15 0 15 2 15 4s0 5-2 7l-37 146c-1 3-1 6-1 10 0 19 17 27 31 27 7 0 17-2 24-15 7-11 11-29 11-30 0-4-4-4-5-4-3 0-5 3-6 8-3 14-9 33-23 33-7 0-9-7-9-14 0-4 1-9 1-12z"><text:p/></draw:path><draw:path draw:style-name="gr3" draw:text-style-name="P42" svg:width="0.0394in" svg:height="0.0736in" svg:x="0.2232in" svg:y="0.0756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2" svg:width="0.1016in" svg:height="0.0067in" svg:x="0.328in" svg:y="0.0783in" svg:viewBox="0 0 259 18" svg:d="M244 18c7 0 15 0 15-8 0-10-8-10-15-10h-230c-7 0-14 0-14 10 0 8 7 8 14 8z"><text:p/></draw:path><draw:path draw:style-name="gr3" draw:text-style-name="P42" svg:width="0.0866in" svg:height="0.1059in" svg:x="0.4744in" svg:y="0.0504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2" svg:width="0.0512in" svg:height="0.1004in" svg:x="0.563in" svg:y="0.0693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2" svg:width="0.026in" svg:height="0.0815in" svg:x="0.6315in" svg:y="0.0661in" svg:viewBox="0 0 67 208" svg:d="M66 8c0 0 1-3 1-4 0-2-1-4-5-4-6 0-31 2-38 2-2 2-6 2-6 8 0 4 4 4 7 4 15 0 15 2 15 4s0 5-2 7l-37 146c-1 3-1 6-1 10 0 19 17 27 31 27 7 0 17-2 24-15 7-11 11-29 11-30 0-4-4-4-5-4-3 0-5 3-6 8-3 14-9 33-23 33-7 0-9-7-9-14 0-4 1-9 1-12z"><text:p/></draw:path><draw:path draw:style-name="gr3" draw:text-style-name="P42" svg:width="0.0394in" svg:height="0.0736in" svg:x="0.6717in" svg:y="0.0756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2" svg:width="0.0067in" svg:height="0.1657in" svg:x="0.7453in" svg:y="0.0004in" svg:viewBox="0 0 18 422" svg:d="M18 16c0-9 0-16-8-16-10 0-10 7-10 16v391c0 8 0 15 10 15 8 0 8-7 8-15z"><text:p/></draw:path><draw:path draw:style-name="gr3" draw:text-style-name="P42" svg:width="0.1016in" svg:height="0.0965in" svg:x="0.8311in" svg:y="0.0319in" svg:viewBox="0 0 259 246" svg:d="M251 132c5-3 8-4 8-10 0-5-3-7-8-8l-235-112c-5-2-6-2-8-2-4 0-8 4-8 8s2 6 8 10l222 104-222 106c-6 2-8 6-8 9 0 5 4 9 8 9 2 0 3 0 8-4z"><text:p/></draw:path><draw:path draw:style-name="gr3" draw:text-style-name="P42" svg:width="0.0661in" svg:height="0.1106in" svg:x="1.0008in" svg:y="0.0138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2" svg:width="0.0878in" svg:height="0.0732in" svg:x="1.0811in" svg:y="0.052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2" svg:width="0.0059in" svg:height="0.1161in" svg:x="1.1866in" svg:y="0.0646in" svg:viewBox="0 0 16 296" svg:d="M16 12c0-5 0-12-8-12s-8 7-8 12v272c0 5 0 12 7 12 9 0 9-7 9-12z"><text:p/></draw:path><draw:path draw:style-name="gr3" draw:text-style-name="P42" svg:width="0.065in" svg:height="0.0736in" svg:x="1.2087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2" svg:width="0.0295in" svg:height="0.0563in" svg:x="1.2846in" svg:y="0.1138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2" svg:width="0.0209in" svg:height="0.0587in" svg:x="1.329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2" svg:width="0.0323in" svg:height="0.0528in" svg:x="1.3677in" svg:y="0.1173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2" svg:width="0.065in" svg:height="0.0736in" svg:x="1.4161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2" svg:width="0.0394in" svg:height="0.0724in" svg:x="1.4874in" svg:y="0.1138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2" svg:width="0.0209in" svg:height="0.0587in" svg:x="1.546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2" svg:width="0.0323in" svg:height="0.0528in" svg:x="1.5846in" svg:y="0.1173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2" svg:width="0.0059in" svg:height="0.1161in" svg:x="1.65in" svg:y="0.0646in" svg:viewBox="0 0 16 296" svg:d="M16 12c0-5 0-12-8-12s-8 7-8 12v272c0 5 0 12 7 12 9 0 9-7 9-12z"><text:p/></draw:path></draw:g>, <text:span text:style-name="T51">and </text:span></text:p>
        </text:list-item>
        <text:list-item>
          <text:p text:style-name="P31"><text:span text:style-name="T51">c</text:span>ompute <text:span text:style-name="T39">a pseudo</text:span> Average Treatment effect on the Treated (ATT) as the ratio of adopters over non adopters, <draw:g text:anchor-type="as-char" svg:y="-0.1252in" draw:z-index="6" draw:style-name="gr1"><svg:title>TexMaths</svg:title><svg:desc>12§display§n_+/n_-§svg§600§FALSE§</svg:desc><draw:polygon draw:style-name="gr2" draw:text-style-name="P42" svg:width="0.4953in" svg:height="0.1654in" svg:x="0in" svg:y="0.0004in" svg:viewBox="0 0 1259 421" draw:points="629,421 0,421 0,0 1259,0 1259,421"><text:p/></draw:polygon><draw:path draw:style-name="gr3" draw:text-style-name="P42" svg:width="0.0898in" svg:height="0.0752in" svg:x="0.0047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2" svg:width="0.0854in" svg:height="0.0854in" svg:x="0.1071in" svg:y="0.0756in" svg:viewBox="0 0 218 218" svg:d="M116 116h92c3 0 10 0 10-7s-7-7-10-7h-92v-91c0-4 0-11-7-11s-7 7-7 11v91h-91c-4 0-11 0-11 7s7 7 11 7h91v92c0 3 0 10 7 10s7-6 7-10z"><text:p/></draw:path><draw:path draw:style-name="gr3" draw:text-style-name="P42" svg:width="0.065in" svg:height="0.1657in" svg:x="0.2189in" svg:y="0.0004in" svg:viewBox="0 0 166 422" svg:d="M163 16c3-5 3-8 3-8 0-4-4-8-9-8-3 0-6 1-7 4l-148 403c-2 6-2 7-2 7 0 5 4 8 8 8 6 0 8-2 10-9z"><text:p/></draw:path><draw:path draw:style-name="gr3" draw:text-style-name="P42" svg:width="0.0898in" svg:height="0.0752in" svg:x="0.2972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2" svg:width="0.0783in" svg:height="0.0059in" svg:x="0.4039in" svg:y="0.1146in" svg:viewBox="0 0 200 16" svg:d="M188 16c5 0 12 0 12-8s-6-8-12-8h-176c-5 0-12 0-12 7 0 9 7 9 12 9z"><text:p/></draw:path></draw:g></text:p>
        </text:list-item>
      </text:list>
      <text:p text:style-name="P12">Nevertheless, while the propensity score matching estimator is widely used by literature <text:reference-mark-start text:name="ADDIN CSL_CITATION {&quot;mendeley&quot;: {&quot;formattedCitation&quot;: &quot;(Imbens &amp; Wooldridge, 2009)&quot;, &quot;previouslyFormattedCitation&quot;: &quot;(Imbens &amp; Wooldridge, 2009)&quot;, &quot;plainTextFormattedCitation&quot;: &quot;(Imbens &amp; Wooldridge, 2009)&quot;}, &quot;schema&quot;: &quot;https://github.com/citation-style-language/schema/raw/master/csl-citation.json&quot;, &quot;properties&quot;: {&quot;noteIndex&quot;: 0}, &quot;citationItems&quot;: [{&quot;uris&quot;: [&quot;http://www.mendeley.com/documents/?uuid=68b9fcb1-8c6b-4a8d-9324-c1c541dea77d&quot;], &quot;itemData&quot;: {&quot;type&quot;: &quot;article-journal&quot;, &quot;ISBN&quot;: &quot;00220515&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DOI&quot;: &quot;10.1257/jel.47.1.5&quot;, &quot;author&quot;: [{&quot;non-dropping-particle&quot;: &quot;&quot;, &quot;family&quot;: &quot;Imbens&quot;, &quot;dropping-particle&quot;: &quot;&quot;, &quot;parse-names&quot;: false, &quot;given&quot;: &quot;Guido W&quot;, &quot;suffix&quot;: &quot;&quot;}, {&quot;non-dropping-particle&quot;: &quot;&quot;, &quot;family&quot;: &quot;Wooldridge&quot;, &quot;dropping-particle&quot;: &quot;&quot;, &quot;parse-names&quot;: false, &quot;given&quot;: &quot;Jeffrey M&quot;, &quot;suffix&quot;: &quot;&quot;}], &quot;PMID&quot;: &quot;213233919&quot;, &quot;page&quot;: &quot;5-86&quot;, &quot;container-title&quot;: &quot;Journal of Economic Literature&quot;, &quot;id&quot;: &quot;ITEM-1&quot;, &quot;volume&quot;: &quot;47&quot;, &quot;title&quot;: &quot;Recent Developments in the Econometrics of Program Evaluation&quot;, &quot;issue&quot;: &quot;1&quot;, &quot;ISSN&quot;: &quot;0022-0515&quot;}, &quot;id&quot;: &quot;ITEM-1&quot;}]} RNDdjhKr6tbOU"/><text:span text:style-name="T8">(Imbens &amp; Wooldridge, 2009)</text:span><text:reference-mark-end text:name="ADDIN CSL_CITATION {&quot;mendeley&quot;: {&quot;formattedCitation&quot;: &quot;(Imbens &amp; Wooldridge, 2009)&quot;, &quot;previouslyFormattedCitation&quot;: &quot;(Imbens &amp; Wooldridge, 2009)&quot;, &quot;plainTextFormattedCitation&quot;: &quot;(Imbens &amp; Wooldridge, 2009)&quot;}, &quot;schema&quot;: &quot;https://github.com/citation-style-language/schema/raw/master/csl-citation.json&quot;, &quot;properties&quot;: {&quot;noteIndex&quot;: 0}, &quot;citationItems&quot;: [{&quot;uris&quot;: [&quot;http://www.mendeley.com/documents/?uuid=68b9fcb1-8c6b-4a8d-9324-c1c541dea77d&quot;], &quot;itemData&quot;: {&quot;type&quot;: &quot;article-journal&quot;, &quot;ISBN&quot;: &quot;00220515&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DOI&quot;: &quot;10.1257/jel.47.1.5&quot;, &quot;author&quot;: [{&quot;non-dropping-particle&quot;: &quot;&quot;, &quot;family&quot;: &quot;Imbens&quot;, &quot;dropping-particle&quot;: &quot;&quot;, &quot;parse-names&quot;: false, &quot;given&quot;: &quot;Guido W&quot;, &quot;suffix&quot;: &quot;&quot;}, {&quot;non-dropping-particle&quot;: &quot;&quot;, &quot;family&quot;: &quot;Wooldridge&quot;, &quot;dropping-particle&quot;: &quot;&quot;, &quot;parse-names&quot;: false, &quot;given&quot;: &quot;Jeffrey M&quot;, &quot;suffix&quot;: &quot;&quot;}], &quot;PMID&quot;: &quot;213233919&quot;, &quot;page&quot;: &quot;5-86&quot;, &quot;container-title&quot;: &quot;Journal of Economic Literature&quot;, &quot;id&quot;: &quot;ITEM-1&quot;, &quot;volume&quot;: &quot;47&quot;, &quot;title&quot;: &quot;Recent Developments in the Econometrics of Program Evaluation&quot;, &quot;issue&quot;: &quot;1&quot;, &quot;ISSN&quot;: &quot;0022-0515&quot;}, &quot;id&quot;: &quot;ITEM-1&quot;}]} RNDdjhKr6tbOU"/>, it is also a very controversial one since it is <text:span text:style-name="T51">known</text:span> to <text:span text:style-name="T52">worsen balance</text:span><text:span text:style-name="T7">—</text:span><text:span text:style-name="T30">in raw terms, the comparability between treated and controlled—in </text:span><text:span text:style-name="T21">post matched samples, which is the opposite of what the method itself looks for.</text:span><text:reference-mark-start text:name="ADDIN CSL_CITATION {&quot;mendeley&quot;: {&quot;formattedCitation&quot;: &quot;(King &amp; Nielsen, 2015)&quot;, &quot;previouslyFormattedCitation&quot;: &quot;(King &amp; Nielsen, 2015)&quot;, &quot;plainTextFormattedCitation&quot;: &quot;(King &amp; Nielsen, 2015)&quot;}, &quot;schema&quot;: &quot;https://github.com/citation-style-language/schema/raw/master/csl-citation.json&quot;, &quot;properties&quot;: {&quot;noteIndex&quot;: 0}, &quot;citationItems&quot;: [{&quot;uris&quot;: [&quot;http://www.mendeley.com/documents/?uuid=9c9ede7e-dc83-4421-b946-93ce6944ce74&quot;], &quot;itemData&quot;: {&quot;issued&quot;: {&quot;date-parts&quot;: [[&quot;2015&quot;]]}, &quot;type&quot;: &quot;report&quot;, &quot;title&quot;: &quot;Why Propensity Scores Should Not Be Used for&quot;, &quot;author&quot;: [{&quot;non-dropping-particle&quot;: &quot;&quot;, &quot;family&quot;: &quot;King&quot;, &quot;dropping-particle&quot;: &quot;&quot;, &quot;parse-names&quot;: false, &quot;given&quot;: &quot;Gary&quot;, &quot;suffix&quot;: &quot;&quot;}, {&quot;non-dropping-particle&quot;: &quot;&quot;, &quot;family&quot;: &quot;Nielsen&quot;, &quot;dropping-particle&quot;: &quot;&quot;, &quot;parse-names&quot;: false, &quot;given&quot;: &quot;Richard&quot;, &quot;suffix&quot;: &quot;&quot;}], &quot;id&quot;: &quot;ITEM-1&quot;}, &quot;id&quot;: &quot;ITEM-1&quot;}]} RNDjHP0rdGoiy"/><text:span text:style-name="T15">(King &amp; Nielsen, 2015)</text:span><text:reference-mark-end text:name="ADDIN CSL_CITATION {&quot;mendeley&quot;: {&quot;formattedCitation&quot;: &quot;(King &amp; Nielsen, 2015)&quot;, &quot;previouslyFormattedCitation&quot;: &quot;(King &amp; Nielsen, 2015)&quot;, &quot;plainTextFormattedCitation&quot;: &quot;(King &amp; Nielsen, 2015)&quot;}, &quot;schema&quot;: &quot;https://github.com/citation-style-language/schema/raw/master/csl-citation.json&quot;, &quot;properties&quot;: {&quot;noteIndex&quot;: 0}, &quot;citationItems&quot;: [{&quot;uris&quot;: [&quot;http://www.mendeley.com/documents/?uuid=9c9ede7e-dc83-4421-b946-93ce6944ce74&quot;], &quot;itemData&quot;: {&quot;issued&quot;: {&quot;date-parts&quot;: [[&quot;2015&quot;]]}, &quot;type&quot;: &quot;report&quot;, &quot;title&quot;: &quot;Why Propensity Scores Should Not Be Used for&quot;, &quot;author&quot;: [{&quot;non-dropping-particle&quot;: &quot;&quot;, &quot;family&quot;: &quot;King&quot;, &quot;dropping-particle&quot;: &quot;&quot;, &quot;parse-names&quot;: false, &quot;given&quot;: &quot;Gary&quot;, &quot;suffix&quot;: &quot;&quot;}, {&quot;non-dropping-particle&quot;: &quot;&quot;, &quot;family&quot;: &quot;Nielsen&quot;, &quot;dropping-particle&quot;: &quot;&quot;, &quot;parse-names&quot;: false, &quot;given&quot;: &quot;Richard&quot;, &quot;suffix&quot;: &quot;&quot;}], &quot;id&quot;: &quot;ITEM-1&quot;}, &quot;id&quot;: &quot;ITEM-1&quot;}]} RNDjHP0rdGoiy"/><text:span text:style-name="T21"> </text:span><text:span text:style-name="T22">Instead, in this article we will use two different estimators which have better properties </text:span><text:span text:style-name="T30">in terms of improving balance</text:span><text:span text:style-name="T22">: Nearest Neighbor Matching based on Mahalanobis distance (NNM), and Inverse Pro</text:span><text:span text:style-name="T24">b</text:span><text:span text:style-name="T22">ability Weighting (IPW).</text:span></text:p>
      <text:p text:style-name="P15"><text:span text:style-name="T31">Before presenting the algorithms for implementing NNM and IPW, one important difference has to be noticed. When</text:span><text:span text:style-name="T22">, </text:span><text:span text:style-name="T31">in </text:span><text:span text:style-name="T22">Aral et al. (2009) they </text:span><text:span text:style-name="T31">define the treated and untreated groups over the entire population, </text:span><text:soft-page-break/><text:span text:style-name="T31">they </text:span><text:span text:style-name="T22">do not control for individuals having adopted in time periods prior to </text:span><text:span text:style-name="T22"><draw:g text:anchor-type="as-char" svg:y="-0.1071in" draw:z-index="39"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22">, in other words, at least in </text:span><text:reference-mark-start text:name="ADDIN CSL_CITATION {&quot;mendeley&quot;: {&quot;formattedCitation&quot;: &quot;(Valente, 1995)&quot;, &quot;previouslyFormattedCitation&quot;: &quot;(Valente, 1995)&quot;, &quot;plainTextFormattedCitation&quot;: &quot;(Valente, 1995)&quot;}, &quot;schema&quot;: &quot;https://github.com/citation-style-language/schema/raw/master/csl-citation.json&quot;, &quot;properties&quot;: {&quot;noteIndex&quot;: 0}, &quot;citationItems&quot;: [{&quot;uris&quot;: [&quot;http://www.mendeley.com/documents/?uuid=05552744-7c3b-4f30-a62d-cb53cd63f105&quot;], &quot;itemData&quot;: {&quot;type&quot;: &quot;book&quot;, &quot;ISBN&quot;: &quot;9781881303213&quot;, &quot;id&quot;: &quot;ITEM-1&quot;, &quot;publisher&quot;: &quot;Hampton Press&quot;, &quot;title&quot;: &quot;Network models of the diffusion of innovations&quot;, &quot;issued&quot;: {&quot;date-parts&quot;: [[&quot;1995&quot;]]}, &quot;edition&quot;: &quot;2&quot;, &quot;author&quot;: [{&quot;non-dropping-particle&quot;: &quot;&quot;, &quot;family&quot;: &quot;Valente&quot;, &quot;dropping-particle&quot;: &quot;&quot;, &quot;parse-names&quot;: false, &quot;given&quot;: &quot;Thomas W.&quot;, &quot;suffix&quot;: &quot;&quot;}], &quot;publisher-place&quot;: &quot;Cresskill N.J.&quot;}, &quot;id&quot;: &quot;ITEM-1&quot;}]} RNDAROgnsqOA4"/><text:span text:style-name="T16">(Valente, 1995)</text:span><text:reference-mark-end text:name="ADDIN CSL_CITATION {&quot;mendeley&quot;: {&quot;formattedCitation&quot;: &quot;(Valente, 1995)&quot;, &quot;previouslyFormattedCitation&quot;: &quot;(Valente, 1995)&quot;, &quot;plainTextFormattedCitation&quot;: &quot;(Valente, 1995)&quot;}, &quot;schema&quot;: &quot;https://github.com/citation-style-language/schema/raw/master/csl-citation.json&quot;, &quot;properties&quot;: {&quot;noteIndex&quot;: 0}, &quot;citationItems&quot;: [{&quot;uris&quot;: [&quot;http://www.mendeley.com/documents/?uuid=05552744-7c3b-4f30-a62d-cb53cd63f105&quot;], &quot;itemData&quot;: {&quot;type&quot;: &quot;book&quot;, &quot;ISBN&quot;: &quot;9781881303213&quot;, &quot;id&quot;: &quot;ITEM-1&quot;, &quot;publisher&quot;: &quot;Hampton Press&quot;, &quot;title&quot;: &quot;Network models of the diffusion of innovations&quot;, &quot;issued&quot;: {&quot;date-parts&quot;: [[&quot;1995&quot;]]}, &quot;edition&quot;: &quot;2&quot;, &quot;author&quot;: [{&quot;non-dropping-particle&quot;: &quot;&quot;, &quot;family&quot;: &quot;Valente&quot;, &quot;dropping-particle&quot;: &quot;&quot;, &quot;parse-names&quot;: false, &quot;given&quot;: &quot;Thomas W.&quot;, &quot;suffix&quot;: &quot;&quot;}], &quot;publisher-place&quot;: &quot;Cresskill N.J.&quot;}, &quot;id&quot;: &quot;ITEM-1&quot;}]} RNDAROgnsqOA4"/><text:span text:style-name="T22">,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31">Hence, when defining the relevant population for each combination of time and threshold level </text:span><text:span text:style-name="T31"><draw:g text:anchor-type="as-char" svg:y="-0.1181in" draw:z-index="40" draw:style-name="gr1"><svg:title>TexMaths</svg:title><svg:desc>12§display§l§svg§600§FALSE§</svg:desc><draw:polygon draw:style-name="gr2" draw:text-style-name="P43" svg:width="0.052in" svg:height="0.1154in" svg:x="0in" svg:y="0.0004in" svg:viewBox="0 0 133 294" draw:points="67,294 0,294 0,0 133,0 133,294"><text:p/></draw:polygon><draw:path draw:style-name="gr3" draw:text-style-name="P43"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31">, we will only use those observations that either have not adopted, or have adopted no more than 1 time period prior to </text:span><text:span text:style-name="T31"><draw:g text:anchor-type="as-char" svg:y="-0.1071in" draw:z-index="41"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3"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31">.</text:span></text:p>
      <text:p text:style-name="P15"><text:span text:style-name="T32">Since in our case we do not have </text:span><text:span text:style-name="T33">a dichotomous adoption variable, rather we observe how many articles a party has implemented, we say that a particular party has implemented an article if it at least has implemented a single item—</text:span><text:span text:style-name="T34">robustness check later</text:span><text:span text:style-name="T33">. </text:span><text:span text:style-name="T34">Interestingly, for example, in the case of Article 5, we see that roughly </text:span><text:span text:style-name="T35">6</text:span><text:span text:style-name="T34">0% </text:span><text:span text:style-name="T35">(95 members) </text:span><text:span text:style-name="T34">of the members have not implemented any part of it in 2010, and for 2012 that percentage lowers to 25%, so half of the non-adopters switched status.</text:span></text:p>
      <text:p text:style-name="P16"><text:span text:style-name="T34">O</text:span><text:span text:style-name="T21">n the other hand, we tried computing exposures using different specifications. The more straight forward way is to use the previous definition of adopter as basis for exposure, on the other hand, been connected to a member that merely implemented a single section to a member that has implemented the article as a whole </text:span><text:span text:style-name="T36">should be </text:span><text:span text:style-name="T21">different. </text:span><text:span text:style-name="T36">That way we define exposure as a continuous variable. </text:span><text:span text:style-name="T37">Still, we use the dichotomous variable to define the subset of the members that we will use for the estimation procedure. Notice that we will still use the whole network to compute exposures, </text:span><text:span text:style-name="T38">since this is what defines whether member I is treated or not.</text:span></text:p>
      <text:p text:style-name="P6">The NNM estimator can be described as follows:</text:p>
      <text:list xml:id="list6562137262115172724" text:style-name="L3">
        <text:list-item>
          <text:p text:style-name="P32"><text:span text:style-name="T21">For all </text:span><text:span text:style-name="T24">individuals</text:span><text:span text:style-name="T21"> </text:span><text:span text:style-name="T21"><draw:g text:anchor-type="as-char" svg:y="-0.111in" draw:z-index="8" draw:style-name="gr1"><svg:title>TexMaths</svg:title><svg:desc>12§display§i§svg§600§FALSE§</svg:desc><draw:polygon draw:style-name="gr2" draw:text-style-name="P42" svg:width="0.0575in" svg:height="0.1087in" svg:x="0in" svg:y="0.0004in" svg:viewBox="0 0 147 277" draw:points="73,277 0,277 0,0 147,0 147,277"><text:p/></draw:polygon><draw:path draw:style-name="gr3" draw:text-style-name="P42"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21"> </text:span><text:span text:style-name="T24">for which </text:span><text:span text:style-name="T24"><draw:g text:anchor-type="as-char" svg:y="-0.1146in" draw:z-index="38" draw:style-name="gr1"><svg:title>TexMaths</svg:title><svg:desc>12§display§T_{il} = 1§svg§600§FALSE§</svg:desc><draw:polygon draw:style-name="gr2" draw:text-style-name="P43" svg:width="0.4988in" svg:height="0.1378in" svg:x="0in" svg:y="0in" svg:viewBox="0 0 1268 351" draw:points="634,351 0,351 0,0 1268,0 1268,351"><text:p/></draw:polygon><draw:path draw:style-name="gr3" draw:text-style-name="P43" svg:width="0.113in" svg:height="0.1122in" svg:x="0.0039in" svg:y="0.0004in" svg:viewBox="0 0 288 286" svg:d="M170 30c4-12 5-14 10-16 5-1 18-1 28-1 42 0 61 1 61 35 0 6-1 23-4 33 0 3-1 8-1 9 0 2 1 5 5 5 5 0 6-3 7-10l11-73c1-2 1-6 1-7 0-5-5-5-12-5h-234c-11 0-11 0-14 8l-26 75c0 1-2 7-2 8 0 2 2 4 5 4 5 0 5-2 7-9 23-66 34-73 97-73h16c12 0 12 1 12 5 0 2-1 8-1 10l-57 224c-5 16-6 21-50 21-16 0-18 0-18 8 0 5 5 5 7 5 11 0 23-1 35-1s24 0 36 0 24 0 35 0c12 0 25 1 37 1 3 0 9 0 9-8 0-5-3-5-14-5s-17 0-28-1c-12-2-15-3-15-9 0-1 0-3 1-9z"><text:p/></draw:path><draw:path draw:style-name="gr3" draw:text-style-name="P43" svg:width="0.0354in" svg:height="0.0783in" svg:x="0.102in" svg:y="0.0606in"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43"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3" svg:width="0.1106in" svg:height="0.0386in" svg:x="0.25in" svg:y="0.052in" svg:viewBox="0 0 282 99" svg:d="M268 17c6 0 14 0 14-9 0-8-8-8-14-8h-254c-6 0-14 0-14 8 0 9 8 9 14 9zM268 99c6 0 14 0 14-8s-8-8-14-8h-254c-6 0-14 0-14 8s8 8 14 8z"><text:p/></draw:path><draw:path draw:style-name="gr3" draw:text-style-name="P43" svg:width="0.0547in" svg:height="0.1102in" svg:x="0.4307in" svg:y="0.0024in" svg:viewBox="0 0 140 281" svg:d="M88 11c0-10 0-11-10-11-26 28-65 28-78 28v13c8 0 34 0 55-12v219c0 15-1 20-39 20h-14v13c16-1 52-1 70-1 17 0 54 0 68 1v-13h-13c-38 0-39-5-39-20z"><text:p/></draw:path></draw:g></text:span><text:span text:style-name="T24">, </text:span><text:span text:style-name="T21">find </text:span><text:span text:style-name="T26">t</text:span><text:span text:style-name="T21">he </text:span><text:span text:style-name="T21"><draw:g text:anchor-type="as-char" svg:y="-0.1252in" draw:z-index="9" draw:style-name="gr1"><svg:title>TexMaths</svg:title><svg:desc>12§display§j(i)§svg§600§FALSE§</svg:desc><draw:polygon draw:style-name="gr2" draw:text-style-name="P42" svg:width="0.2634in" svg:height="0.1654in" svg:x="0.0024in" svg:y="0.0004in" svg:viewBox="0 0 670 421" draw:points="335,421 0,421 0,0 670,0 670,421"><text:p/></draw:polygon><draw:path draw:style-name="gr3" draw:text-style-name="P42" svg:width="0.0681in" svg:height="0.1437in" svg:x="0in" svg:y="0.0138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2" svg:width="0.039in" svg:height="0.1657in" svg:x="0.0965in" svg:y="0.0004in" svg:viewBox="0 0 100 422" svg:d="M100 419c0-1 0-3-9-10-53-53-66-133-66-198 0-73 16-146 69-199 6-6 6-6 6-7 0-4-3-5-5-5-5 0-43 29-69 83-21 47-26 93-26 128 0 34 5 84 28 132 26 53 62 79 67 79 2 0 5-1 5-3z"><text:p/></draw:path><draw:path draw:style-name="gr3" draw:text-style-name="P42" svg:width="0.0441in" svg:height="0.1114in" svg:x="0.1492in" svg:y="0.013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2" svg:width="0.039in" svg:height="0.1657in" svg:x="0.2106in" svg:y="0.0004in" svg:viewBox="0 0 100 422" svg:d="M100 211c0-32-5-84-29-132-25-51-63-79-66-79-4 0-5 1-5 5 0 1 0 1 8 9 42 42 66 110 66 197 0 73-15 148-68 201-6 4-6 6-6 7 0 2 1 3 5 3 3 0 42-28 67-81 22-47 28-94 28-130z"><text:p/></draw:path></draw:g></text:span><text:span text:style-name="T21"> such that </text:span><text:span text:style-name="T21"><draw:g text:anchor-type="as-char" svg:y="-0.1402in" draw:z-index="14" draw:style-name="gr1"><svg:title>TexMaths</svg:title><svg:desc>12§display§j(i) = \arg\min_{j: T_{jl} \neq T_{il}}\left(X_i - X_j\right)'\mathbf{S}^{-1}\left(X_i - X_j\right)§svg§600§FALSE§</svg:desc><draw:polygon draw:style-name="gr2" draw:text-style-name="P43" svg:width="3.1748in" svg:height="0.2902in" svg:x="0.0157in" svg:y="0.002in" svg:viewBox="0 0 8065 738" draw:points="4032,738 0,738 0,0 8065,0 8065,738"><text:p/></draw:polygon><draw:path draw:style-name="gr3" draw:text-style-name="P43" svg:width="0.0681in" svg:height="0.1437in" svg:x="0.0004in" svg:y="0.0402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3" svg:width="0.039in" svg:height="0.1657in" svg:x="0.0969in" svg:y="0.0236in" svg:viewBox="0 0 100 422" svg:d="M100 419c0-1 0-3-9-10-53-53-66-133-66-198 0-73 16-146 69-199 6-6 6-6 6-7 0-4-3-5-5-5-5 0-43 29-69 83-21 47-26 93-26 128 0 34 5 84 28 132 26 53 62 79 67 79 2 0 5-1 5-3z"><text:p/></draw:path><draw:path draw:style-name="gr3" draw:text-style-name="P43" svg:width="0.0441in" svg:height="0.1114in" svg:x="0.1496in" svg:y="0.0402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3" svg:width="0.039in" svg:height="0.1657in" svg:x="0.211in" svg:y="0.0236in" svg:viewBox="0 0 100 422" svg:d="M100 211c0-32-5-84-29-132-25-51-63-79-66-79-4 0-5 1-5 5 0 1 0 1 8 9 42 42 66 110 66 197 0 73-15 148-68 201-6 4-6 6-6 7 0 2 1 3 5 3 3 0 42-28 67-81 22-47 28-94 28-130z"><text:p/></draw:path><draw:path draw:style-name="gr3" draw:text-style-name="P43" svg:width="0.1106in" svg:height="0.039in" svg:x="0.3217in" svg:y="0.0874in" svg:viewBox="0 0 282 100" svg:d="M268 17c6 0 14 0 14-9 0-8-8-8-14-8h-254c-6 0-14 0-14 8 0 9 8 9 14 9zM268 100c6 0 14 0 14-9 0-8-8-8-14-8h-254c-6 0-14 0-14 8 0 9 8 9 14 9z"><text:p/></draw:path><draw:path draw:style-name="gr3" draw:text-style-name="P43" svg:width="0.0748in" svg:height="0.076in" svg:x="0.4941in" svg:y="0.0736in"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43" svg:width="0.0559in" svg:height="0.0732in" svg:x="0.5744in" svg:y="0.0756in" svg:viewBox="0 0 143 187" svg:d="M59 47v-47l-59 5v13c30 0 34 2 34 24v113c0 19-5 19-34 19v13c17 0 36-1 48-1 18 0 37 0 54 1v-13h-8c-32 0-33-5-33-19v-66c0-42 18-79 51-79 2 0 3 0 4 0-1 0-9 6-9 16 0 12 8 18 18 18 7 0 18-4 18-18s-13-26-31-26c-32 0-47 29-53 47z"><text:p/></draw:path><draw:path draw:style-name="gr3" draw:text-style-name="P43" svg:width="0.076in" svg:height="0.1098in" svg:x="0.639in" svg:y="0.0732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43" svg:width="0.1295in" svg:height="0.0732in" svg:x="0.8909in" svg:y="0.0756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43" svg:width="0.0354in" svg:height="0.111in" svg:x="1.0295in" svg:y="0.037in" svg:viewBox="0 0 91 283" svg:d="M61 96l-60 5v13c29 0 33 2 33 23v114c0 19-5 19-34 19v13c13 0 37-1 47-1 15 0 30 1 44 1v-13c-27 0-30-2-30-18zM64 23c0-15-11-23-23-23-13 0-23 12-23 23s10 21 23 21c12 0 23-8 23-21z"><text:p/></draw:path><draw:path draw:style-name="gr3" draw:text-style-name="P43" svg:width="0.0839in" svg:height="0.0732in" svg:x="1.0752in" svg:y="0.075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43" svg:width="0.0512in" svg:height="0.1008in" svg:x="0.7476in" svg:y="0.1795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3" svg:width="0.0134in" svg:height="0.05in" svg:x="0.8213in" svg:y="0.2063in" svg:viewBox="0 0 35 128" svg:d="M35 17c0-10-9-17-17-17-11 0-18 8-18 17 0 11 8 18 18 18s17-9 17-18zM35 112c0-11-9-18-17-18-11 0-18 8-18 18 0 9 8 16 18 16s17-8 17-16z"><text:p/></draw:path><draw:path draw:style-name="gr3" draw:text-style-name="P43" svg:width="0.087in" svg:height="0.0783in" svg:x="0.8516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3" svg:width="0.0394in" svg:height="0.0724in" svg:x="0.9283in" svg:y="0.2193in" svg:viewBox="0 0 101 185" svg:d="M101 10c0-5-4-10-10-10s-13 6-13 13c0 5 5 9 10 9 7 0 13-6 13-12zM54 151c-4 16-17 27-30 27-4 0-6 0-8-2 6-2 7-8 7-10 0-4-3-9-10-9s-13 6-13 13c0 10 10 15 24 15s42-7 49-34l19-75c0-3 2-5 2-8 0-12-12-20-27-20-26 0-42 29-42 32 0 4 4 4 5 4 4 0 4-1 5-4 9-20 24-25 31-25 8 0 10 7 10 11s-2 4-2 6z"><text:p/></draw:path><draw:path draw:style-name="gr3" draw:text-style-name="P43" svg:width="0.0209in" svg:height="0.0587in" svg:x="0.9874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3" svg:width="0.0642in" svg:height="0.1079in" svg:x="1.0469in" svg:y="0.1736in" svg:viewBox="0 0 164 275" svg:d="M162 13c2-3 2-5 2-6 0-3-3-7-7-7-5 0-6 2-8 6l-147 256c-2 3-2 4-2 6 0 3 2 7 7 7 4 0 6-3 7-6z"><text:p/></draw:path><draw:path draw:style-name="gr3" draw:text-style-name="P43" svg:width="0.0854in" svg:height="0.0311in" svg:x="1.035in" svg:y="0.2118in" svg:viewBox="0 0 218 80" svg:d="M208 14c3 0 10 0 10-7s-7-7-10-7h-197c-4 0-11 0-11 7s7 7 11 7zM208 80c3 0 10 0 10-7s-7-7-10-7h-197c-4 0-11 0-11 7s7 7 11 7z"><text:p/></draw:path><draw:path draw:style-name="gr3" draw:text-style-name="P43" svg:width="0.087in" svg:height="0.0783in" svg:x="1.1335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3" svg:width="0.0295in" svg:height="0.0563in" svg:x="1.2142in" svg:y="0.2193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43" svg:width="0.0209in" svg:height="0.0587in" svg:x="1.2594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3" svg:width="0.039in" svg:height="0.1657in" svg:x="1.3445in" svg:y="0.0236in" svg:viewBox="0 0 100 422" svg:d="M100 419c0-1 0-3-9-10-53-53-66-133-66-198 0-73 16-146 69-199 6-6 6-6 6-7 0-4-3-5-5-5-5 0-43 29-69 83-21 47-26 93-26 128 0 34 5 84 28 132 26 53 62 79 67 79 2 0 5-1 5-3z"><text:p/></draw:path><draw:path draw:style-name="gr3" draw:text-style-name="P43" svg:width="0.137in" svg:height="0.1134in" svg:x="1.3972in" svg:y="0.0346in" svg:viewBox="0 0 349 289" svg:d="M193 115l-35-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0354in" svg:height="0.0783in" svg:x="1.5354in" svg:y="0.0957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1016in" svg:height="0.0067in" svg:x="1.6354in" svg:y="0.1031in" svg:viewBox="0 0 259 18" svg:d="M244 18c7 0 15 0 15-8 0-10-8-10-15-10h-230c-7 0-14 0-14 10 0 8 7 8 14 8z"><text:p/></draw:path><draw:path draw:style-name="gr3" draw:text-style-name="P43" svg:width="0.137in" svg:height="0.1134in" svg:x="1.7917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0512in" svg:height="0.1008in" svg:x="1.9248in" svg:y="0.0957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3" svg:width="0.039in" svg:height="0.1657in" svg:x="2.0039in" svg:y="0.0236in" svg:viewBox="0 0 100 422" svg:d="M100 211c0-32-5-84-29-132-25-51-63-79-66-79-4 0-5 1-5 5 0 1 0 1 8 9 42 42 66 110 66 197 0 73-15 148-68 201-6 4-6 6-6 7 0 2 1 3 5 3 3 0 42-28 67-81 22-47 28-94 28-130z"><text:p/></draw:path><draw:path draw:style-name="gr3" draw:text-style-name="P43" svg:width="0.0295in" svg:height="0.0602in" svg:x="2.0661in" svg:y="0in" svg:viewBox="0 0 76 154" svg:d="M73 26c3-6 3-8 3-9 0-10-9-17-18-17-12 0-15 10-17 14l-40 129c0 1-1 5-1 5 0 3 10 6 12 6s2 0 5-5z"><text:p/></draw:path><draw:path draw:style-name="gr3" draw:text-style-name="P43" svg:width="0.0846in" svg:height="0.1177in" svg:x="2.1453in" svg:y="0.0323in" svg:viewBox="0 0 216 300" svg:d="M143 120l-61-13c-17-4-41-18-41-45 0-18 12-44 54-44 35 0 77 14 87 72 2 11 2 11 10 11 11 0 11-1 11-12v-77c0-8 0-12-7-12-4 0-5 0-10 5l-18 18c-25-19-53-23-73-23-65 0-95 41-95 85 0 28 14 47 23 57 20 20 35 24 81 33 38 9 45 10 54 18 6 7 17 18 17 37 0 21-11 50-55 50-32 0-97-9-100-71-1-9-1-11-10-11-10 0-10 4-10 13v77c0 8 0 12 7 12 5 0 5-1 9-4l19-20c29 22 68 24 85 24 70 0 96-48 96-91 0-47-34-81-73-89z"><text:p/></draw:path><draw:path draw:style-name="gr3" draw:text-style-name="P43" svg:width="0.0783in" svg:height="0.0059in" svg:x="2.2531in" svg:y="0.0484in" svg:viewBox="0 0 200 16" svg:d="M188 16c5 0 12 0 12-8s-6-8-12-8h-176c-5 0-12 0-12 7 0 9 7 9 12 9z"><text:p/></draw:path><draw:path draw:style-name="gr3" draw:text-style-name="P43" svg:width="0.0425in" svg:height="0.0772in" svg:x="2.3567in" svg:y="0.0024in" svg:viewBox="0 0 109 197" svg:d="M67 8c0-8 0-8-8-8-19 19-47 19-59 19v11c7 0 26 0 43-8v151c0 9 0 13-30 13h-11v11c5 0 42-1 53-1 10 0 47 1 54 1v-11h-12c-30 0-30-4-30-13z"><text:p/></draw:path><draw:path draw:style-name="gr3" draw:text-style-name="P43" svg:width="0.039in" svg:height="0.1657in" svg:x="2.463in" svg:y="0.0236in" svg:viewBox="0 0 100 422" svg:d="M100 419c0-1 0-3-9-10-53-53-66-133-66-198 0-73 16-146 69-199 6-6 6-6 6-7 0-4-3-5-5-5-5 0-43 29-69 83-21 47-26 93-26 128 0 34 5 84 28 132 26 53 62 79 67 79 2 0 5-1 5-3z"><text:p/></draw:path><draw:path draw:style-name="gr3" draw:text-style-name="P43" svg:width="0.137in" svg:height="0.1134in" svg:x="2.5157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0354in" svg:height="0.0783in" svg:x="2.6535in" svg:y="0.095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1016in" svg:height="0.0067in" svg:x="2.7543in" svg:y="0.1031in" svg:viewBox="0 0 259 18" svg:d="M244 18c7 0 15 0 15-8 0-10-8-10-15-10h-230c-7 0-14 0-14 10 0 8 7 8 14 8z"><text:p/></draw:path><draw:path draw:style-name="gr3" draw:text-style-name="P43" svg:width="0.137in" svg:height="0.1134in" svg:x="2.9102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0512in" svg:height="0.1008in" svg:x="3.0429in" svg:y="0.0957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3" svg:width="0.039in" svg:height="0.1657in" svg:x="3.1224in" svg:y="0.0236in" svg:viewBox="0 0 100 422" svg:d="M100 211c0-32-5-84-29-132-25-51-63-79-66-79-4 0-5 1-5 5 0 1 0 1 8 9 42 42 66 110 66 197 0 73-15 148-68 201-6 4-6 6-6 7 0 2 1 3 5 3 3 0 42-28 67-81 22-47 28-94 28-130z"><text:p/></draw:path></draw:g></text:span><text:span text:style-name="T23">, </text:span><text:span text:style-name="T24">where </text:span><text:span text:style-name="T24"><draw:g text:anchor-type="as-char" svg:y="-0.1472in" draw:z-index="10" draw:style-name="gr1"><svg:title>TexMaths</svg:title><svg:desc>12§display§\mathbf{S}^{-1}§svg§600§FALSE§</svg:desc><draw:polygon draw:style-name="gr2" draw:text-style-name="P42" svg:width="0.2748in" svg:height="0.1429in" svg:x="0in" svg:y="0.0024in" svg:viewBox="0 0 699 364" draw:points="350,364 0,364 0,0 699,0 699,364"><text:p/></draw:polygon><draw:path draw:style-name="gr3" draw:text-style-name="P42" svg:width="0.0846in" svg:height="0.1173in" svg:x="0.0102in" svg:y="0.0299in" svg:viewBox="0 0 216 299" svg:d="M143 120l-61-13c-17-4-41-18-41-45 0-18 12-44 55-44 34 0 76 14 86 72 2 11 2 11 10 11 11 0 11-2 11-12v-77c0-8 0-12-7-12-4 0-5 0-9 5l-19 18c-25-19-53-23-73-23-65 0-95 41-95 85 0 28 14 47 23 56 20 21 35 24 81 34 38 8 45 9 54 18 6 7 17 18 17 37 0 20-11 49-55 49-32 0-97-8-100-71-1-8-1-10-10-10-10 0-10 3-10 13v76c0 9 0 12 7 12 5 0 5-1 9-3l19-21c29 22 68 24 85 24 70 0 96-47 96-91 0-46-34-80-73-88z"><text:p/></draw:path><draw:path draw:style-name="gr3" draw:text-style-name="P42" svg:width="0.0783in" svg:height="0.0059in" svg:x="0.1181in" svg:y="0.0449in" svg:viewBox="0 0 200 16" svg:d="M188 16c5 0 12 0 12-8s-6-8-12-8h-176c-5 0-12 0-12 7 0 9 7 9 12 9z"><text:p/></draw:path><draw:path draw:style-name="gr3" draw:text-style-name="P42" svg:width="0.0425in" svg:height="0.0768in" svg:x="0.2217in" svg:y="0in" svg:viewBox="0 0 109 196" svg:d="M67 8c0-8 0-8-8-8-19 19-47 19-59 19v11c7 0 26 0 43-8v150c0 10 0 14-30 14h-11v10c5 0 42-1 53-1 10 0 47 1 54 1v-10h-12c-30 0-30-4-30-14z"><text:p/></draw:path></draw:g></text:span><text:span text:style-name="T24"> is the inverse of the covariance matrix of </text:span><text:span text:style-name="T24"><draw:g text:anchor-type="as-char" svg:y="-0.1252in" draw:z-index="17" draw:style-name="gr1"><svg:title>TexMaths</svg:title><svg:desc>12§display§X = \{X_i\}§svg§600§FALSE§</svg:desc><draw:polygon draw:style-name="gr2" draw:text-style-name="P43" svg:width="0.7287in" svg:height="0.1654in" svg:x="0in" svg:y="0.0004in" svg:viewBox="0 0 1852 421" draw:points="926,421 0,421 0,0 1852,0 1852,421"><text:p/></draw:polygon><draw:path draw:style-name="gr3" draw:text-style-name="P43" svg:width="0.137in" svg:height="0.1134in" svg:x="0.0043in" svg:y="0.0083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1106in" svg:height="0.039in" svg:x="0.2055in" svg:y="0.0618in" svg:viewBox="0 0 282 100" svg:d="M268 17c6 0 14 0 14-9 0-8-8-8-14-8h-254c-6 0-14 0-14 8 0 9 8 9 14 9zM268 100c6 0 14 0 14-9 0-8-8-8-14-8h-254c-6 0-14 0-14 8 0 9 8 9 14 9z"><text:p/></draw:path><draw:path draw:style-name="gr3" draw:text-style-name="P43" svg:width="0.0591in" svg:height="0.1657in" svg:x="0.3831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3" svg:width="0.137in" svg:height="0.1134in" svg:x="0.4583in" svg:y="0.0083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3" svg:width="0.0354in" svg:height="0.0783in" svg:x="0.5961in" svg:y="0.0701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591in" svg:height="0.1657in" svg:x="0.6583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text:span><text:span text:style-name="T27">. </text:span><text:span text:style-name="T28">Define </text:span><text:span text:style-name="T28"><draw:g text:anchor-type="as-char" svg:y="-0.1575in" draw:z-index="22" draw:style-name="gr1"><svg:title>TexMaths</svg:title><svg:desc>12§display§\hat Y_i = Y_{j(i)}§svg§600§FALSE§</svg:desc><draw:polygon draw:style-name="gr2" draw:text-style-name="P43" svg:width="0.6799in" svg:height="0.2161in" svg:x="0in" svg:y="0.002in" svg:viewBox="0 0 1728 550" draw:points="864,550 0,550 0,0 1728,0 1728,550"><text:p/></draw:polygon><draw:polygon draw:style-name="gr3" draw:text-style-name="P43" svg:width="0.0445in" svg:height="0.0256in" svg:x="0.0445in" svg:y="0in" svg:viewBox="0 0 114 66" draw:points="58,0 0,59 7,66 58,23 106,66 114,59"><text:p/></draw:polygon><draw:path draw:style-name="gr3" draw:text-style-name="P43" svg:width="0.1209in" svg:height="0.1134in" svg:x="0.0055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6-27l14-60c3-8 3-9 6-13z"><text:p/></draw:path><draw:path draw:style-name="gr3" draw:text-style-name="P43" svg:width="0.0354in" svg:height="0.0783in" svg:x="0.1016in" svg:y="0.105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1106in" svg:height="0.039in" svg:x="0.2067in" svg:y="0.0961in" svg:viewBox="0 0 282 100" svg:d="M267 17c6 0 15 0 15-9 0-8-9-8-15-8h-253c-6 0-14 0-14 8 0 9 8 9 14 9zM267 100c6 0 15 0 15-9 0-8-9-8-15-8h-253c-6 0-14 0-14 8 0 9 8 9 14 9z"><text:p/></draw:path><draw:path draw:style-name="gr3" draw:text-style-name="P43" svg:width="0.1209in" svg:height="0.1134in" svg:x="0.3783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512in" svg:height="0.1008in" svg:x="0.4685in" svg:y="0.1102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3" svg:width="0.0303in" svg:height="0.1161in" svg:x="0.5429in" svg:y="0.1in" svg:viewBox="0 0 78 296" svg:d="M72 0c-56 40-72 102-72 148 0 42 12 106 72 148 2 0 6 0 6-3s-1-3-4-5c-39-36-54-86-54-139 0-81 32-120 56-142 1-1 2-2 2-3 0-4-4-4-6-4z"><text:p/></draw:path><draw:path draw:style-name="gr3" draw:text-style-name="P43" svg:width="0.0354in" svg:height="0.0783in" svg:x="0.587in" svg:y="0.1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303in" svg:height="0.1161in" svg:x="0.6366in" svg:y="0.1in" svg:viewBox="0 0 78 296" svg:d="M6 0c-2 0-6 0-6 4 0 1 1 2 2 4 27 23 56 64 56 140 0 62-21 109-52 138-6 4-6 6-6 7s1 3 4 3 32-20 51-56c13-25 23-58 23-91 0-42-13-107-72-149z"><text:p/></draw:path></draw:g></text:span><text:span text:style-name="T28">.</text:span></text:p>
        </text:list-item>
        <text:list-item>
          <text:p text:style-name="P33"><text:span text:style-name="T29">S</text:span><text:span text:style-name="T21">imilar to Aral et al., we use what in the matching literature is called a </text:span><text:span text:style-name="T4">caliper</text:span><text:span text:style-name="T21">, so we only keep match pairs for which the Mahalanobis distance is less than 2 standard deviations. </text:span><text:span text:style-name="T26">As a difference from their paper, we will match individuals from both </text:span><text:soft-page-break/><text:span text:style-name="T26">treated and control groups. </text:span><text:span text:style-name="T21">The resulting set</text:span><text:span text:style-name="T26">s</text:span><text:span text:style-name="T21"> of pairs will be denoted </text:span><text:span text:style-name="T21"><draw:g text:anchor-type="as-char" svg:y="-0.1138in" draw:z-index="15" draw:style-name="gr1"><svg:title>TexMaths</svg:title><svg:desc>12§display§M_+§svg§600§FALSE§</svg:desc><draw:polygon draw:style-name="gr2" draw:text-style-name="P43" svg:width="0.2622in" svg:height="0.152in" svg:x="0in" svg:y="0.002in" svg:viewBox="0 0 667 387" draw:points="334,387 0,387 0,0 667,0 667,387"><text:p/></draw:polygon><draw:path draw:style-name="gr3" draw:text-style-name="P43" svg:width="0.1665in" svg:height="0.1138in" svg:x="0.0071in" svg:y="0in" svg:viewBox="0 0 424 290" svg:d="M374 32c4-15 4-19 36-19 10 0 14 0 14-8 0-5-4-5-11-5h-57c-10 0-10 0-16 8l-154 242-34-240c-1-10-2-10-13-10h-57c-9 0-14 0-14 8 0 5 5 5 14 5 4 0 13 0 18 1 6 0 9 2 9 6 0 3-1 4-2 9l-54 216c-4 17-11 30-46 32-1 0-7 0-7 8 0 4 2 5 6 5 13 0 29-1 42-1 14 0 30 1 43 1 3 0 9 0 9-9 0-4-5-4-9-4-24 0-27-9-27-19 0-3 0-6 1-10l57-231 38 263c0 5 1 10 6 10 4 0 7-5 9-7l171-270-60 244c-5 16-5 20-39 20-7 0-12 0-12 8 0 5 5 5 6 5 12 0 41-1 53-1 17 0 36 1 53 1 2 0 8 0 8-9 0-4-3-4-12-4-15 0-27 0-27-8 0-2 0-2 2-11z"><text:p/></draw:path><draw:path draw:style-name="gr3" draw:text-style-name="P43" svg:width="0.0854in" svg:height="0.0858in" svg:x="0.1685in" svg:y="0.0665in" svg:viewBox="0 0 218 219" svg:d="M116 117h92c3 0 10 0 10-8 0-7-7-7-10-7h-92v-91c0-4 0-11-7-11s-7 7-7 11v91h-91c-4 0-11 0-11 7 0 8 7 8 11 8h91v91c0 4 0 11 7 11s7-6 7-11z"><text:p/></draw:path></draw:g></text:span><text:span text:style-name="T21"> </text:span><text:span text:style-name="T26">and </text:span><text:span text:style-name="T26"><draw:g text:anchor-type="as-char" svg:y="-0.1138in" draw:z-index="16" draw:style-name="gr1"><svg:title>TexMaths</svg:title><svg:desc>12§display§M_-§svg§600§FALSE§</svg:desc><draw:polygon draw:style-name="gr2" draw:text-style-name="P43" svg:width="0.2638in" svg:height="0.152in" svg:x="0in" svg:y="0.002in" svg:viewBox="0 0 671 387" draw:points="336,387 0,387 0,0 671,0 671,387"><text:p/></draw:polygon><draw:path draw:style-name="gr3" draw:text-style-name="P43" svg:width="0.1661in" svg:height="0.1138in" svg:x="0.0071in" svg:y="0in" svg:viewBox="0 0 423 290" svg:d="M374 32c4-15 4-19 36-19 10 0 13 0 13-8 0-5-3-5-11-5h-56c-11 0-11 0-17 8l-153 242-34-240c-1-10-2-10-13-10h-57c-9 0-14 0-14 8 0 5 5 5 14 5 4 0 13 0 17 1 6 0 10 2 10 6 0 3-1 4-2 9l-54 216c-4 17-11 30-46 32-1 0-7 0-7 8 0 4 2 5 6 5 13 0 29-1 42-1 14 0 30 1 43 1 3 0 8 0 8-9 0-4-4-4-8-4-24 0-27-9-27-19 0-3 0-6 1-10l57-231 37 263c0 5 2 10 6 10 5 0 8-5 10-7l170-270-60 244c-4 16-4 20-38 20-7 0-12 0-12 8 0 5 5 5 6 5 12 0 41-1 53-1 16 0 36 1 52 1 3 0 9 0 9-9 0-4-4-4-12-4-16 0-28 0-28-8 0-2 0-2 3-11z"><text:p/></draw:path><draw:path draw:style-name="gr3" draw:text-style-name="P43" svg:width="0.0783in" svg:height="0.0059in" svg:x="0.1728in" svg:y="0.1063in" svg:viewBox="0 0 200 16" svg:d="M188 16c5 0 12 0 12-8s-6-8-12-8h-176c-5 0-12 0-12 7 0 9 7 9 12 9z"><text:p/></draw:path></draw:g></text:span><text:span text:style-name="T26"> respectively.</text:span></text:p>
        </text:list-item>
        <text:list-item>
          <text:p text:style-name="P34"><text:span text:style-name="T21">Compute the Average Treatment </text:span><text:span text:style-name="T26">E</text:span><text:span text:style-name="T21">ffect as follows</text:span><text:span text:style-name="T21"><draw:g text:anchor-type="as-char" svg:y="-0.1839in" draw:z-index="37" draw:style-name="gr1"><svg:title>TexMaths</svg:title><svg:desc>12§display§ATE_{l(NNM)} = \frac{n_+}{n_+ + n_-}\sum_{i \in M_+}\left(Y_i - \hat Y_i\right) +
\frac{n_-}{n_+ + n_-}\sum_{i \in M_-}\left(\hat Y_i-Y_i\right)§svg§600§FALSE§</svg:desc><draw:polygon draw:style-name="gr2" draw:text-style-name="P43" svg:width="4.8839in" svg:height="0.4197in" svg:x="0.1579in" svg:y="0in" svg:viewBox="0 0 12406 1067" draw:points="6203,1067 0,1067 0,0 12406,0 12406,1067"><text:p/></draw:polygon><draw:path draw:style-name="gr3" draw:text-style-name="P43"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43" svg:width="0.113in" svg:height="0.1126in" svg:x="0.1228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3" svg:width="0.1205in" svg:height="0.113in" svg:x="0.2449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43" svg:width="0.026in" svg:height="0.0819in" svg:x="0.3681in" svg:y="0.1402in" svg:viewBox="0 0 67 209" svg:d="M66 8c0 0 1-3 1-4 0-2-1-4-5-4-6 0-31 2-38 2-2 2-6 2-6 8 0 4 4 4 7 4 15 0 15 2 15 4s0 5-2 7l-37 147c-1 2-1 6-1 9 0 19 17 28 31 28 7 0 17-3 24-16 7-11 11-29 11-30 0-3-4-3-5-3-3 0-5 2-6 7-3 14-9 33-23 33-7 0-9-7-9-14 0-4 1-8 1-12z"><text:p/></draw:path><draw:path draw:style-name="gr3" draw:text-style-name="P43" svg:width="0.0303in" svg:height="0.1161in" svg:x="0.4165in" svg:y="0.1339in" svg:viewBox="0 0 78 296" svg:d="M72 0c-58 40-72 102-72 148 0 42 12 106 72 148 2 0 6 0 6-3s-1-3-4-5c-39-36-54-86-54-139 0-81 32-120 56-142 1-1 2-2 2-3 0-4-4-4-6-4z"><text:p/></draw:path><draw:path draw:style-name="gr3" draw:text-style-name="P43" svg:width="0.1035in" svg:height="0.0795in" svg:x="0.463in" svg:y="0.1429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3" svg:width="0.1035in" svg:height="0.0795in" svg:x="0.5803in" svg:y="0.1429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3" svg:width="0.124in" svg:height="0.0795in" svg:x="0.6976in" svg:y="0.1429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3" svg:width="0.0303in" svg:height="0.1161in" svg:x="0.8362in" svg:y="0.1339in" svg:viewBox="0 0 78 296" svg:d="M6 0c-2 0-6 0-6 4 0 1 1 2 2 4 27 23 56 64 56 140 0 62-21 109-53 138-5 4-5 6-5 7s1 3 4 3 32-20 51-56c13-25 23-58 23-91 0-42-13-107-72-149z"><text:p/></draw:path><draw:path draw:style-name="gr3" draw:text-style-name="P43" svg:width="0.1106in" svg:height="0.039in" svg:x="0.9453in" svg:y="0.1311in" svg:viewBox="0 0 282 100" svg:d="M268 17c6 0 14 0 14-9 0-8-8-8-14-8h-254c-6 0-14 0-14 8 0 9 8 9 14 9zM268 100c6 0 14 0 14-9 0-8-8-8-14-8h-254c-6 0-14 0-14 8 0 9 8 9 14 9z"><text:p/></draw:path><draw:path draw:style-name="gr3" draw:text-style-name="P43" svg:width="0.0898in" svg:height="0.0752in" svg:x="1.3425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43" svg:width="0.0854in" svg:height="0.0854in" svg:x="1.4453in" svg:y="0.0315in" svg:viewBox="0 0 218 218" svg:d="M116 116h92c3 0 10 0 10-7s-7-7-10-7h-92v-91c0-4 0-11-7-11s-7 7-7 11v91h-91c-4 0-11 0-11 7s7 7 11 7h91v92c0 3 0 10 7 10s7-6 7-10z"><text:p/></draw:path><draw:polygon draw:style-name="gr3" draw:text-style-name="P43" svg:width="0.6248in" svg:height="0.0067in" svg:x="1.1307in" svg:y="0.1457in" svg:viewBox="0 0 1588 18" draw:points="794,18 0,18 0,0 1588,0 1588,18"><text:p/></draw:polygon><draw:path draw:style-name="gr3" draw:text-style-name="P43" svg:width="0.0898in" svg:height="0.0752in" svg:x="1.1354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43" svg:width="0.0854in" svg:height="0.0854in" svg:x="1.2382in" svg:y="0.2579in" svg:viewBox="0 0 218 218" svg:d="M116 116h92c3 0 10 0 10-7s-7-7-10-7h-92v-91c0-4 0-11-7-11s-7 7-7 11v91h-91c-4 0-11 0-11 7s7 7 11 7h91v92c0 3 0 10 7 10s7-6 7-10z"><text:p/></draw:path><draw:path draw:style-name="gr3" draw:text-style-name="P43" svg:width="0.1106in" svg:height="0.1106in" svg:x="1.3866in" svg:y="0.2079in" svg:viewBox="0 0 282 282" svg:d="M150 150h118c6 0 14 0 14-8 0-10-8-10-14-10h-118v-118c0-6 0-14-8-14-9 0-10 8-10 14v118h-118c-6 0-14 0-14 10 0 8 8 8 14 8h118v118c0 6 0 14 10 14 8 0 8-8 8-14z"><text:p/></draw:path><draw:path draw:style-name="gr3" draw:text-style-name="P43" svg:width="0.0898in" svg:height="0.0752in" svg:x="1.5472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1.6543in" svg:y="0.2984in" svg:viewBox="0 0 200 16" svg:d="M188 16c5 0 12 0 12-8s-6-8-12-8h-176c-5 0-12 0-12 7 0 9 7 9 12 9z"><text:p/></draw:path><draw:path draw:style-name="gr3" draw:text-style-name="P43" svg:width="0.2213in" svg:height="0.2327in" svg:x="1.8705in" svg:y="0.0339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3" draw:text-style-name="P43" svg:width="0.0354in" svg:height="0.0783in" svg:x="1.8087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642in" svg:height="0.076in" svg:x="1.8622in" svg:y="0.322in" svg:viewBox="0 0 164 194" svg:d="M152 104c5 0 12 0 12-7s-7-7-12-7h-138c5-43 41-76 88-76h50c5 0 12 0 12-7s-7-7-12-7h-51c-55 0-101 43-101 97s46 97 101 97h51c5 0 12 0 12-7s-7-7-12-7h-50c-47 0-83-32-88-76z"><text:p/></draw:path><draw:path draw:style-name="gr3" draw:text-style-name="P43" svg:width="0.124in" svg:height="0.0795in" svg:x="1.9472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3" svg:width="0.0689in" svg:height="0.0697in" svg:x="2.0732in" svg:y="0.352in" svg:viewBox="0 0 176 178" svg:d="M95 95h73c4 0 8 0 8-6s-4-6-8-6h-73v-75c0-2 0-8-6-8s-6 6-6 8v75h-75c-2 0-8 0-8 6s6 6 8 6h75v73c0 4 0 10 6 10s6-6 6-10z"><text:p/></draw:path><draw:path draw:style-name="gr3" draw:text-style-name="P43" svg:width="0.0634in" svg:height="0.2988in" svg:x="2.2173in" svg:y="0in" svg:viewBox="0 0 162 760" svg:d="M143 755c0 1 5 5 5 5h9c1 0 5 0 5-4 0-2-1-2-2-4-16-15-39-38-65-85-46-81-63-186-63-287 0-187 54-297 128-373 2-1 2-2 2-2 0-5-4-5-8-5-6 0-6 0-11 4-40 34-85 93-115 182-18 55-28 124-28 193 0 101 18 214 85 312 11 17 27 34 27 34 4 6 10 12 14 15z"><text:p/></draw:path><draw:path draw:style-name="gr3" draw:text-style-name="P43" svg:width="0.1209in" svg:height="0.1134in" svg:x="2.2921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2.3878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1016in" svg:height="0.0067in" svg:x="2.4882in" svg:y="0.1457in" svg:viewBox="0 0 259 18" svg:d="M244 18c7 0 15 0 15-8 0-10-8-10-15-10h-230c-7 0-14 0-14 10 0 8 7 8 14 8z"><text:p/></draw:path><draw:polygon draw:style-name="gr3" draw:text-style-name="P43" svg:width="0.0445in" svg:height="0.0256in" svg:x="2.6843in" svg:y="0.0339in" svg:viewBox="0 0 114 66" draw:points="58,0 0,59 7,66 58,23 106,66 114,59"><text:p/></draw:polygon><draw:path draw:style-name="gr3" draw:text-style-name="P43" svg:width="0.1209in" svg:height="0.1134in" svg:x="2.6461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2.7417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634in" svg:height="0.2988in" svg:x="2.7976in" svg:y="0in" svg:viewBox="0 0 162 760" svg:d="M162 379c0-121-29-249-113-344-6-7-21-23-31-33-4-2-5-2-10-2-4 0-8 0-8 5 0 1 1 2 2 3 15 15 38 39 64 84 46 82 64 186 64 287 0 184-52 297-129 373 0 2-1 3-1 4 0 4 4 4 8 4 5 0 6 0 10-4 41-34 86-92 115-182 19-58 29-126 29-195z"><text:p/></draw:path><draw:path draw:style-name="gr3" draw:text-style-name="P43" svg:width="0.1106in" svg:height="0.1106in" svg:x="2.9382in" svg:y="0.0937in" svg:viewBox="0 0 282 282" svg:d="M150 150h118c6 0 14 0 14-8 0-10-8-10-14-10h-118v-118c0-6 0-14-8-14-9 0-10 8-10 14v118h-118c-6 0-14 0-14 10 0 8 8 8 14 8h118v118c0 6 0 14 10 14 8 0 8-8 8-14z"><text:p/></draw:path><draw:path draw:style-name="gr3" draw:text-style-name="P43" svg:width="0.0898in" svg:height="0.0752in" svg:x="3.3256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3.4323in" svg:y="0.072in" svg:viewBox="0 0 200 16" svg:d="M188 16c5 0 12 0 12-8s-6-8-12-8h-176c-5 0-12 0-12 7 0 9 7 9 12 9z"><text:p/></draw:path><draw:polygon draw:style-name="gr3" draw:text-style-name="P43" svg:width="0.6248in" svg:height="0.0067in" svg:x="3.1142in" svg:y="0.1457in" svg:viewBox="0 0 1588 18" draw:points="794,18 0,18 0,0 1588,0 1588,18"><text:p/></draw:polygon><draw:path draw:style-name="gr3" draw:text-style-name="P43" svg:width="0.0898in" svg:height="0.0752in" svg:x="3.1189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854in" svg:height="0.0854in" svg:x="3.2217in" svg:y="0.2579in" svg:viewBox="0 0 218 218" svg:d="M116 116h92c3 0 10 0 10-7s-7-7-10-7h-92v-91c0-4 0-11-7-11s-7 7-7 11v91h-91c-4 0-11 0-11 7s7 7 11 7h91v92c0 3 0 10 7 10s7-6 7-10z"><text:p/></draw:path><draw:path draw:style-name="gr3" draw:text-style-name="P43" svg:width="0.1106in" svg:height="0.1106in" svg:x="3.3697in" svg:y="0.2079in" svg:viewBox="0 0 282 282" svg:d="M150 150h118c6 0 14 0 14-8 0-10-8-10-14-10h-118v-118c0-6 0-14-8-14-10 0-10 8-10 14v118h-118c-6 0-14 0-14 10 0 8 8 8 14 8h118v118c0 6 0 14 10 14 8 0 8-8 8-14z"><text:p/></draw:path><draw:path draw:style-name="gr3" draw:text-style-name="P43" svg:width="0.0898in" svg:height="0.0752in" svg:x="3.531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3.6382in" svg:y="0.2984in" svg:viewBox="0 0 200 16" svg:d="M188 16c5 0 12 0 12-8s-6-8-12-8h-176c-5 0-12 0-12 7 0 9 7 9 12 9z"><text:p/></draw:path><draw:path draw:style-name="gr3" draw:text-style-name="P43" svg:width="0.2213in" svg:height="0.2327in" svg:x="3.8563in" svg:y="0.0339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43" svg:width="0.0354in" svg:height="0.0783in" svg:x="3.7917in" svg:y="0.3138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0642in" svg:height="0.076in" svg:x="3.8457in" svg:y="0.322in" svg:viewBox="0 0 164 194" svg:d="M152 104c5 0 12 0 12-7s-7-7-12-7h-138c5-43 41-76 88-76h50c5 0 12 0 12-7s-7-7-12-7h-51c-55 0-101 43-101 97s46 97 101 97h51c5 0 12 0 12-7s-7-7-12-7h-50c-47 0-83-32-88-76z"><text:p/></draw:path><draw:path draw:style-name="gr3" draw:text-style-name="P43" svg:width="0.124in" svg:height="0.0795in" svg:x="3.9311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3" svg:width="0.0634in" svg:height="0.0047in" svg:x="4.0614in" svg:y="0.3839in" svg:viewBox="0 0 162 13" svg:d="M152 13c4 0 10 0 10-7 0-6-6-6-10-6h-142c-4 0-10 0-10 6 0 7 6 7 10 7z"><text:p/></draw:path><draw:path draw:style-name="gr3" draw:text-style-name="P43" svg:width="0.0634in" svg:height="0.2988in" svg:x="4.2051in" svg:y="0in" svg:viewBox="0 0 162 760" svg:d="M143 755c0 1 5 5 5 5h9c1 0 5 0 5-4 0-2-1-2-2-4-16-15-39-38-65-85-46-81-63-186-63-287 0-187 54-297 128-373 2-1 2-2 2-2 0-5-4-5-8-5-6 0-6 0-11 4-40 34-85 93-115 182-18 55-28 124-28 193 0 101 18 214 85 312 11 17 27 34 27 34 4 6 10 12 14 15z"><text:p/></draw:path><draw:polygon draw:style-name="gr3" draw:text-style-name="P43" svg:width="0.0445in" svg:height="0.0256in" svg:x="4.3189in" svg:y="0.0339in" svg:viewBox="0 0 114 66" draw:points="58,0 0,59 7,66 58,23 106,66 114,59"><text:p/></draw:polygon><draw:path draw:style-name="gr3" draw:text-style-name="P43" svg:width="0.1209in" svg:height="0.1134in" svg:x="4.2803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4.376in" svg:y="0.1402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3" svg:width="0.1016in" svg:height="0.0067in" svg:x="4.4768in" svg:y="0.1457in" svg:viewBox="0 0 259 18" svg:d="M244 18c7 0 15 0 15-8 0-10-8-10-15-10h-230c-7 0-14 0-14 10 0 8 7 8 14 8z"><text:p/></draw:path><draw:path draw:style-name="gr3" draw:text-style-name="P43" svg:width="0.1209in" svg:height="0.1134in" svg:x="4.6346in" svg:y="0.0783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3" svg:width="0.0354in" svg:height="0.0783in" svg:x="4.7299in" svg:y="0.14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634in" svg:height="0.2988in" svg:x="4.7858in" svg:y="0in" svg:viewBox="0 0 162 760" svg:d="M162 379c0-121-29-249-113-344-6-7-21-23-31-33-4-2-5-2-10-2-4 0-8 0-8 5 0 1 1 2 2 3 15 15 38 39 64 84 46 82 64 186 64 287 0 184-52 297-129 373 0 2-1 3-1 4 0 4 4 4 8 4 5 0 6 0 10-4 41-34 86-92 115-182 19-58 29-126 29-195z"><text:p/></draw:path></draw:g></text:span><text:span text:style-name="T21"> </text:span></text:p>
        </text:list-item>
      </text:list>
      <text:p text:style-name="P7"><text:span text:style-name="T43">Alternatively, instead of using a single match, we could have used a kernel matching estimator to generate </text:span><text:span text:style-name="T43"><draw:g text:anchor-type="as-char" svg:y="-0.1591in" draw:z-index="23" draw:style-name="gr1"><svg:title>TexMaths</svg:title><svg:desc>12§display§\hat Y_i§svg§600§FALSE§</svg:desc><draw:polygon draw:style-name="gr2" draw:text-style-name="P43" svg:width="0.1425in" svg:height="0.1819in" svg:x="0in" svg:y="0.0004in" svg:viewBox="0 0 363 463" draw:points="182,463 0,463 0,0 363,0 363,463"><text:p/></draw:polygon><draw:polygon draw:style-name="gr3" draw:text-style-name="P43" svg:width="0.0445in" svg:height="0.0256in" svg:x="0.0445in" svg:y="0in" svg:viewBox="0 0 114 66" draw:points="57,0 0,59 7,66 57,23 105,66 114,59"><text:p/></draw:polygon><draw:path draw:style-name="gr3" draw:text-style-name="P43"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3" svg:width="0.0354in" svg:height="0.0783in" svg:x="0.1012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43"> which, instead of using a single match for each individual, generates the </text:span><text:span text:style-name="T6">counterfactual</text:span><text:span text:style-name="T43"> outcome</text:span><text:span text:style-name="T43"><draw:g text:anchor-type="as-char" svg:y="-0.1591in" draw:z-index="36" draw:style-name="gr1"><svg:title>TexMaths</svg:title><svg:desc>12§display§\hat Y_i§svg§600§FALSE§</svg:desc><draw:polygon draw:style-name="gr2" draw:text-style-name="P43" svg:width="0.1425in" svg:height="0.1819in" svg:x="0in" svg:y="0.0004in" svg:viewBox="0 0 363 463" draw:points="182,463 0,463 0,0 363,0 363,463"><text:p/></draw:polygon><draw:polygon draw:style-name="gr3" draw:text-style-name="P43" svg:width="0.0445in" svg:height="0.0256in" svg:x="0.0445in" svg:y="0in" svg:viewBox="0 0 114 66" draw:points="57,0 0,59 7,66 57,23 105,66 114,59"><text:p/></draw:polygon><draw:path draw:style-name="gr3" draw:text-style-name="P43"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3" svg:width="0.0354in" svg:height="0.0783in" svg:x="0.1016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43"> <text:s/>by weighting </text:span><text:span text:style-name="T43"><draw:g text:anchor-type="as-char" svg:y="-0.1138in" draw:z-index="35" draw:style-name="gr1"><svg:title>TexMaths</svg:title><svg:desc>12§display§Y_{-i}§svg§600§FALSE§</svg:desc><draw:polygon draw:style-name="gr2" draw:text-style-name="P43" svg:width="0.2461in" svg:height="0.152in" svg:x="0in" svg:y="0.002in" svg:viewBox="0 0 626 387" draw:points="313,387 0,387 0,0 626,0 626,387"><text:p/></draw:polygon><draw:path draw:style-name="gr3" draw:text-style-name="P43" svg:width="0.1209in" svg:height="0.1138in" svg:x="0.0055in" svg:y="0in" svg:viewBox="0 0 308 290" svg:d="M237 48l6-6c14-12 27-26 56-29 4 0 9 0 9-8 0-4-2-5-6-5-11 0-23 1-35 1-14 0-28-1-42-1-2 0-8 0-8 8 0 5 5 5 6 5 4 0 16 1 16 10 0 7-10 18-12 20l-97 113-47-126c-3-6-3-6-3-7 0-10 21-10 26-10 4 0 9 0 9-8 0-5-5-5-6-5-12 0-42 1-54 1-11 0-36-1-47-1-2 0-8 0-8 8 0 5 5 5 10 5 25 0 27 4 31 15l51 139c2 1 3 6 3 7 0 2-17 70-19 77-6 24-6 26-40 26-8 0-12 0-12 8 0 5 5 5 6 5 12 0 42-1 54-1 11 0 42 1 54 1 2 0 7 0 7-9 0-4-3-4-12-4 0 0-8 0-15-2-9 0-11-1-11-6 0-3 3-18 6-26l14-60c3-9 3-10 6-13z"><text:p/></draw:path><draw:path draw:style-name="gr3" draw:text-style-name="P43" svg:width="0.0783in" svg:height="0.0059in" svg:x="0.1087in" svg:y="0.1063in" svg:viewBox="0 0 200 16" svg:d="M188 16c5 0 12 0 12-8s-6-8-12-8h-176c-5 0-12 0-12 7 0 9 7 9 12 9z"><text:p/></draw:path><draw:path draw:style-name="gr3" draw:text-style-name="P43" svg:width="0.0354in" svg:height="0.0787in" svg:x="0.2051in" svg:y="0.0614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g></text:span><text:span text:style-name="T43"> in the opposite group by the Euclidean distance on covariates to </text:span><text:span text:style-name="T43"><draw:g text:anchor-type="as-char" svg:y="-0.111in" draw:z-index="34" draw:style-name="gr1"><svg:title>TexMaths</svg:title><svg:desc>12§display§i§svg§600§FALSE§</svg:desc><draw:polygon draw:style-name="gr2" draw:text-style-name="P43" svg:width="0.0575in" svg:height="0.1087in" svg:x="0in" svg:y="0.0004in" svg:viewBox="0 0 147 277" draw:points="73,277 0,277 0,0 147,0 147,277"><text:p/></draw:polygon><draw:path draw:style-name="gr3" draw:text-style-name="P43"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43">. We leave this for future work.</text:span></text:p>
      <text:p text:style-name="P7">The IPW can be estimated as follows</text:p>
      <text:list xml:id="list4510610137292938551" text:style-name="L4">
        <text:list-item>
          <text:p text:style-name="P35"><text:span text:style-name="T28">C</text:span><text:span text:style-name="T21">ompute the propensity score </text:span><text:span text:style-name="T21"><draw:g text:anchor-type="as-char" svg:y="-0.0736in" draw:z-index="11" draw:style-name="gr1"><svg:title>TexMaths</svg:title><svg:desc>12§display§p_{ilt}§svg§600§FALSE§</svg:desc><draw:polygon draw:style-name="gr2" draw:text-style-name="P42" svg:width="0.2228in" svg:height="0.1039in" svg:x="0.0051in" svg:y="0.0024in" svg:viewBox="0 0 567 265" draw:points="283,265 0,265 0,0 567,0 567,265"><text:p/></draw:polygon><draw:path draw:style-name="gr3" draw:text-style-name="P42" svg:width="0.0866in" svg:height="0.1063in" svg:x="0in" svg:y="0in"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4 74-22 91-14 30-35 43-50 43-28 0-34-35-34-37s0-3 1-8z"><text:p/></draw:path><draw:path draw:style-name="gr3" draw:text-style-name="P42" svg:width="0.0354in" svg:height="0.0787in" svg:x="0.0941in" svg:y="0.0213in" svg:viewBox="0 0 91 201" svg:d="M83 11c0-5-4-11-12-11-9 0-17 7-17 17 0 5 4 11 12 11s17-9 17-17zM22 162c-2 4-3 8-3 14 0 13 12 25 29 25 30 0 43-42 43-46 0-5-5-5-5-5-4 0-4 3-6 6-7 23-20 36-32 36-6 0-7-4-7-10 0-8 2-12 5-20s6-15 9-24c3-7 13-33 15-37 1-4 2-7 2-10 0-14-12-25-29-25-30 0-43 41-43 46 0 3 4 4 5 4 5 0 5-2 6-5 7-26 20-36 31-36 5 0 8 2 8 10 0 6-2 11-9 29z"><text:p/></draw:path><draw:path draw:style-name="gr3" draw:text-style-name="P42" svg:width="0.026in" svg:height="0.0819in" svg:x="0.1421in" svg:y="0.0181in" svg:viewBox="0 0 67 209" svg:d="M66 8c0 0 1-3 1-4 0-2-1-4-5-4-6 0-31 2-38 2-2 2-6 2-6 8 0 4 4 4 7 4 15 0 15 2 15 4s0 5-2 7l-37 147c-1 2-1 6-1 10 0 19 17 27 31 27 7 0 17-2 24-15 7-11 11-29 11-30 0-4-4-4-5-4-3 0-5 2-6 7-3 15-9 34-23 34-7 0-9-7-9-15 0-3 1-8 1-12z"><text:p/></draw:path><draw:path draw:style-name="gr3" draw:text-style-name="P42" svg:width="0.0394in" svg:height="0.074in" svg:x="0.1831in" svg:y="0.026in" svg:viewBox="0 0 101 189" svg:d="M61 69h30c6 0 10 0 10-8 0-3-4-3-9-3h-28l10-45c0-1 2-2 2-3 0-6-4-10-10-10-8 0-12 5-14 13-3 7 1-7-12 45h-30c-6 0-10 0-10 6 0 5 4 5 8 5h29l-18 69c-1 9-3 18-3 23 0 17 14 28 31 28 33 0 53-41 53-46 0-3-5-3-5-3-4 0-5 1-7 6-9 18-23 34-40 34-6 0-11-3-11-14 0-2 1-10 3-12z"><text:p/></draw:path></draw:g></text:span><text:span text:style-name="T21"> using </text:span><text:span text:style-name="T28">kernel regression as follows </text:span><text:span text:style-name="T28"><draw:g text:anchor-type="as-char" svg:y="-0.2874in" draw:z-index="24" draw:style-name="gr1"><svg:title>TexMaths</svg:title><svg:desc>12§display§\hat p_{il}(x) = \left.\sum_i \kappa\left(\frac{X_i – x}{h}\right)T_{il}\right/\sum_i \kappa\left(\frac{X_i – x}{h}\right)§svg§600§FALSE§</svg:desc><draw:polygon draw:style-name="gr2" draw:text-style-name="P43" svg:width="3.0331in" svg:height="0.4965in" svg:x="0.0051in" svg:y="0in" svg:viewBox="0 0 7705 1262" draw:points="3852,1262 0,1262 0,0 7705,0 7705,1262"><text:p/></draw:polygon><draw:polygon draw:style-name="gr3" draw:text-style-name="P43" svg:width="0.0445in" svg:height="0.0256in" svg:x="0.0386in" svg:y="0.1756in" svg:viewBox="0 0 114 66" draw:points="58,0 0,59 7,66 58,23 106,66 114,59"><text:p/></draw:polygon><draw:path draw:style-name="gr3" draw:text-style-name="P43" svg:width="0.0866in" svg:height="0.1059in" svg:x="0in" svg:y="0.2173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3" svg:width="0.0354in" svg:height="0.0787in" svg:x="0.0941in" svg:y="0.238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26in" svg:height="0.0819in" svg:x="0.1421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039in" svg:height="0.1661in" svg:x="0.2031in" svg:y="0.1665in" svg:viewBox="0 0 100 423" svg:d="M100 419c0-1 0-2-9-10-53-52-66-133-66-198 0-73 16-146 69-199 6-6 6-6 6-7 0-4-3-5-5-5-5 0-43 29-69 83-21 47-26 93-26 128 0 34 5 84 28 132 26 53 62 80 67 80 2 0 5-2 5-4z"><text:p/></draw:path><draw:path draw:style-name="gr3" draw:text-style-name="P43" svg:width="0.0827in" svg:height="0.0752in" svg:x="0.2559in" svg:y="0.2173in"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43" svg:width="0.039in" svg:height="0.1661in" svg:x="0.3547in" svg:y="0.1665in" svg:viewBox="0 0 100 423" svg:d="M100 211c0-32-5-84-29-132-25-51-63-79-66-79-4 0-5 1-5 5 0 1 0 1 8 9 42 42 66 110 66 197 0 74-15 148-68 201-6 5-6 6-6 7 0 2 1 4 5 4 3 0 42-29 67-82 22-47 28-94 28-130z"><text:p/></draw:path><draw:path draw:style-name="gr3" draw:text-style-name="P43" svg:width="0.1106in" svg:height="0.039in" svg:x="0.4654in" svg:y="0.2295in" svg:viewBox="0 0 282 100" svg:d="M268 17c6 0 14 0 14-9 0-8-8-8-14-8h-254c-6 0-14 0-14 8 0 9 8 9 14 9zM268 100c6 0 14 0 14-9 0-8-8-8-14-8h-254c-6 0-14 0-14 8 0 9 8 9 14 9z"><text:p/></draw:path><draw:path draw:style-name="gr3" draw:text-style-name="P43" svg:width="0.2213in" svg:height="0.2327in" svg:x="0.6598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3" svg:width="0.0354in" svg:height="0.0787in" svg:x="0.7528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819in" svg:height="0.0752in" svg:x="0.9272in" svg:y="0.2173in" svg:viewBox="0 0 209 192" svg:d="M1 172c-1 4-1 6-1 9 0 8 6 11 12 11 13 0 16-9 19-24 4-14 1-7 19-78 36 1 74 8 74 36 0 4 0 5-2 10-1 6-2 10-2 14 0 25 18 42 40 42 13 0 24-7 32-22 11-18 17-43 17-43 0-5-5-5-6-5-4 0-5 3-6 9-7 29-17 52-36 52-10 0-15-5-15-21 0-6 3-16 4-23 1-5 2-9 2-14 0-40-58-43-82-43 14-9 27-20 39-29 19-17 31-28 48-35 0 2-1 7-1 10 0 4 2 14 16 14 13 0 22-12 22-23 0-3-1-14-16-14-26 0-51 21-70 37-29 24-38 30-54 36 1-5 6-26 8-34 3-10 8-31 8-32 0-7-5-12-12-12-2 0-14 0-17 16z"><text:p/></draw:path><draw:path draw:style-name="gr3" draw:text-style-name="P43" svg:width="0.0819in" svg:height="0.3984in" svg:x="1.0756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3" svg:width="0.137in" svg:height="0.1134in" svg:x="1.1878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3" svg:width="0.0354in" svg:height="0.0787in" svg:x="1.3256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827in" svg:height="0.0752in" svg:x="1.3803in" svg:y="0.1047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olygon draw:style-name="gr3" draw:text-style-name="P43" svg:width="0.2878in" svg:height="0.0067in" svg:x="1.1835in" svg:y="0.2457in" svg:viewBox="0 0 732 18" draw:points="366,18 0,18 0,0 732,0 732,18"><text:p/></draw:polygon><draw:path draw:style-name="gr3" draw:text-style-name="P43" svg:width="0.0819in" svg:height="0.1173in" svg:x="1.2882in" svg:y="0.2902in" svg:viewBox="0 0 209 299" svg:d="M98 5c0 0 0-5-6-5-9 0-39 4-51 5-4 0-7 0-7 8 0 5 3 5 9 5 21 0 22 2 22 7l-1 9-63 243c-1 6-1 8-1 10 0 10 8 12 12 12 7 0 14-5 16-11l8-32 10-39c2-9 4-18 7-28 1-3 3-16 5-19 1-4 14-27 28-39 10-7 23-15 41-15s23 15 23 29c0 23-17 70-26 95-4 11-6 16-6 24 0 19 15 35 34 35 40 0 57-62 57-66s-5-4-6-4c-4 0-4 2-6 8-6 22-21 52-43 52-8 0-10-4-10-14s4-20 7-30c6-18 25-69 25-93 0-27-16-45-48-45-27 0-46 13-63 32z"><text:p/></draw:path><draw:path draw:style-name="gr3" draw:text-style-name="P43" svg:width="0.0819in" svg:height="0.3984in" svg:x="1.4965in" svg:y="0.0496in" svg:viewBox="0 0 209 1013" svg:d="M209 507c0-166-39-333-147-460-8-10-24-27-42-42-4-5-6-5-12-5-4 0-8 0-8 5 0 1 1 2 2 3 15 16 44 44 72 89 69 110 100 246 100 410 0 114-16 260-85 386-34 59-70 95-88 112 0 2-1 4-1 5 0 3 4 3 8 3 6 0 8 0 14-6 142-128 187-323 187-500z"><text:p/></draw:path><draw:path draw:style-name="gr3" draw:text-style-name="P43" svg:width="0.113in" svg:height="0.1126in" svg:x="1.6449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3" svg:width="0.0354in" svg:height="0.0787in" svg:x="1.7433in" svg:y="0.238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026in" svg:height="0.0819in" svg:x="1.7913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1933in" svg:height="0.4984in" svg:x="1.8449in" svg:y="0in" svg:viewBox="0 0 492 1267" svg:d="M2 1244c-1 3-2 7-2 9 0 8 5 14 13 14 9 0 12-7 13-12l464-1232c1-4 2-7 2-10 0-7-5-13-12-13-10 0-12 7-14 12z"><text:p/></draw:path><draw:path draw:style-name="gr3" draw:text-style-name="P43" svg:width="0.2213in" svg:height="0.2327in" svg:x="2.0854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3" svg:width="0.0354in" svg:height="0.0787in" svg:x="2.178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0819in" svg:height="0.0752in" svg:x="2.3528in" svg:y="0.2173in" svg:viewBox="0 0 209 192" svg:d="M1 172c-1 4-1 6-1 9 0 8 6 11 12 11 13 0 16-9 19-24 4-14 1-7 19-78 36 1 74 8 74 36 0 4 0 5-2 10-1 6-2 10-2 14 0 25 18 42 40 42 13 0 24-7 33-22 10-18 16-43 16-43 0-5-5-5-6-5-4 0-5 3-6 9-7 29-17 52-36 52-10 0-15-5-15-21 0-6 3-16 4-23 1-5 2-9 2-14 0-40-58-43-82-43 14-9 27-20 39-29 19-17 31-28 49-35-1 2-2 7-2 10 0 4 2 14 16 14 13 0 22-12 22-23 0-3-1-14-16-14-26 0-51 21-70 37-29 24-38 30-54 36 1-5 6-26 8-34 3-10 8-31 8-32 0-7-5-12-12-12-2 0-14 0-17 16z"><text:p/></draw:path><draw:path draw:style-name="gr3" draw:text-style-name="P43" svg:width="0.0819in" svg:height="0.3984in" svg:x="2.5012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3" svg:width="0.137in" svg:height="0.1134in" svg:x="2.613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3" svg:width="0.0354in" svg:height="0.0787in" svg:x="2.751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0827in" svg:height="0.0752in" svg:x="2.8055in" svg:y="0.1047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5 0 20 22 28 40 28 28 0 43-30 44-32 6 15 20 32 47 32 43 0 67-54 67-65 0-5-4-5-5-5-3 0-5 3-6 5-13 46-42 56-56 56-17 0-23-14-23-28 0-10 2-18 7-37z"><text:p/></draw:path><draw:polygon draw:style-name="gr3" draw:text-style-name="P43" svg:width="0.2878in" svg:height="0.0067in" svg:x="2.6087in" svg:y="0.2457in" svg:viewBox="0 0 732 18" draw:points="366,18 0,18 0,0 732,0 732,18"><text:p/></draw:polygon><draw:path draw:style-name="gr3" draw:text-style-name="P43" svg:width="0.0819in" svg:height="0.1173in" svg:x="2.7142in" svg:y="0.2902in" svg:viewBox="0 0 209 299" svg:d="M98 5c0 0 0-5-6-5-9 0-40 4-51 5-4 0-7 0-7 8 0 5 3 5 9 5 21 0 22 2 22 7l-1 9-63 243c-1 6-1 8-1 10 0 10 8 12 12 12 7 0 14-5 16-11l8-32 10-39c2-9 4-18 7-28 1-3 3-16 5-19 1-4 14-27 28-39 10-7 22-15 41-15 18 0 23 15 23 29 0 23-17 70-26 95-4 11-6 16-6 24 0 19 15 35 34 35 40 0 57-62 57-66s-5-4-6-4c-4 0-4 2-6 8-6 22-21 52-43 52-8 0-11-4-11-14s5-20 8-30c6-18 25-69 25-93 0-27-16-45-48-45-27 0-46 13-63 32z"><text:p/></draw:path><draw:path draw:style-name="gr3" draw:text-style-name="P43" svg:width="0.0819in" svg:height="0.3984in" svg:x="2.922in" svg:y="0.0496in" svg:viewBox="0 0 209 1013" svg:d="M209 507c0-166-39-333-147-460-8-10-24-27-42-42-4-5-6-5-12-5-4 0-8 0-8 5 0 1 1 2 2 3 16 16 44 44 72 89 69 110 100 246 100 410 0 114-16 260-85 386-34 59-70 95-88 112 0 2-1 4-1 5 0 3 4 3 8 3 6 0 8 0 14-6 142-128 187-323 187-500z"><text:p/></draw:path></draw:g></text:span><text:span text:style-name="T21">, </text:span><text:span text:style-name="T28">where </text:span><text:span text:style-name="T28"><draw:g text:anchor-type="as-char" svg:y="-0.1181in" draw:z-index="21" draw:style-name="gr1"><svg:title>TexMaths</svg:title><svg:desc>12§display§h§svg§600§FALSE§</svg:desc><draw:polygon draw:style-name="gr2" draw:text-style-name="P43" svg:width="0.0957in" svg:height="0.1154in" svg:x="0in" svg:y="0.0004in" svg:viewBox="0 0 244 294" draw:points="121,294 0,294 0,0 244,0 244,294"><text:p/></draw:polygon><draw:path draw:style-name="gr3" draw:text-style-name="P43" svg:width="0.0819in" svg:height="0.1177in" svg:x="0.0091in" svg:y="0in" svg:viewBox="0 0 209 300" svg:d="M98 5c0 0 0-5-6-5-9 0-40 4-51 5-4 0-7 0-7 8 0 5 3 5 9 5 21 0 22 2 22 7l-1 9-63 245c-1 6-1 7-1 9 0 10 8 12 12 12 7 0 14-5 16-11l8-32 10-39c2-9 4-19 7-29 1-2 3-15 5-18 1-5 14-28 28-40 10-7 22-14 41-14 18 0 23 14 23 29 0 23-17 70-26 95-4 11-6 16-6 24 0 20 15 35 34 35 40 0 57-62 57-66s-5-4-6-4c-4 0-4 1-6 8-6 22-21 53-43 53-8 0-11-5-11-15s5-20 8-30c6-18 25-69 25-93 0-28-16-46-48-46-27 0-46 14-63 33z"><text:p/></draw:path></draw:g></text:span><text:span text:style-name="T28"> is a bandwidth. We use this approach since, while we don’t care about inference in the propensity score, we do care about prediction and the fact that our data is not i.i.d. may produce bias in both coefficients and predictions.</text:span></text:p>
        </text:list-item>
        <text:list-item>
          <text:p text:style-name="P36"><text:span text:style-name="T24">Then, </text:span><text:span text:style-name="T25">the IPW estimator for the Average Treatment Effect can be computed as follows </text:span><text:span text:style-name="T25"><draw:g text:anchor-type="as-char" svg:y="-0.2874in" draw:z-index="25" draw:style-name="gr1"><svg:title>TexMaths</svg:title><svg:desc>12§display§ATE_{l(IPW)} =\sum_i \left[\frac{W_iY_i}{\hat p_{il}}/\sum_i\frac{W_i}{\hat p_{il}} - 
 \frac{(1-W_i)Y_i}{ (1-\hat p_{il})}/\sum_i\frac{(1-W_i)}{(1-\hat p_{il})}\right]§svg§600§FALSE§</svg:desc><draw:polygon draw:style-name="gr2" draw:text-style-name="P43" svg:width="4.6154in" svg:height="0.4965in" svg:x="0in" svg:y="0in" svg:viewBox="0 0 11724 1262" draw:points="5862,1262 0,1262 0,0 11724,0 11724,1262"><text:p/></draw:polygon><draw:path draw:style-name="gr3" draw:text-style-name="P43" svg:width="0.1138in" svg:height="0.1193in" svg:x="0.0055in" svg:y="0.172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43" svg:width="0.113in" svg:height="0.1126in" svg:x="0.128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3" svg:width="0.1205in" svg:height="0.113in" svg:x="0.25in" svg:y="0.1783in" svg:viewBox="0 0 307 288" svg:d="M283 190c1-3 3-5 3-6s0-5-5-5c-4 0-5 2-6 5-28 62-43 91-115 91h-62c-6 0-7 0-9 0-5-1-6-1-6-5 0-1 0-2 2-9l29-116h42c36 0 36 9 36 19 0 3 0 9-4 21 0 2-1 4-1 5 0 2 3 5 6 5 4 0 5-3 6-9l24-100c0-2-1-4-5-4-3 0-4 3-6 8-8 32-16 42-55 42h-39l25-102c3-16 3-17 23-17h60c51 0 63 12 63 47 0 11 0 11-1 23 0 2 0 5 0 7s1 5 5 5c5 0 5-3 6-10l8-73c1-12-1-12-12-12h-213c-9 0-12 0-12 8 0 5 3 5 10 5 16 0 28 0 28 7 0 3 0 3-1 11l-57 224c-4 16-4 20-38 20-7 0-12 0-12 8 0 5 4 5 12 5h220c9 0 9 0 13-7z"><text:p/></draw:path><draw:path draw:style-name="gr3" draw:text-style-name="P43" svg:width="0.026in" svg:height="0.0819in" svg:x="0.3732in" svg:y="0.2402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0303in" svg:height="0.1165in" svg:x="0.422in" svg:y="0.2339in" svg:viewBox="0 0 78 297" svg:d="M72 0c-58 40-72 102-72 148 0 42 12 107 72 149 2 0 6 0 6-4 0-2-1-2-4-5-39-36-54-86-54-139 0-81 32-120 56-142 1-1 2-2 2-3 0-4-4-4-6-4z"><text:p/></draw:path><draw:path draw:style-name="gr3" draw:text-style-name="P43" svg:width="0.0547in" svg:height="0.0795in" svg:x="0.4677in" svg:y="0.2409in" svg:viewBox="0 0 140 203" svg:d="M104 24c3-11 3-13 26-13 7 0 10 0 10-6 0-4-2-5-4-5-6 0-14 1-20 1-7 0-14 0-20 0h-20c-8 0-15-1-22-1-1 0-6 0-6 6 0 5 4 5 10 5 1 0 7 0 12 0 6 1 8 1 8 5 0 1-1 3-1 6l-41 157c-1 11-2 13-25 13-9 0-11 0-11 7 0 0 0 4 5 4 8 0 31-1 39-1h22c6 0 13 1 20 1 2 0 6 0 6-6 0-5-3-5-9-5-1 0-7 0-13 0-6-1-6-2-6-5 0 0 0-2 1-7z"><text:p/></draw:path><draw:path draw:style-name="gr3" draw:text-style-name="P43" svg:width="0.089in" svg:height="0.0795in" svg:x="0.5362in" svg:y="0.2409in"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text:p/></draw:path><draw:path draw:style-name="gr3" draw:text-style-name="P43" svg:width="0.1272in" svg:height="0.0819in" svg:x="0.6386in" svg:y="0.2409in" svg:viewBox="0 0 324 209" svg:d="M284 35l5-7c6-9 13-16 28-17 3 0 7-1 7-7 0-2-2-4-5-4-6 0-14 1-21 1-11 0-24-1-34-1-1 0-6 0-6 6 0 5 5 5 6 5 6 0 16 2 16 11 0 2-4 8-5 9l-83 138-17-150c0-8 18-8 21-8 4 0 8 0 8-7 0 0 0-4-5-4-6 0-13 0-18 1-6 0-14 0-20 0s-24-1-31-1c-2 0-6 0-6 6 0 5 4 5 8 5 12 0 14 2 14 5 2 2 2 10 3 19l-82 134-15-145c0-1 0-5 0-5 0-8 18-8 20-8 4 0 8 0 8-7 0-2-1-4-4-4-9 0-30 1-39 1s-23-1-31-1c-4 0-6 1-6 6s4 5 8 5c15 0 15 1 15 9l20 181c0 6 1 8 6 8s7-2 9-6l92-153 17 152c1 6 2 7 6 7 6 0 7-2 9-6z"><text:p/></draw:path><draw:path draw:style-name="gr3" draw:text-style-name="P43" svg:width="0.0303in" svg:height="0.1165in" svg:x="0.7803in" svg:y="0.2339in" svg:viewBox="0 0 78 297" svg:d="M6 0c-2 0-6 0-6 4 0 1 1 2 2 4 27 23 56 64 56 140 0 62-21 109-52 138-6 5-6 6-6 7s1 4 4 4 32-21 51-57c13-25 23-57 23-91 0-42-13-107-72-149z"><text:p/></draw:path><draw:path draw:style-name="gr3" draw:text-style-name="P43" svg:width="0.1106in" svg:height="0.039in" svg:x="0.889in" svg:y="0.2295in" svg:viewBox="0 0 282 100" svg:d="M268 17c6 0 14 0 14-9 0-8-8-8-14-8h-254c-6 0-14 0-14 8 0 9 8 9 14 9zM268 100c6 0 14 0 14-9 0-8-8-8-14-8h-254c-6 0-14 0-14 8 0 9 8 9 14 9z"><text:p/></draw:path><draw:path draw:style-name="gr3" draw:text-style-name="P43" svg:width="0.2213in" svg:height="0.2327in" svg:x="1.0638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3" draw:text-style-name="P43" svg:width="0.0354in" svg:height="0.0787in" svg:x="1.1567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3" svg:width="0.0492in" svg:height="0.4984in" svg:x="1.3677in" svg:y="0in" svg:viewBox="0 0 126 1267" draw:points="0,1267 126,1267 126,1240 26,1240 26,26 126,26 126,0 0,0"><text:p/></draw:polygon><draw:path draw:style-name="gr3" draw:text-style-name="P43" svg:width="0.165in" svg:height="0.1173in" svg:x="1.448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3" svg:width="0.0354in" svg:height="0.0787in" svg:x="1.6008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1205in" svg:height="0.1134in" svg:x="1.6563in" svg:y="0.0646in" svg:viewBox="0 0 307 289" svg:d="M238 48l6-6c13-12 26-26 55-29 5 0 8 0 8-8 0-4-1-5-5-5-10 0-22 1-34 1-15 0-29-1-42-1-3 0-9 0-9 8 0 5 5 5 6 5 4 0 16 1 16 10 0 7-10 18-12 20l-97 113-47-126c-3-6-3-6-3-7 0-10 21-10 24-10 6 0 11 0 11-8 0-5-5-5-6-5-12 0-42 1-54 1-11 0-36-1-47-1-2 0-8 0-8 8 0 5 5 5 10 5 25 0 27 4 31 15l51 139c2 1 3 6 3 7s-17 70-19 77c-6 24-6 25-40 25-8 0-12 0-12 9 0 4 5 4 6 4 12 0 42-1 53-1 12 0 43 1 55 1 2 0 7 0 7-8 0-5-3-5-12-5 0 0-8 0-15-1-9 0-11-1-11-6 0-4 3-18 5-26l15-60c3-9 3-10 6-14z"><text:p/></draw:path><draw:path draw:style-name="gr3" draw:text-style-name="P43" svg:width="0.0354in" svg:height="0.0787in" svg:x="1.75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3" svg:width="0.3638in" svg:height="0.0067in" svg:x="1.439in" svg:y="0.2457in" svg:viewBox="0 0 925 18" draw:points="462,18 0,18 0,0 925,0 925,18"><text:p/></draw:polygon><draw:polygon draw:style-name="gr3" draw:text-style-name="P43" svg:width="0.0445in" svg:height="0.0256in" svg:x="1.5634in" svg:y="0.2902in" svg:viewBox="0 0 114 66" draw:points="58,0 0,59 7,66 58,23 106,66 114,59"><text:p/></draw:polygon><draw:path draw:style-name="gr3" draw:text-style-name="P43" svg:width="0.0866in" svg:height="0.1059in" svg:x="1.5248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3" draw:text-style-name="P43" svg:width="0.0354in" svg:height="0.0787in" svg:x="1.618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026in" svg:height="0.0819in" svg:x="1.6673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065in" svg:height="0.1661in" svg:x="1.8319in" svg:y="0.1665in" svg:viewBox="0 0 166 423" svg:d="M163 16c3-5 3-8 3-8 0-4-4-8-9-8-3 0-6 1-7 4l-148 403c-2 6-2 7-2 7 0 5 4 9 8 9 6 0 8-3 10-10z"><text:p/></draw:path><draw:path draw:style-name="gr3" draw:text-style-name="P43" svg:width="0.2213in" svg:height="0.2327in" svg:x="1.9421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3" svg:width="0.0354in" svg:height="0.0787in" svg:x="2.035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165in" svg:height="0.1173in" svg:x="2.229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3" svg:width="0.0354in" svg:height="0.0787in" svg:x="2.3823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3" svg:width="0.2122in" svg:height="0.0067in" svg:x="2.2205in" svg:y="0.2457in" svg:viewBox="0 0 540 18" draw:points="270,18 0,18 0,0 540,0 540,18"><text:p/></draw:polygon><draw:polygon draw:style-name="gr3" draw:text-style-name="P43" svg:width="0.0445in" svg:height="0.0256in" svg:x="2.2693in" svg:y="0.2902in" svg:viewBox="0 0 114 66" draw:points="58,0 0,59 7,66 58,23 106,66 114,59"><text:p/></draw:polygon><draw:path draw:style-name="gr3" draw:text-style-name="P43" svg:width="0.0866in" svg:height="0.1059in" svg:x="2.2303in" svg:y="0.3311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3" svg:width="0.0354in" svg:height="0.0787in" svg:x="2.3244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26in" svg:height="0.0819in" svg:x="2.3732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1016in" svg:height="0.0067in" svg:x="2.5031in" svg:y="0.2457in" svg:viewBox="0 0 259 18" svg:d="M244 18c7 0 15 0 15-8 0-10-8-10-15-10h-230c-7 0-14 0-14 10 0 8 7 8 14 8z"><text:p/></draw:path><draw:path draw:style-name="gr3" draw:text-style-name="P43" svg:width="0.039in" svg:height="0.1661in" svg:x="2.6917in" svg:y="0.0547in" svg:viewBox="0 0 100 423" svg:d="M100 419c0-1 0-2-9-10-53-52-66-133-66-198 0-73 16-146 69-199 6-6 6-6 6-7 0-4-3-5-5-5-5 0-43 29-69 83-21 47-26 93-26 128 0 34 5 84 28 132 26 53 62 80 67 80 2 0 5-2 5-4z"><text:p/></draw:path><draw:path draw:style-name="gr3" draw:text-style-name="P43" svg:width="0.0547in" svg:height="0.1106in" svg:x="2.7539in" svg:y="0.0673in" svg:viewBox="0 0 140 282" svg:d="M88 11c0-10 0-11-10-11-26 28-65 28-78 28v13c8 0 34 0 55-12v220c0 15-1 20-39 20h-14v13c16-1 52-1 70-1 17 0 54 0 68 1v-13h-13c-38 0-39-5-39-20z"><text:p/></draw:path><draw:path draw:style-name="gr3" draw:text-style-name="P43" svg:width="0.1016in" svg:height="0.0067in" svg:x="2.8724in" svg:y="0.1339in" svg:viewBox="0 0 259 18" svg:d="M244 18c7 0 15 0 15-8 0-10-8-10-15-10h-230c-7 0-14 0-14 10 0 8 7 8 14 8z"><text:p/></draw:path><draw:path draw:style-name="gr3" draw:text-style-name="P43" svg:width="0.165in" svg:height="0.1173in" svg:x="3.033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3" svg:width="0.0354in" svg:height="0.0787in" svg:x="3.186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039in" svg:height="0.1661in" svg:x="3.2453in" svg:y="0.0547in" svg:viewBox="0 0 100 423" svg:d="M100 211c0-32-5-84-29-132-25-51-63-79-66-79-4 0-5 1-5 5 0 1 0 1 8 9 42 42 66 110 66 197 0 74-15 148-68 201-6 5-6 6-6 7 0 2 1 4 5 4 3 0 42-29 67-82 22-47 28-94 28-130z"><text:p/></draw:path><draw:path draw:style-name="gr3" draw:text-style-name="P43" svg:width="0.1209in" svg:height="0.1134in" svg:x="3.3063in" svg:y="0.064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2-5 0 0-8 0-15-1-9 0-11-1-11-6 0-4 3-18 5-26l15-60c3-9 3-10 6-14z"><text:p/></draw:path><draw:path draw:style-name="gr3" draw:text-style-name="P43" svg:width="0.0354in" svg:height="0.0787in" svg:x="3.4016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3" svg:width="0.7791in" svg:height="0.0067in" svg:x="2.6752in" svg:y="0.2457in" svg:viewBox="0 0 1980 18" draw:points="990,18 0,18 0,0 1980,0 1980,18"><text:p/></draw:polygon><draw:path draw:style-name="gr3" draw:text-style-name="P43" svg:width="0.039in" svg:height="0.1661in" svg:x="2.7823in" svg:y="0.2799in" svg:viewBox="0 0 100 423" svg:d="M100 419c0-1 0-2-9-10-53-52-66-133-66-198 0-73 16-146 69-199 6-6 6-6 6-7 0-4-3-5-5-5-5 0-43 29-69 83-21 47-26 93-26 128 0 34 5 84 28 132 26 53 62 80 67 80 2 0 5-2 5-4z"><text:p/></draw:path><draw:path draw:style-name="gr3" draw:text-style-name="P43" svg:width="0.0547in" svg:height="0.1106in" svg:x="2.8453in" svg:y="0.2941in" svg:viewBox="0 0 140 282" svg:d="M88 11c0-10 0-11-10-11-26 28-65 28-78 28v13c8 0 34 0 55-12v220c0 15-1 20-39 20h-14v13c16-1 52-1 70-1 17 0 54 0 68 1v-13h-13c-38 0-39-5-39-20z"><text:p/></draw:path><draw:path draw:style-name="gr3" draw:text-style-name="P43" svg:width="0.1016in" svg:height="0.0067in" svg:x="2.9638in" svg:y="0.3602in" svg:viewBox="0 0 259 18" svg:d="M244 18c7 0 15 0 15-8 0-10-8-10-15-10h-230c-7 0-14 0-14 10 0 8 7 8 14 8z"><text:p/></draw:path><draw:polygon draw:style-name="gr3" draw:text-style-name="P43" svg:width="0.0445in" svg:height="0.0256in" svg:x="3.1488in" svg:y="0.2902in" svg:viewBox="0 0 114 66" draw:points="58,0 0,59 7,66 58,23 106,66 114,59"><text:p/></draw:polygon><draw:path draw:style-name="gr3" draw:text-style-name="P43" svg:width="0.0866in" svg:height="0.1059in" svg:x="3.1102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3" svg:width="0.0354in" svg:height="0.0787in" svg:x="3.2043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26in" svg:height="0.0819in" svg:x="3.2528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039in" svg:height="0.1661in" svg:x="3.3067in" svg:y="0.2799in" svg:viewBox="0 0 100 423" svg:d="M100 211c0-32-5-84-29-132-25-51-63-79-66-79-4 0-5 1-5 5 0 1 0 1 8 9 42 42 66 110 66 197 0 74-15 148-68 201-6 5-6 6-6 7 0 2 1 4 5 4 3 0 42-29 67-82 22-47 28-94 28-130z"><text:p/></draw:path><draw:path draw:style-name="gr3" draw:text-style-name="P43" svg:width="0.065in" svg:height="0.1661in" svg:x="3.4831in" svg:y="0.1665in" svg:viewBox="0 0 166 423" svg:d="M163 16c3-5 3-8 3-8 0-4-4-8-9-8-3 0-6 1-7 4l-148 403c-2 6-2 7-2 7 0 5 4 9 8 9 6 0 8-3 10-10z"><text:p/></draw:path><draw:path draw:style-name="gr3" draw:text-style-name="P43" svg:width="0.2213in" svg:height="0.2327in" svg:x="3.5933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3" svg:width="0.0354in" svg:height="0.0787in" svg:x="3.6862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3" svg:width="0.039in" svg:height="0.1661in" svg:x="3.8878in" svg:y="0.0547in" svg:viewBox="0 0 100 423" svg:d="M100 419c0-1 0-2-9-10-53-52-66-133-66-198 0-73 16-146 69-199 6-6 6-6 6-7 0-4-3-5-5-5-5 0-43 29-69 83-21 47-26 93-26 128 0 34 5 84 28 132 26 53 62 80 67 80 2 0 5-2 5-4z"><text:p/></draw:path><draw:path draw:style-name="gr3" draw:text-style-name="P43" svg:width="0.0547in" svg:height="0.1106in" svg:x="3.9508in" svg:y="0.0673in" svg:viewBox="0 0 140 282" svg:d="M88 11c0-10 0-11-10-11-26 28-65 28-78 28v13c8 0 34 0 55-12v220c0 15-1 20-39 20h-14v13c16-1 52-1 70-1 17 0 54 0 68 1v-13h-13c-38 0-39-5-39-20z"><text:p/></draw:path><draw:path draw:style-name="gr3" draw:text-style-name="P43" svg:width="0.1016in" svg:height="0.0067in" svg:x="4.0693in" svg:y="0.1339in" svg:viewBox="0 0 259 18" svg:d="M244 18c7 0 15 0 15-8 0-10-8-10-15-10h-230c-7 0-14 0-14 10 0 8 7 8 14 8z"><text:p/></draw:path><draw:path draw:style-name="gr3" draw:text-style-name="P43" svg:width="0.165in" svg:height="0.1173in" svg:x="4.2303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3" svg:width="0.0354in" svg:height="0.0787in" svg:x="4.3831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39in" svg:height="0.1661in" svg:x="4.4421in" svg:y="0.0547in" svg:viewBox="0 0 100 423" svg:d="M100 211c0-32-5-84-29-132-25-51-63-79-66-79-4 0-5 1-5 5 0 1 0 1 8 9 42 42 66 110 66 197 0 74-15 148-68 201-6 5-6 6-6 7 0 2 1 4 5 4 3 0 42-29 67-82 22-47 28-94 28-130z"><text:p/></draw:path><draw:polygon draw:style-name="gr3" draw:text-style-name="P43" svg:width="0.6276in" svg:height="0.0067in" svg:x="3.8717in" svg:y="0.2457in" svg:viewBox="0 0 1595 18" draw:points="797,18 0,18 0,0 1595,0 1595,18"><text:p/></draw:polygon><draw:path draw:style-name="gr3" draw:text-style-name="P43" svg:width="0.039in" svg:height="0.1661in" svg:x="3.9035in" svg:y="0.2799in" svg:viewBox="0 0 100 423" svg:d="M100 419c0-1 0-2-9-10-53-52-66-133-66-198 0-73 16-146 69-199 6-6 6-6 6-7 0-4-3-5-5-5-5 0-43 29-69 83-21 47-26 93-26 128 0 34 5 84 28 132 26 53 62 80 67 80 2 0 5-2 5-4z"><text:p/></draw:path><draw:path draw:style-name="gr3" draw:text-style-name="P43" svg:width="0.0547in" svg:height="0.1106in" svg:x="3.9661in" svg:y="0.2941in" svg:viewBox="0 0 140 282" svg:d="M88 11c0-10 0-11-10-11-26 28-65 28-78 28v13c8 0 34 0 55-12v220c0 15-1 20-39 20h-14v13c16-1 52-1 70-1 17 0 54 0 68 1v-13h-13c-38 0-39-5-39-20z"><text:p/></draw:path><draw:path draw:style-name="gr3" draw:text-style-name="P43" svg:width="0.1016in" svg:height="0.0067in" svg:x="4.085in" svg:y="0.3602in" svg:viewBox="0 0 259 18" svg:d="M244 18c7 0 15 0 15-8 0-10-8-10-15-10h-230c-7 0-14 0-14 10 0 8 7 8 14 8z"><text:p/></draw:path><draw:polygon draw:style-name="gr3" draw:text-style-name="P43" svg:width="0.0445in" svg:height="0.0256in" svg:x="4.2697in" svg:y="0.2902in" svg:viewBox="0 0 114 66" draw:points="58,0 0,59 7,66 58,23 106,66 114,59"><text:p/></draw:polygon><draw:path draw:style-name="gr3" draw:text-style-name="P43" svg:width="0.0866in" svg:height="0.1059in" svg:x="4.2315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3" svg:width="0.0354in" svg:height="0.0787in" svg:x="4.3252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3" svg:width="0.026in" svg:height="0.0819in" svg:x="4.3736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3" svg:width="0.039in" svg:height="0.1661in" svg:x="4.4276in" svg:y="0.2799in" svg:viewBox="0 0 100 423" svg:d="M100 211c0-32-5-84-29-132-25-51-63-79-66-79-4 0-5 1-5 5 0 1 0 1 8 9 42 42 66 110 66 197 0 74-15 148-68 201-6 5-6 6-6 7 0 2 1 4 5 4 3 0 42-29 67-82 22-47 28-94 28-130z"><text:p/></draw:path><draw:polygon draw:style-name="gr3" draw:text-style-name="P43" svg:width="0.0492in" svg:height="0.4984in" svg:x="4.5205in" svg:y="0in" svg:viewBox="0 0 126 1267" draw:points="100,1240 0,1240 0,1267 126,1267 126,0 0,0 0,26 100,26"><text:p/></draw:polygon></draw:g></text:span><text:span text:style-name="T25">, </text:span></text:p>
        </text:list-item>
      </text:list>
      <text:p text:style-name="P11">In expectation, both estimators should yield the same result. <text:span text:style-name="T45">One drawback of this approach is the difficulty on obtaining variance estimators, which without strong assumptions is not analytically feasible. On the other hand, following </text:span><text:reference-mark-start text:name="ADDIN CSL_CITATION {&quot;mendeley&quot;: {&quot;formattedCitation&quot;: &quot;(Snijders &amp; Borgatti, 1999)&quot;, &quot;previouslyFormattedCitation&quot;: &quot;(Snijders &amp; Borgatti, 1999)&quot;, &quot;plainTextFormattedCitation&quot;: &quot;(Snijders &amp; Borgatti, 1999)&quot;}, &quot;schema&quot;: &quot;https://github.com/citation-style-language/schema/raw/master/csl-citation.json&quot;, &quot;properties&quot;: {&quot;noteIndex&quot;: 0}, &quot;citationItems&quot;: [{&quot;uris&quot;: [&quot;http://www.mendeley.com/documents/?uuid=26bbd071-662c-4f0a-a956-675b42fcbb8d&quot;], &quot;itemData&quot;: {&quot;page&quot;: &quot;1-10&quot;, &quot;container-title&quot;: &quot;Connections&quot;, &quot;id&quot;: &quot;ITEM-1&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title&quot;: &quot;Non-Parametric Standard Errors and Tests for Network Statistics&quot;, &quot;issue&quot;: &quot;2&quot;, &quot;type&quot;: &quot;article-journal&quot;, &quot;issued&quot;: {&quot;date-parts&quot;: [[&quot;1999&quot;]]}, &quot;author&quot;: [{&quot;non-dropping-particle&quot;: &quot;&quot;, &quot;family&quot;: &quot;Snijders&quot;, &quot;dropping-particle&quot;: &quot;&quot;, &quot;parse-names&quot;: false, &quot;given&quot;: &quot;Tom A B&quot;, &quot;suffix&quot;: &quot;&quot;}, {&quot;non-dropping-particle&quot;: &quot;&quot;, &quot;family&quot;: &quot;Borgatti&quot;, &quot;dropping-particle&quot;: &quot;&quot;, &quot;parse-names&quot;: false, &quot;given&quot;: &quot;Stephen P&quot;, &quot;suffix&quot;: &quot;&quot;}], &quot;volume&quot;: &quot;22&quot;}, &quot;id&quot;: &quot;ITEM-1&quot;}]} RNDknoS8gZ1Hx"/><text:span text:style-name="T17">(Snijders &amp; Borgatti, 1999)</text:span><text:reference-mark-end text:name="ADDIN CSL_CITATION {&quot;mendeley&quot;: {&quot;formattedCitation&quot;: &quot;(Snijders &amp; Borgatti, 1999)&quot;, &quot;previouslyFormattedCitation&quot;: &quot;(Snijders &amp; Borgatti, 1999)&quot;, &quot;plainTextFormattedCitation&quot;: &quot;(Snijders &amp; Borgatti, 1999)&quot;}, &quot;schema&quot;: &quot;https://github.com/citation-style-language/schema/raw/master/csl-citation.json&quot;, &quot;properties&quot;: {&quot;noteIndex&quot;: 0}, &quot;citationItems&quot;: [{&quot;uris&quot;: [&quot;http://www.mendeley.com/documents/?uuid=26bbd071-662c-4f0a-a956-675b42fcbb8d&quot;], &quot;itemData&quot;: {&quot;page&quot;: &quot;1-10&quot;, &quot;container-title&quot;: &quot;Connections&quot;, &quot;id&quot;: &quot;ITEM-1&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title&quot;: &quot;Non-Parametric Standard Errors and Tests for Network Statistics&quot;, &quot;issue&quot;: &quot;2&quot;, &quot;type&quot;: &quot;article-journal&quot;, &quot;issued&quot;: {&quot;date-parts&quot;: [[&quot;1999&quot;]]}, &quot;author&quot;: [{&quot;non-dropping-particle&quot;: &quot;&quot;, &quot;family&quot;: &quot;Snijders&quot;, &quot;dropping-particle&quot;: &quot;&quot;, &quot;parse-names&quot;: false, &quot;given&quot;: &quot;Tom A B&quot;, &quot;suffix&quot;: &quot;&quot;}, {&quot;non-dropping-particle&quot;: &quot;&quot;, &quot;family&quot;: &quot;Borgatti&quot;, &quot;dropping-particle&quot;: &quot;&quot;, &quot;parse-names&quot;: false, &quot;given&quot;: &quot;Stephen P&quot;, &quot;suffix&quot;: &quot;&quot;}], &quot;volume&quot;: &quot;22&quot;}, &quot;id&quot;: &quot;ITEM-1&quot;}]} RNDknoS8gZ1Hx"/><text:span text:style-name="T45">, we can compute such using bootstrapping.</text:span></text:p>
      <text:p text:style-name="P11">One important thing to notice is that in Aral et al (2009) they did not <text:span text:style-name="T51">discuss</text:span> the implications of the Stable Unit Treatment Value Assumption (SUTVA) which claims that <draw:g text:anchor-type="as-char" svg:y="-0.1252in" draw:z-index="19" draw:style-name="gr1"><svg:title>TexMaths</svg:title><svg:desc>12§display§(Y_i(0),Y_i(1)) \perp W_j§svg§600§FALSE§</svg:desc><draw:polygon draw:style-name="gr2" draw:text-style-name="P43" svg:width="1.3665in" svg:height="0.1713in" svg:x="0in" svg:y="0in" svg:viewBox="0 0 3472 436" draw:points="1735,436 0,436 0,0 3472,0 3472,436"><text:p/></draw:polygon><draw:path draw:style-name="gr3" draw:text-style-name="P43" svg:width="0.039in" svg:height="0.1654in" svg:x="0.0165in" svg:y="0in" svg:viewBox="0 0 100 421" svg:d="M100 418c0-1 0-3-9-10-53-52-66-133-66-197 0-73 16-146 69-199 6-6 6-6 6-7 0-4-3-5-5-5-5 0-43 29-69 83-21 46-26 93-26 128 0 33 5 83 28 131 26 53 62 79 67 79 2 0 5-1 5-3z"><text:p/></draw:path><draw:path draw:style-name="gr3" draw:text-style-name="P43" svg:width="0.1209in" svg:height="0.1134in" svg:x="0.0701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3" svg:width="0.0354in" svg:height="0.0783in" svg:x="0.1657in" svg:y="0.0701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3" svg:width="0.039in" svg:height="0.1654in" svg:x="0.2319in" svg:y="0in" svg:viewBox="0 0 100 421" svg:d="M100 418c0-1 0-3-9-10-53-52-66-133-66-197 0-73 16-146 69-199 6-6 6-6 6-7 0-4-3-5-5-5-5 0-43 29-69 83-21 46-26 93-26 128 0 33 5 83 28 131 26 53 62 79 67 79 2 0 5-1 5-3z"><text:p/></draw:path><draw:path draw:style-name="gr3" draw:text-style-name="P43" svg:width="0.0701in" svg:height="0.1142in" svg:x="0.2862in" svg:y="0.013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3" svg:width="0.039in" svg:height="0.1654in" svg:x="0.3724in" svg:y="0in" svg:viewBox="0 0 100 421" svg:d="M100 211c0-33-5-84-29-132-25-51-63-79-66-79-4 0-5 1-5 5 0 1 0 1 8 9 42 42 66 109 66 197 0 73-15 147-68 200-6 4-6 6-6 7 0 2 1 3 5 3 3 0 42-28 67-81 22-47 28-93 28-129z"><text:p/></draw:path><draw:path draw:style-name="gr3" draw:text-style-name="P43" svg:width="0.0193in" svg:height="0.0496in" svg:x="0.4413in" svg:y="0.1043in" svg:viewBox="0 0 50 127" svg:d="M50 44c0-27-10-44-27-44-15 0-23 11-23 23 0 11 8 22 23 22 5 0 11-2 15-5 2-2 2-2 2-2 1 0 1 0 1 6 0 33-15 58-29 72-5 4-5 5-5 6 0 4 3 5 4 5 5 0 39-32 39-83z"><text:p/></draw:path><draw:path draw:style-name="gr3" draw:text-style-name="P43" svg:width="0.1209in" svg:height="0.1134in" svg:x="0.5063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3" svg:width="0.0354in" svg:height="0.0783in" svg:x="0.6024in" svg:y="0.0701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3" svg:width="0.039in" svg:height="0.1654in" svg:x="0.6685in" svg:y="0in" svg:viewBox="0 0 100 421" svg:d="M100 418c0-1 0-3-9-10-53-52-66-133-66-197 0-73 16-146 69-199 6-6 6-6 6-7 0-4-3-5-5-5-5 0-43 29-69 83-21 46-26 93-26 128 0 33 5 83 28 131 26 53 62 79 67 79 2 0 5-1 5-3z"><text:p/></draw:path><draw:path draw:style-name="gr3" draw:text-style-name="P43" svg:width="0.0547in" svg:height="0.1102in" svg:x="0.7307in" svg:y="0.013in" svg:viewBox="0 0 140 281" svg:d="M88 11c0-10 0-11-10-11-26 28-65 28-78 28v13c8 0 34 0 55-12v219c0 15-1 20-39 20h-14v13c16-1 52-1 70-1 17 0 54 0 68 1v-13h-13c-38 0-39-5-39-20z"><text:p/></draw:path><draw:path draw:style-name="gr3" draw:text-style-name="P43" svg:width="0.039in" svg:height="0.1654in" svg:x="0.8083in" svg:y="0in" svg:viewBox="0 0 100 421" svg:d="M100 211c0-33-5-84-29-132-25-51-63-79-66-79-4 0-5 1-5 5 0 1 0 1 8 9 42 42 66 109 66 197 0 73-15 147-68 200-6 4-6 6-6 7 0 2 1 3 5 3 3 0 42-28 67-81 22-47 28-93 28-129z"><text:p/></draw:path><draw:path draw:style-name="gr3" draw:text-style-name="P43" svg:width="0.039in" svg:height="0.1654in" svg:x="0.8724in" svg:y="0in" svg:viewBox="0 0 100 421" svg:d="M100 211c0-33-5-84-29-132-25-51-63-79-66-79-4 0-5 1-5 5 0 1 0 1 8 9 42 42 66 109 66 197 0 73-15 147-68 200-6 4-6 6-6 7 0 2 1 3 5 3 3 0 42-28 67-81 22-47 28-93 28-129z"><text:p/></draw:path><draw:path draw:style-name="gr3" draw:text-style-name="P43" svg:width="0.111in" svg:height="0.111in" svg:x="0.9831in" svg:y="0.0122in" svg:viewBox="0 0 283 283" svg:d="M150 16c0-9 0-16-8-16-9 0-9 8-9 16v250h-117c-8 0-16 0-16 8 0 9 8 9 16 9h252c7 0 15 0 15-9 0-8-8-8-15-8h-118z"><text:p/></draw:path><draw:path draw:style-name="gr3" draw:text-style-name="P43" svg:width="0.165in" svg:height="0.1169in" svg:x="1.1575in" svg:y="0.0094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3" svg:width="0.0512in" svg:height="0.1004in" svg:x="1.3047in" svg:y="0.0701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18" draw:style-name="gr1"><svg:title>TexMaths</svg:title><svg:desc>12§display§j§svg§600§FALSE§</svg:desc><draw:polygon draw:style-name="gr2" draw:text-style-name="P43" svg:width="0.0776in" svg:height="0.1409in" svg:x="0.0024in" svg:y="0.0004in" svg:viewBox="0 0 198 359" draw:points="99,359 0,359 0,0 198,0 198,359"><text:p/></draw:polygon><draw:path draw:style-name="gr3" draw:text-style-name="P43"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20" draw:style-name="gr1"><svg:title>TexMaths</svg:title><svg:desc>12§display§i§svg§600§FALSE§</svg:desc><draw:polygon draw:style-name="gr2" draw:text-style-name="P43" svg:width="0.0575in" svg:height="0.1087in" svg:x="0in" svg:y="0.0004in" svg:viewBox="0 0 147 277" draw:points="73,277 0,277 0,0 147,0 147,277"><text:p/></draw:polygon><draw:path draw:style-name="gr3" draw:text-style-name="P43"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text:soft-page-break/>how many adopt the behavior. Notwithstanding, <text:span text:style-name="T51">the feasibility of the SUTVA assumption in this context should be </text:span>revised in the future.</text:p>
      <text:p text:style-name="P9"/>
      <text:list xml:id="list8260949886900120286" text:style-name="WWNum1004">
        <text:list-item>
          <text:p text:style-name="P38">Internal factors. These can be either policy or office motivatedm in general we observe the following:</text:p>
        </text:list-item>
      </text:list>
      <text:list xml:id="list4314766810847773402" text:style-name="WWNum1005">
        <text:list-item>
          <text:list>
            <text:list-item>
              <text:p text:style-name="P39">Popularity level: (+) Higher popularity gives more space for implementing new policies.</text:p>
            </text:list-item>
            <text:list-item>
              <text:p text:style-name="P39">% of population on tobacco industries: (-) More population on that industry means less jobs, so is unpopular.</text:p>
            </text:list-item>
            <text:list-item>
              <text:p text:style-name="P39">Tobacco induestires investment on communities: (-)</text:p>
            </text:list-item>
            <text:list-item>
              <text:p text:style-name="P39">% of deaths related to tobacco consumption: (+) Public health problem.</text:p>
            </text:list-item>
            <text:list-item>
              <text:p text:style-name="P39">Country income: (+) More income means more resources to implement this policies.</text:p>
            </text:list-item>
            <text:list-item>
              <text:p text:style-name="P39">Shift in preferences (party in the office): (-) The new party may have different priorities.</text:p>
            </text:list-item>
            <text:list-item>
              <text:p text:style-name="P39">Investments on programs against tobacco: (+) More influence</text:p>
            </text:list-item>
            <text:list-item>
              <text:p text:style-name="P39">Government spending on anti-tobacco: (+)</text:p>
            </text:list-item>
            <text:list-item>
              <text:p text:style-name="P39">Culture = Individualism, Western countries, etc.: (?)</text:p>
            </text:list-item>
          </text:list>
        </text:list-item>
      </text:list>
      <text:list xml:id="list171621836569225" text:continue-list="list8260949886900120286" text:style-name="WWNum1004">
        <text:list-item>
          <text:p text:style-name="P38">External factors:</text:p>
        </text:list-item>
      </text:list>
      <text:list xml:id="list5844500188577913886" text:style-name="WWNum1006">
        <text:list-item>
          <text:list>
            <text:list-item>
              <text:p text:style-name="P40">Bilateral or multilateral agreements on trading: (-) Protection of foreign industries because of agreements. e.g. not been able to raise tax levels.</text:p>
            </text:list-item>
            <text:list-item>
              <text:p text:style-name="P40">Cigarette smuggling network: (?) There can be contagion effects (see Yurekli et al. (2000), Joossens and Raw (1998), Stoklosa and Ross (Tobacco Control 2013) and Joossens et al (2010) for data on tobacco smuggling)</text:p>
            </text:list-item>
            <text:list-item>
              <text:p text:style-name="P40">Trade networks: (?) Rather than positive or negative, we expect to see contagion effects between countries. Reinforcement of behavior. Commencial treaties may reflect deeper interactions between countries.</text:p>
            </text:list-item>
            <text:list-item>
              <text:p text:style-name="P40">Well behave for help: It is not as easy as just following internal needs since eventually that may close more doors when asking for international cooperation such as loans.</text:p>
            </text:list-item>
          </text:list>
        </text:list-item>
      </text:list>
      <text:h text:style-name="P23" text:outline-level="1"><text:soft-page-break/>Appendix</text:h>
      <text:p text:style-name="P14"><text:span text:style-name="T2">Article 5</text:span>, general obligations, requires Parties to establish essential infrastructure for tobacco control, including a national coordinating mechanism, and to develop and implement comprehensive, multisectoral tobacco-control strategies, plans and legislation to prevent and reduce tobacco use, nicotine addiction and exposure to tobacco smoke. This process must be protected from the interests of the tobacco industry. The Article also calls for international cooperation and refers to raising the necessary financial resources for implementation of the Convention.</text:p>
      <text:p text:style-name="P14"><text:span text:style-name="T2">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14"><text:span text:style-name="T2">Article 5</text:span> also stipulates that Parties shall cooperate with international organizations and with each other to achieve the objective of the Convention and to raise financial resources for its implementation (see also Article 26).</text:p>
      <text:p text:style-name="P14"><text:span text:style-name="T2">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13"><text:span text:style-name="T2">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13"><text:span text:style-name="T2">Article 11</text:span> requires each Parties, within three years of entry into force of the Convention for that Party, to adopt and implement effective measures to prohibit misleading tobacco packaging and labeling; <text:soft-page-break/>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obacco products’ constituents and emissions. Guidelines on implementation of Article 11 were adopted at COP3.</text:p>
      <text:p text:style-name="P13"><text:span text:style-name="T2">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23" text:outline-level="1">References</text:h>
      <text:p text:style-name="Compact"/>
      <text:section text:style-name="Sect1" text:name="ADDIN Mendeley Bibliography CSL_BIBLIOGRAPHY  RNDqWNUWN47hn">
        <text:p text:style-name="P30">Aral, S., Muchnik, L., &amp; Sundararajan, A. (2009). Distinguishing influence-based contagion from homophily-driven diffusion in dynamic networks. <text:span text:style-name="T3">Proceedings of the National Academy of Sciences of the United States of America</text:span>, <text:span text:style-name="T3">106</text:span>(51), 21544–21549. http://doi.org/10.1073/pnas.0908800106</text:p>
        <text:p text:style-name="P30">Bakshy, E., Rosenn, I., Marlow, C., &amp; Adamic, L. (2012). The role of social networks in information diffusion. <text:span text:style-name="T3">WWW 2012 - Session: Information Diffusion in Social Networks April 16-20, 2012, Lyon, France</text:span>, 519–528. http://doi.org/10.1145/2187836.2187907</text:p>
        <text:p text:style-name="P30">Cruz, C., Keefer, P., &amp; Scartascini, C. (2016). <text:span text:style-name="T3">Database of Political Institutions Codebook, 2015 Update (DPI2015)</text:span>. Retrieved from http://www.iadb.org/en/research-and-data/publication-details,3169.html?pub_id=IDB-DB-121</text:p>
        <text:p text:style-name="P30">Downs, A. (1957). <text:span text:style-name="T3">An Economic Theory of Democracy</text:span>. Boston.</text:p>
        <text:p text:style-name="P30"><text:soft-page-break/>Fujimoto, K., Chou, C. P., &amp; Valente, T. W. (2011). The network autocorrelation model using two-mode data: Affiliation exposure and potential bias in the autocorrelation parameter. <text:span text:style-name="T3">Social Networks</text:span>, <text:span text:style-name="T3">33</text:span>(3), 231–243. http://doi.org/10.1016/j.socnet.2011.06.001</text:p>
        <text:p text:style-name="P30">Grieco, J. M., Gelpi, C. F., &amp; Warren, T. C. (2009). When Preferences and Commitments Collide: The Effect of Relative Partisan Shifts on International Treaty Compliance. <text:span text:style-name="T3">International Organization</text:span>, <text:span text:style-name="T3">63</text:span>(2), 341. http://doi.org/10.1017/S0020818309090110</text:p>
        <text:p text:style-name="P30">Imbens, G. W., &amp; Wooldridge, J. M. (2009). Recent Developments in the Econometrics of Program Evaluation. <text:span text:style-name="T3">Journal of Economic Literature</text:span>, <text:span text:style-name="T3">47</text:span>(1), 5–86. http://doi.org/10.1257/jel.47.1.5</text:p>
        <text:p text:style-name="P30">Joossens, L., Merriman, D., Ross, H., &amp; Raw, M. (2010). The impact of eliminating the global illicit cigarette trade on health and revenue. <text:span text:style-name="T3">Addiction</text:span>, <text:span text:style-name="T3">105</text:span>(9), 1640–1649. http://doi.org/10.1111/j.1360-0443.2010.03018.x</text:p>
        <text:p text:style-name="P30">Joossens, L., &amp; Raw, M. (1998). Cigarette smuggling in Europe: who really benefits? <text:span text:style-name="T3">Tobacco Control</text:span>, <text:span text:style-name="T3">7</text:span>(1), 66–71. http://doi.org/10.1136/tc.7.1.66</text:p>
        <text:p text:style-name="P30">King, G., &amp; Nielsen, R. (2015). <text:span text:style-name="T3">Why Propensity Scores Should Not Be Used for</text:span>.</text:p>
        <text:p text:style-name="P30">Leenders, R. T. A. J. (2002). Modeling social influence through network autocorrelation: constructing the weight matrix. <text:span text:style-name="T3">Social Networks</text:span>, <text:span text:style-name="T3">24</text:span>(1), 21–47. http://doi.org/10.1016/S0378-8733(01)00049-1</text:p>
        <text:p text:style-name="P30">LeSage, J. P. (2008). An Introduction to Spatial Econometrics. <text:span text:style-name="T3">Revue D’économie Industrielle</text:span>, <text:span text:style-name="T3">123</text:span>(123), 19–44. http://doi.org/10.4000/rei.3887</text:p>
        <text:p text:style-name="P30">Putnam, R. D. (2016). International Organization Foundation Diplomacy and Domestic Politics : The Logic of Two-Level Games Author ( s ): Robert D . Putnam Published by : The MIT Press Stable URL : http://www.jstor.org/stable/2706785 Accessed : 08-07-2016 21 : 06 UTC Your use o, <text:span text:style-name="T3">42</text:span>(3), 427–460.</text:p>
        <text:p text:style-name="P30"><text:soft-page-break/>Sapienza, P., Zingales, L., &amp; Guiso, L. (2006). Does culture affect economic outcomes?, <text:span text:style-name="T3">20</text:span>(2), 23–48. Retrieved from http://www.nber.org/papers/w11999</text:p>
        <text:p text:style-name="P30">Sekhon, J. S. (2008). The Neyman-Rubin Model of Causal Inference and Estimation Via Matching Methods. <text:span text:style-name="T3">The Oxford Handbook of Political Methodology</text:span>. http://doi.org/10.1093/oxfordhb/9780199286546.003.0011</text:p>
        <text:p text:style-name="P30">Shalizi, C. R., &amp; Thomas, A. C. (2011). Homophily and Contagion Are Generically Confounded in Observational Social Network Studies. <text:span text:style-name="T3">Sociological Methods &amp; Research</text:span>, <text:span text:style-name="T3">40</text:span>(2), 211–239. http://doi.org/10.1177/0049124111404820</text:p>
        <text:p text:style-name="P30">Simmons, B. (2000). International Law and State Behavior: Commitment and Compliance in International Monetary Affairs Author ( s ): Beth A . Simmons Source : The American Political Science Review , Vol . 94 , No . 4 ( Dec ., 2000 ), pp . 819-835 Published by : American Polit. <text:span text:style-name="T3">American Political Science Review</text:span>, <text:span text:style-name="T3">94</text:span>(4), 819–835.</text:p>
        <text:p text:style-name="P30">Snijders, T. A. B., &amp; Borgatti, S. P. (1999). Non-Parametric Standard Errors and Tests for Network Statistics. <text:span text:style-name="T3">Connections</text:span>, <text:span text:style-name="T3">22</text:span>(2), 1–10. Retrieved from https://insna.org/PDF/Connections/v22/1999_I-2_61-70.pdf</text:p>
        <text:p text:style-name="P30">Snijders, T. A. B., van de Bunt, G. G., &amp; Steglich, C. E. G. (2010). Introduction to stochastic actor-based models for network dynamics. <text:span text:style-name="T3">Social Networks</text:span>, <text:span text:style-name="T3">32</text:span>(1), 44–60. http://doi.org/10.1016/j.socnet.2009.02.004</text:p>
        <text:p text:style-name="P30">Stoklosa, M., &amp; Ross, H. (2014). Contrasting academic and tobacco industry estimates of illicit cigarette trade: evidence from Warsaw, Poland. <text:span text:style-name="T3">Tobacco Control</text:span>, <text:span text:style-name="T3">23</text:span>(e1), e30-4. http://doi.org/10.1136/tobaccocontrol-2013-051099</text:p>
        <text:p text:style-name="P30">Valente, T. W. (1995). <text:span text:style-name="T3">Network models of the diffusion of innovations</text:span> (2nd ed.). Cresskill N.J.: Hampton Press.</text:p>
        <text:p text:style-name="P30">Wang, W., Neuman, E. J., &amp; Newman, D. A. (2014). Statistical power of the social network autocorrelation model. <text:span text:style-name="T3">Social Networks</text:span>, <text:span text:style-name="T3">38</text:span>(1), 88–99. http://doi.org/10.1016/j.socnet.2014.03.004</text:p>
        <text:p text:style-name="P30"><text:soft-page-break/>Yurekli, A. A., &amp; Zhang, P. (2000). The impact of clean indoor-air laws and cigarette smuggling on demand for cigarettes: An empirical model. <text:span text:style-name="T3">Health Economics</text:span>, <text:span text:style-name="T3">9</text:span>(2), 159–170. http://doi.org/10.1002/(SICI)1099-1050(200003)9:2&lt;159::AID-HEC499&gt;3.0.CO;2-T</text:p>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3335in" fo:margin-bottom="0.1665in" style: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style: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paragraph-properties fo:background-color="#f8f8f8">
        <style:background-image/>
      </style:paragraph-properties>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1-29T17:16:18.822213655</dc:date>
    <meta:generator>LibreOffice/4.2.8.2$Linux_X86_64 LibreOffice_project/420m0$Build-2</meta:generator>
    <meta:editing-duration>PT10H31M24S</meta:editing-duration>
    <meta:editing-cycles>44</meta:editing-cycles>
    <dc:creator>George Gerald Vega Yon</dc:creator>
    <meta:document-statistic meta:table-count="0" meta:image-count="1" meta:object-count="0" meta:page-count="15" meta:paragraph-count="138" meta:word-count="3602" meta:character-count="23648" meta:non-whitespace-character-count="202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ec40eb84-5259-32a8-a034-8b5dc83652e1</meta:user-defined>
    <meta:user-defined meta:name="Mendeley_Bookmark_1Fv27ZJvIH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1Fv27ZJvIH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1Fv27ZJvIH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1Fv27ZJvIH_4" meta:value-type="string">-journal", "issued": {"date-parts": [["2016"]]}, "author": [{"non-dropping-particle": "", "family": "Putnam", "dropping-particle": "", "parse-names": false, "given": "Robert D", "suffix": ""}]}, "id": "ITEM-1"}]}</meta:user-defined>
    <meta:user-defined meta:name="Mendeley_Bookmark_1WFjN6xna6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1WFjN6xna6_2" meta:value-type="string">json", "properties": {"noteIndex": 0}, "citationItems": [{"uris": ["http://www.mendeley.com/documents/?uuid=ee2239f8-259e-4adf-b4bc-cf7cfbaecaac"], "itemData": {"type": "article-journal", "ISBN": "978-1420064247", "abstract": "An introduction to spatial e</meta:user-defined>
    <meta:user-defined meta:name="Mendeley_Bookmark_1WFjN6xna6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1WFjN6xna6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1WFjN6xna6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1WFjN6xna6_6" meta:value-type="string"> "10.4000/rei.3887", "author": [{"non-dropping-particle": "", "family": "LeSage", "dropping-particle": "", "parse-names": false, "given": "James P.", "suffix": ""}], "PMID": "578345366", "page": "19-44", "container-title": "Revue d\u2019\u00e9conomie indu</meta:user-defined>
    <meta:user-defined meta:name="Mendeley_Bookmark_1WFjN6xna6_7" meta:value-type="string">strielle", "id": "ITEM-1", "volume": "123", "title": "An Introduction to Spatial Econometrics", "issue": "123", "ISSN": "0154-3229"}, "id": "ITEM-1"}]}</meta:user-defined>
    <meta:user-defined meta:name="Mendeley_Bookmark_1rLjnHjAeI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1rLjnHjAeI_10" meta:value-type="string">id": "ITEM-1"}, {"uris": ["http://www.mendeley.com/documents/?uuid=712f4a3f-ce8f-4f1b-b8ae-3e63645fe062"], "itemData": {"page": "519\u2013528", "DOI": "10.1145/2187836.2187907", "ISBN": "9781450312295", "id": "ITEM-2", "title": "The role of social network</meta:user-defined>
    <meta:user-defined meta:name="Mendeley_Bookmark_1rLjnHjAeI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1rLjnHjAeI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1rLjnHjAeI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1rLjnHjAeI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1rLjnHjAeI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1rLjnHjAeI_16" meta:value-type="string">rance", "issued": {"date-parts": [["2012"]]}, "type": "article-journal", "author": [{"non-dropping-particle": "", "family": "Bakshy", "dropping-particle": "", "parse-names": false, "given": "Eytan", "suffix": ""}, {"non-dropping-particle": "", "family": "</meta:user-defined>
    <meta:user-defined meta:name="Mendeley_Bookmark_1rLjnHjAeI_17" meta:value-type="string">Rosenn", "dropping-particle": "", "parse-names": false, "given": "Itamar", "suffix": ""}, {"non-dropping-particle": "", "family": "Marlow", "dropping-particle": "", "parse-names": false, "given": "Cameron", "suffix": ""}, {"non-dropping-particle": "", "fa</meta:user-defined>
    <meta:user-defined meta:name="Mendeley_Bookmark_1rLjnHjAeI_18" meta:value-type="string">mily": "Adamic", "dropping-particle": "", "parse-names": false, "given": "Lada", "suffix": ""}], "ISSN": "1450312292"}, "id": "ITEM-2"}]}</meta:user-defined>
    <meta:user-defined meta:name="Mendeley_Bookmark_1rLjnHjAeI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1rLjnHjAeI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1rLjnHjAeI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1rLjnHjAeI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1rLjnHjAeI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1rLjnHjAeI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1rLjnHjAeI_8" meta:value-type="string"> "family": "Shalizi", "dropping-particle": "", "parse-names": false, "given": "Cosma Rohilla", "suffix": ""}, {"non-dropping-particle": "", "family": "Thomas", "dropping-particle": "", "parse-names": false, "given": "Andrew C", "suffix": ""}], "PMID": "22</meta:user-defined>
    <meta:user-defined meta:name="Mendeley_Bookmark_1rLjnHjAeI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522cviSP9X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522cviSP9X_2" meta:value-type="string">on.json", "properties": {"noteIndex": 0}, "citationItems": [{"uris": ["http://www.mendeley.com/documents/?uuid=05552744-7c3b-4f30-a62d-cb53cd63f105"], "itemData": {"type": "book", "ISBN": "9781881303213", "id": "ITEM-1", "publisher": "Hampton Press", "tit</meta:user-defined>
    <meta:user-defined meta:name="Mendeley_Bookmark_522cviSP9X_3" meta:value-type="string">le": "Network models of the diffusion of innovations", "issued": {"date-parts": [["1995"]]}, "edition": "2", "author": [{"non-dropping-particle": "", "family": "Valente", "dropping-particle": "", "parse-names": false, "given": "Thomas W.", "suffix": ""}],</meta:user-defined>
    <meta:user-defined meta:name="Mendeley_Bookmark_522cviSP9X_4" meta:value-type="string"> "publisher-place": "Cresskill N.J."}, "id": "ITEM-1"}]}</meta:user-defined>
    <meta:user-defined meta:name="Mendeley_Bookmark_6jgmWZduji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6jgmWZduji_2" meta:value-type="string">n", "properties": {"noteIndex": 0}, "citationItems": [{"uris": ["http://www.mendeley.com/documents/?uuid=34408a8e-1a23-46de-84b8-09ef3be6d71e"], "itemData": {"title": "An Economic Theory of Democracy", "publisher-place": "Boston", "issued": {"date-parts":</meta:user-defined>
    <meta:user-defined meta:name="Mendeley_Bookmark_6jgmWZduji_3" meta:value-type="string"> [["1957"]]}, "type": "book", "author": [{"non-dropping-particle": "", "family": "Downs", "dropping-particle": "", "parse-names": false, "given": "Anthony", "suffix": ""}], "id": "ITEM-1"}, "id": "ITEM-1"}]}</meta:user-defined>
    <meta:user-defined meta:name="Mendeley_Bookmark_6m0JIRRXKz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6m0JIRRXKz_2" meta:value-type="string">hub.com/citation-style-language/schema/raw/master/csl-citation.json", "properties": {"noteIndex": 0}, "citationItems": [{"uris": ["http://www.mendeley.com/documents/?uuid=ac4b149a-6fa8-4a65-9836-b4326e8c4986"], "itemData": {"page": "23-48", "title": "Does</meta:user-defined>
    <meta:user-defined meta:name="Mendeley_Bookmark_6m0JIRRXKz_3" meta:value-type="string"> culture affect economic outcomes?", "id": "ITEM-1", "volume": "20", "issue": "2", "type": "article-journal", "issued": {"date-parts": [["2006"]]}, "author": [{"non-dropping-particle": "", "family": "Sapienza", "dropping-particle": "", "parse-names": fals</meta:user-defined>
    <meta:user-defined meta:name="Mendeley_Bookmark_6m0JIRRXKz_4" meta:value-type="string">e, "given": "Paola", "suffix": ""}, {"non-dropping-particle": "", "family": "Zingales", "dropping-particle": "", "parse-names": false, "given": "Luigi", "suffix": ""}, {"non-dropping-particle": "", "family": "Guiso", "dropping-particle": "", "parse-names"</meta:user-defined>
    <meta:user-defined meta:name="Mendeley_Bookmark_6m0JIRRXKz_5" meta:value-type="string">: false, "given": "Luigi", "suffix": ""}]}, "id": "ITEM-1"}]}</meta:user-defined>
    <meta:user-defined meta:name="Mendeley_Bookmark_7mzcVEC6wj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7mzcVEC6wj_2" meta:value-type="string">json", "properties": {"noteIndex": 0}, "citationItems": [{"uris": ["http://www.mendeley.com/documents/?uuid=d085e2e2-ff2d-4f3c-9462-982c33e95e66"], "itemData": {"type": "article-journal", "DOI": "10.1093/oxfordhb/9780199286546.003.0011", "ISBN": "97801915</meta:user-defined>
    <meta:user-defined meta:name="Mendeley_Bookmark_7mzcVEC6wj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7mzcVEC6wj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7mzcVEC6wj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7mzcVEC6wj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7mzcVEC6wj_7" meta:value-type="string">m.", "container-title": "The Oxford Handbook of Political Methodology", "issued": {"date-parts": [["2008"]]}, "author": [{"non-dropping-particle": "", "family": "Sekhon", "dropping-particle": "", "parse-names": false, "given": "Jasjeet S.", "suffix": ""}]</meta:user-defined>
    <meta:user-defined meta:name="Mendeley_Bookmark_7mzcVEC6wj_8" meta:value-type="string">, "PMID": "15323269", "ISSN": "00223433"}, "id": "ITEM-1"}]}</meta:user-defined>
    <meta:user-defined meta:name="Mendeley_Bookmark_94iqqEPU89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94iqqEPU89_2" meta:value-type="string">hub.com/citation-style-language/schema/raw/master/csl-citation.json", "properties": {"noteIndex": 0}, "citationItems": [{"uris": ["http://www.mendeley.com/documents/?uuid=ac4b149a-6fa8-4a65-9836-b4326e8c4986"], "itemData": {"page": "23-48", "title": "Does</meta:user-defined>
    <meta:user-defined meta:name="Mendeley_Bookmark_94iqqEPU89_3" meta:value-type="string"> culture affect economic outcomes?", "id": "ITEM-1", "volume": "20", "issue": "2", "type": "article-journal", "issued": {"date-parts": [["2006"]]}, "author": [{"non-dropping-particle": "", "family": "Sapienza", "dropping-particle": "", "parse-names": fals</meta:user-defined>
    <meta:user-defined meta:name="Mendeley_Bookmark_94iqqEPU89_4" meta:value-type="string">e, "given": "Paola", "suffix": ""}, {"non-dropping-particle": "", "family": "Zingales", "dropping-particle": "", "parse-names": false, "given": "Luigi", "suffix": ""}, {"non-dropping-particle": "", "family": "Guiso", "dropping-particle": "", "parse-names"</meta:user-defined>
    <meta:user-defined meta:name="Mendeley_Bookmark_94iqqEPU89_5" meta:value-type="string">: false, "given": "Luigi", "suffix": ""}]}, "id": "ITEM-1"}]}</meta:user-defined>
    <meta:user-defined meta:name="Mendeley_Bookmark_CWu7Y1hrxz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CWu7Y1hrxz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CWu7Y1hrxz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CWu7Y1hrxz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CWu7Y1hrxz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CWu7Y1hrxz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CWu7Y1hrxz_7" meta:value-type="string">"dropping-particle": "", "parse-names": false, "given": "C", "suffix": ""}, {"non-dropping-particle": "", "family": "Keefer", "dropping-particle": "", "parse-names": false, "given": "P", "suffix": ""}, {"non-dropping-particle": "", "family": "Scartascini"</meta:user-defined>
    <meta:user-defined meta:name="Mendeley_Bookmark_CWu7Y1hrxz_8" meta:value-type="string">, "dropping-particle": "", "parse-names": false, "given": "C", "suffix": ""}]}, "id": "ITEM-1"}]}</meta:user-defined>
    <meta:user-defined meta:name="Mendeley_Bookmark_CofiwKvd0Q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CofiwKvd0Q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CofiwKvd0Q_11" meta:value-type="string">odel", "issue": "2", "ISSN": "10579230"}, "id": "ITEM-1"}, {"uris": ["http://www.mendeley.com/documents/?uuid=d91fc7ea-dd2f-4f1c-b7af-442e64c3cff8"], "itemData": {"type": "article-journal", "ISBN": "0964-4563", "abstract": "Cigarette smuggling, now on the</meta:user-defined>
    <meta:user-defined meta:name="Mendeley_Bookmark_CofiwKvd0Q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CofiwKvd0Q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CofiwKvd0Q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CofiwKvd0Q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CofiwKvd0Q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CofiwKvd0Q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CofiwKvd0Q_18" meta:value-type="string">, "DOI": "10.1136/tc.7.1.66", "author": [{"non-dropping-particle": "", "family": "Joossens", "dropping-particle": "", "parse-names": false, "given": "L", "suffix": ""}, {"non-dropping-particle": "", "family": "Raw", "dropping-particle": "", "parse-names":</meta:user-defined>
    <meta:user-defined meta:name="Mendeley_Bookmark_CofiwKvd0Q_19" meta:value-type="string"> false, "given": "M", "suffix": ""}], "PMID": "9706757", "page": "66-71", "container-title": "Tobacco control", "id": "ITEM-2", "volume": "7", "title": "Cigarette smuggling in Europe: who really benefits?", "issue": "1", "ISSN": "0964-4563"}, "id": "ITEM-</meta:user-defined>
    <meta:user-defined meta:name="Mendeley_Bookmark_CofiwKvd0Q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CofiwKvd0Q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CofiwKvd0Q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CofiwKvd0Q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CofiwKvd0Q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CofiwKvd0Q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CofiwKvd0Q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CofiwKvd0Q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CofiwKvd0Q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CofiwKvd0Q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CofiwKvd0Q_29" meta:value-type="string">article": "", "family": "Stoklosa", "dropping-particle": "", "parse-names": false, "given": "Michal", "suffix": ""}, {"non-dropping-particle": "", "family": "Ross", "dropping-particle": "", "parse-names": false, "given": "Hana", "suffix": ""}], "issued": </meta:user-defined>
    <meta:user-defined meta:name="Mendeley_Bookmark_CofiwKvd0Q_3" meta:value-type="string">e-language/schema/raw/master/csl-citation.json", "properties": {"noteIndex": 0}, "citationItems": [{"uris": ["http://www.mendeley.com/documents/?uuid=3e5ef273-b280-465f-8ebd-19dfd0434801"], "itemData": {"type": "article-journal", "ISBN": "1057-9230", "abs</meta:user-defined>
    <meta:user-defined meta:name="Mendeley_Bookmark_CofiwKvd0Q_30" meta:value-type="string">{"date-parts": [["2014"]]}}, "id": "ITEM-3"}, {"uris": ["http://www.mendeley.com/documents/?uuid=529bf7cd-9743-46e9-aa10-44940b8df023"], "itemData": {"type": "article-journal", "ISBN": "978-2-914365-61-1", "abstract": "The purpose of this study was to upd</meta:user-defined>
    <meta:user-defined meta:name="Mendeley_Bookmark_CofiwKvd0Q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CofiwKvd0Q_32" meta:value-type="string">3018.x", "author": [{"non-dropping-particle": "", "family": "Joossens", "dropping-particle": "", "parse-names": false, "given": "Luk", "suffix": ""}, {"non-dropping-particle": "", "family": "Merriman", "dropping-particle": "", "parse-names": false, "given</meta:user-defined>
    <meta:user-defined meta:name="Mendeley_Bookmark_CofiwKvd0Q_33" meta:value-type="string">": "David", "suffix": ""}, {"non-dropping-particle": "", "family": "Ross", "dropping-particle": "", "parse-names": false, "given": "Hana", "suffix": ""}, {"non-dropping-particle": "", "family": "Raw", "dropping-particle": "", "parse-names": false, "given"</meta:user-defined>
    <meta:user-defined meta:name="Mendeley_Bookmark_CofiwKvd0Q_34" meta:value-type="string">: "Martin", "suffix": ""}], "PMID": "20626371", "page": "1640-1649", "container-title": "Addiction", "id": "ITEM-4", "volume": "105", "title": "The impact of eliminating the global illicit cigarette trade on health and revenue", "issue": "9", "ISSN": "096</meta:user-defined>
    <meta:user-defined meta:name="Mendeley_Bookmark_CofiwKvd0Q_35" meta:value-type="string">52140"}, "id": "ITEM-4"}]}</meta:user-defined>
    <meta:user-defined meta:name="Mendeley_Bookmark_CofiwKvd0Q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CofiwKvd0Q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CofiwKvd0Q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CofiwKvd0Q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CofiwKvd0Q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CofiwKvd0Q_9" meta:value-type="string">C499&gt;3.0.CO;2-T", "author": [{"non-dropping-particle": "", "family": "Yurekli", "dropping-particle": "", "parse-names": false, "given": "Ayda A.", "suffix": ""}, {"non-dropping-particle": "", "family": "Zhang", "dropping-particle": "", "parse-names": fals</meta:user-defined>
    <meta:user-defined meta:name="Mendeley_Bookmark_EvyNphPNaI_1" meta:value-type="string">ADDIN Mendeley Bibliography CSL_BIBLIOGRAPHY </meta:user-defined>
    <meta:user-defined meta:name="Mendeley_Bookmark_IDwCKUD2MB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IDwCKUD2MB_2" meta:value-type="string">on.json", "properties": {"noteIndex": 0}, "citationItems": [{"uris": ["http://www.mendeley.com/documents/?uuid=3f61541d-424e-46b8-ac41-c42bc875f622"], "itemData": {"page": "819-835", "container-title": "American Political Science Review", "id": "ITEM-1", </meta:user-defined>
    <meta:user-defined meta:name="Mendeley_Bookmark_IDwCKUD2MB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IDwCKUD2MB_4" meta:value-type="string">lished by : American Polit", "issue": "4", "type": "article-journal", "issued": {"date-parts": [["2000"]]}, "author": [{"non-dropping-particle": "", "family": "Simmons", "dropping-particle": "", "parse-names": false, "given": "Beth", "suffix": ""}]}, "id"</meta:user-defined>
    <meta:user-defined meta:name="Mendeley_Bookmark_IDwCKUD2MB_5" meta:value-type="string">: "ITEM-1"}]}</meta:user-defined>
    <meta:user-defined meta:name="Mendeley_Bookmark_MBuivhzfsd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MBuivhzfsd_10" meta:value-type="string">es of America", "id": "ITEM-1", "volume": "106", "title": "Distinguishing influence-based contagion from homophily-driven diffusion in dynamic networks.", "issue": "51", "ISSN": "0027-8424"}, "id": "ITEM-1"}]}</meta:user-defined>
    <meta:user-defined meta:name="Mendeley_Bookmark_MBuivhzfsd_2" meta:value-type="string">://github.com/citation-style-language/schema/raw/master/csl-citation.json", "properties": {"noteIndex": 0}, "citationItems": [{"uris": ["http://www.mendeley.com/documents/?uuid=31e8514e-de07-48ef-ae83-9603fa8b9ff6"], "itemData": {"type": "article-journal"</meta:user-defined>
    <meta:user-defined meta:name="Mendeley_Bookmark_MBuivhzfsd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MBuivhzfsd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MBuivhzfsd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MBuivhzfsd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MBuivhzfsd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MBuivhzfsd_8" meta:value-type="string">ng-particle": "", "family": "Aral", "dropping-particle": "", "parse-names": false, "given": "Sinan", "suffix": ""}, {"non-dropping-particle": "", "family": "Muchnik", "dropping-particle": "", "parse-names": false, "given": "Lev", "suffix": ""}, {"non-drop</meta:user-defined>
    <meta:user-defined meta:name="Mendeley_Bookmark_MBuivhzfsd_9" meta:value-type="string">ping-particle": "", "family": "Sundararajan", "dropping-particle": "", "parse-names": false, "given": "Arun", "suffix": ""}], "PMID": "20007780", "page": "21544-21549", "container-title": "Proceedings of the National Academy of Sciences of the United Stat</meta:user-defined>
    <meta:user-defined meta:name="Mendeley_Bookmark_MI8Hud9q4e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MI8Hud9q4e_10" meta:value-type="string">dropping-particle": "", "parse-names": false, "given": "Christian E G", "suffix": ""}], "ISSN": "03788733", "page": "44-60", "title": "Introduction to stochastic actor-based models for network dynamics", "id": "ITEM-1", "volume": "32", "container-title": </meta:user-defined>
    <meta:user-defined meta:name="Mendeley_Bookmark_MI8Hud9q4e_11" meta:value-type="string">"Social Networks", "issue": "1"}, "id": "ITEM-1"}]}</meta:user-defined>
    <meta:user-defined meta:name="Mendeley_Bookmark_MI8Hud9q4e_2" meta:value-type="string">ema": "https://github.com/citation-style-language/schema/raw/master/csl-citation.json", "properties": {"noteIndex": 0}, "citationItems": [{"uris": ["http://www.mendeley.com/documents/?uuid=5d00013d-235b-4113-9069-0da18daab8b6"], "itemData": {"type": "arti</meta:user-defined>
    <meta:user-defined meta:name="Mendeley_Bookmark_MI8Hud9q4e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MI8Hud9q4e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MI8Hud9q4e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MI8Hud9q4e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MI8Hud9q4e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MI8Hud9q4e_8" meta:value-type="string">standing the results, and on sensible rules for model selection. Crown Copyright \u00a9 2009.", "issued": {"date-parts": [["2010"]]}, "DOI": "10.1016/j.socnet.2009.02.004", "author": [{"non-dropping-particle": "", "family": "Snijders", "dropping-particle"</meta:user-defined>
    <meta:user-defined meta:name="Mendeley_Bookmark_MI8Hud9q4e_9" meta:value-type="string">: "", "parse-names": false, "given": "Tom A B", "suffix": ""}, {"non-dropping-particle": "van de", "family": "Bunt", "dropping-particle": "", "parse-names": false, "given": "Gerhard G.", "suffix": ""}, {"non-dropping-particle": "", "family": "Steglich", "</meta:user-defined>
    <meta:user-defined meta:name="Mendeley_Bookmark_NUR9kb5Aqb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NUR9kb5Aqb_2" meta:value-type="string">anguage/schema/raw/master/csl-citation.json", "properties": {"noteIndex": 0}, "citationItems": [{"uris": ["http://www.mendeley.com/documents/?uuid=26bbd071-662c-4f0a-a956-675b42fcbb8d"], "itemData": {"page": "1-10", "container-title": "Connections", "id":</meta:user-defined>
    <meta:user-defined meta:name="Mendeley_Bookmark_NUR9kb5Aqb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NUR9kb5Aqb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NUR9kb5Aqb_5" meta:value-type="string">ests for Network Statistics", "issue": "2", "type": "article-journal", "issued": {"date-parts": [["1999"]]}, "author": [{"non-dropping-particle": "", "family": "Snijders", "dropping-particle": "", "parse-names": false, "given": "Tom A B", "suffix": ""}, {</meta:user-defined>
    <meta:user-defined meta:name="Mendeley_Bookmark_NUR9kb5Aqb_6" meta:value-type="string">"non-dropping-particle": "", "family": "Borgatti", "dropping-particle": "", "parse-names": false, "given": "Stephen P", "suffix": ""}], "volume": "22"}, "id": "ITEM-1"}]}</meta:user-defined>
    <meta:user-defined meta:name="Mendeley_Bookmark_OYCeHZkFML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OYCeHZkFML_10" meta:value-type="string">id": "ITEM-1"}, {"uris": ["http://www.mendeley.com/documents/?uuid=712f4a3f-ce8f-4f1b-b8ae-3e63645fe062"], "itemData": {"page": "519\u2013528", "DOI": "10.1145/2187836.2187907", "ISBN": "9781450312295", "id": "ITEM-2", "title": "The role of social network</meta:user-defined>
    <meta:user-defined meta:name="Mendeley_Bookmark_OYCeHZkFML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OYCeHZkFML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OYCeHZkFML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OYCeHZkFML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OYCeHZkFML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OYCeHZkFML_16" meta:value-type="string">rance", "issued": {"date-parts": [["2012"]]}, "type": "article-journal", "author": [{"non-dropping-particle": "", "family": "Bakshy", "dropping-particle": "", "parse-names": false, "given": "Eytan", "suffix": ""}, {"non-dropping-particle": "", "family": "</meta:user-defined>
    <meta:user-defined meta:name="Mendeley_Bookmark_OYCeHZkFML_17" meta:value-type="string">Rosenn", "dropping-particle": "", "parse-names": false, "given": "Itamar", "suffix": ""}, {"non-dropping-particle": "", "family": "Marlow", "dropping-particle": "", "parse-names": false, "given": "Cameron", "suffix": ""}, {"non-dropping-particle": "", "fa</meta:user-defined>
    <meta:user-defined meta:name="Mendeley_Bookmark_OYCeHZkFML_18" meta:value-type="string">mily": "Adamic", "dropping-particle": "", "parse-names": false, "given": "Lada", "suffix": ""}], "ISSN": "1450312292"}, "id": "ITEM-2"}]}</meta:user-defined>
    <meta:user-defined meta:name="Mendeley_Bookmark_OYCeHZkFML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OYCeHZkFML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OYCeHZkFML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OYCeHZkFML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OYCeHZkFML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OYCeHZkFML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OYCeHZkFML_8" meta:value-type="string"> "family": "Shalizi", "dropping-particle": "", "parse-names": false, "given": "Cosma Rohilla", "suffix": ""}, {"non-dropping-particle": "", "family": "Thomas", "dropping-particle": "", "parse-names": false, "given": "Andrew C", "suffix": ""}], "PMID": "22</meta:user-defined>
    <meta:user-defined meta:name="Mendeley_Bookmark_OYCeHZkFML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QmKO996ZXg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QmKO996ZXg_10" meta:value-type="string">", "issue": "02"}, "id": "ITEM-1"}]}</meta:user-defined>
    <meta:user-defined meta:name="Mendeley_Bookmark_QmKO996ZXg_2" meta:value-type="string">tion-style-language/schema/raw/master/csl-citation.json", "properties": {"noteIndex": 0}, "citationItems": [{"uris": ["http://www.mendeley.com/documents/?uuid=99755347-9740-4ec9-b7d3-5b497e5927a7"], "itemData": {"type": "article-journal", "ISBN": "0020-81</meta:user-defined>
    <meta:user-defined meta:name="Mendeley_Bookmark_QmKO996ZXg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QmKO996ZXg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QmKO996ZXg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QmKO996ZXg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QmKO996ZXg_7" meta:value-type="string">cutive partisan orientation.", "issued": {"date-parts": [["2009"]]}, "DOI": "10.1017/S0020818309090110", "author": [{"non-dropping-particle": "", "family": "Grieco", "dropping-particle": "", "parse-names": false, "given": "Joseph M.", "suffix": ""}, {"non</meta:user-defined>
    <meta:user-defined meta:name="Mendeley_Bookmark_QmKO996ZXg_8" meta:value-type="string">-dropping-particle": "", "family": "Gelpi", "dropping-particle": "", "parse-names": false, "given": "Christopher F.", "suffix": ""}, {"non-dropping-particle": "", "family": "Warren", "dropping-particle": "", "parse-names": false, "given": "T. Camber", "su</meta:user-defined>
    <meta:user-defined meta:name="Mendeley_Bookmark_QmKO996ZXg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ToCVQ8EtXO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ToCVQ8EtXO_2" meta:value-type="string">n", "properties": {"noteIndex": 0}, "citationItems": [{"uris": ["http://www.mendeley.com/documents/?uuid=34408a8e-1a23-46de-84b8-09ef3be6d71e"], "itemData": {"title": "An Economic Theory of Democracy", "publisher-place": "Boston", "issued": {"date-parts":</meta:user-defined>
    <meta:user-defined meta:name="Mendeley_Bookmark_ToCVQ8EtXO_3" meta:value-type="string"> [["1957"]]}, "type": "book", "author": [{"non-dropping-particle": "", "family": "Downs", "dropping-particle": "", "parse-names": false, "given": "Anthony", "suffix": ""}], "id": "ITEM-1"}, "id": "ITEM-1"}]}</meta:user-defined>
    <meta:user-defined meta:name="Mendeley_Bookmark_WgYxdIN6K0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WgYxdIN6K0_2" meta:value-type="string">raw/master/csl-citation.json", "properties": {"noteIndex": 0}, "citationItems": [{"uris": ["http://www.mendeley.com/documents/?uuid=9c9ede7e-dc83-4421-b946-93ce6944ce74"], "itemData": {"issued": {"date-parts": [["2015"]]}, "type": "report", "title": "Why </meta:user-defined>
    <meta:user-defined meta:name="Mendeley_Bookmark_WgYxdIN6K0_3" meta:value-type="string">Propensity Scores Should Not Be Used for", "author": [{"non-dropping-particle": "", "family": "King", "dropping-particle": "", "parse-names": false, "given": "Gary", "suffix": ""}, {"non-dropping-particle": "", "family": "Nielsen", "dropping-particle": ""</meta:user-defined>
    <meta:user-defined meta:name="Mendeley_Bookmark_WgYxdIN6K0_4" meta:value-type="string">, "parse-names": false, "given": "Richard", "suffix": ""}], "id": "ITEM-1"}, "id": "ITEM-1"}]}</meta:user-defined>
    <meta:user-defined meta:name="Mendeley_Bookmark_XFBDzF3EDA_1" meta:value-type="string">ADDIN Mendeley Bibliography CSL_BIBLIOGRAPHY </meta:user-defined>
    <meta:user-defined meta:name="Mendeley_Bookmark_fWW7eChgUe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fWW7eChgUe_10" meta:value-type="string">", "issue": "02"}, "id": "ITEM-1"}]}</meta:user-defined>
    <meta:user-defined meta:name="Mendeley_Bookmark_fWW7eChgUe_2" meta:value-type="string">tion-style-language/schema/raw/master/csl-citation.json", "properties": {"noteIndex": 0}, "citationItems": [{"uris": ["http://www.mendeley.com/documents/?uuid=99755347-9740-4ec9-b7d3-5b497e5927a7"], "itemData": {"type": "article-journal", "ISBN": "0020-81</meta:user-defined>
    <meta:user-defined meta:name="Mendeley_Bookmark_fWW7eChgUe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fWW7eChgUe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fWW7eChgUe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fWW7eChgUe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fWW7eChgUe_7" meta:value-type="string">cutive partisan orientation.", "issued": {"date-parts": [["2009"]]}, "DOI": "10.1017/S0020818309090110", "author": [{"non-dropping-particle": "", "family": "Grieco", "dropping-particle": "", "parse-names": false, "given": "Joseph M.", "suffix": ""}, {"non</meta:user-defined>
    <meta:user-defined meta:name="Mendeley_Bookmark_fWW7eChgUe_8" meta:value-type="string">-dropping-particle": "", "family": "Gelpi", "dropping-particle": "", "parse-names": false, "given": "Christopher F.", "suffix": ""}, {"non-dropping-particle": "", "family": "Warren", "dropping-particle": "", "parse-names": false, "given": "T. Camber", "su</meta:user-defined>
    <meta:user-defined meta:name="Mendeley_Bookmark_fWW7eChgUe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h1XtgpTQ4p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h1XtgpTQ4p_10" meta:value-type="string">es of America", "id": "ITEM-1", "volume": "106", "title": "Distinguishing influence-based contagion from homophily-driven diffusion in dynamic networks.", "issue": "51", "ISSN": "0027-8424"}, "id": "ITEM-1"}]}</meta:user-defined>
    <meta:user-defined meta:name="Mendeley_Bookmark_h1XtgpTQ4p_2" meta:value-type="string">://github.com/citation-style-language/schema/raw/master/csl-citation.json", "properties": {"noteIndex": 0}, "citationItems": [{"uris": ["http://www.mendeley.com/documents/?uuid=31e8514e-de07-48ef-ae83-9603fa8b9ff6"], "itemData": {"type": "article-journal"</meta:user-defined>
    <meta:user-defined meta:name="Mendeley_Bookmark_h1XtgpTQ4p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h1XtgpTQ4p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h1XtgpTQ4p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h1XtgpTQ4p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h1XtgpTQ4p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h1XtgpTQ4p_8" meta:value-type="string">ng-particle": "", "family": "Aral", "dropping-particle": "", "parse-names": false, "given": "Sinan", "suffix": ""}, {"non-dropping-particle": "", "family": "Muchnik", "dropping-particle": "", "parse-names": false, "given": "Lev", "suffix": ""}, {"non-drop</meta:user-defined>
    <meta:user-defined meta:name="Mendeley_Bookmark_h1XtgpTQ4p_9" meta:value-type="string">ping-particle": "", "family": "Sundararajan", "dropping-particle": "", "parse-names": false, "given": "Arun", "suffix": ""}], "PMID": "20007780", "page": "21544-21549", "container-title": "Proceedings of the National Academy of Sciences of the United Stat</meta:user-defined>
    <meta:user-defined meta:name="Mendeley_Bookmark_kykIpBLvpW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kykIpBLvpW_2" meta:value-type="string">raw/master/csl-citation.json", "properties": {"noteIndex": 0}, "citationItems": [{"uris": ["http://www.mendeley.com/documents/?uuid=9c9ede7e-dc83-4421-b946-93ce6944ce74"], "itemData": {"issued": {"date-parts": [["2015"]]}, "type": "report", "title": "Why </meta:user-defined>
    <meta:user-defined meta:name="Mendeley_Bookmark_kykIpBLvpW_3" meta:value-type="string">Propensity Scores Should Not Be Used for", "author": [{"non-dropping-particle": "", "family": "King", "dropping-particle": "", "parse-names": false, "given": "Gary", "suffix": ""}, {"non-dropping-particle": "", "family": "Nielsen", "dropping-particle": ""</meta:user-defined>
    <meta:user-defined meta:name="Mendeley_Bookmark_kykIpBLvpW_4" meta:value-type="string">, "parse-names": false, "given": "Richard", "suffix": ""}], "id": "ITEM-1"}, "id": "ITEM-1"}]}</meta:user-defined>
    <meta:user-defined meta:name="Mendeley_Bookmark_mR8uj2Xstc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mR8uj2Xstc_2" meta:value-type="string">anguage/schema/raw/master/csl-citation.json", "properties": {"noteIndex": 0}, "citationItems": [{"uris": ["http://www.mendeley.com/documents/?uuid=68b9fcb1-8c6b-4a8d-9324-c1c541dea77d"], "itemData": {"type": "article-journal", "ISBN": "00220515", "abstrac</meta:user-defined>
    <meta:user-defined meta:name="Mendeley_Bookmark_mR8uj2Xstc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mR8uj2Xstc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mR8uj2Xstc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mR8uj2Xstc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mR8uj2Xstc_7" meta:value-type="string">", "parse-names": false, "given": "Guido W", "suffix": ""}, {"non-dropping-particle": "", "family": "Wooldridge", "dropping-particle": "", "parse-names": false, "given": "Jeffrey M", "suffix": ""}], "PMID": "213233919", "page": "5-86", "container-title": </meta:user-defined>
    <meta:user-defined meta:name="Mendeley_Bookmark_mR8uj2Xstc_8" meta:value-type="string">"Journal of Economic Literature", "id": "ITEM-1", "volume": "47", "title": "Recent Developments in the Econometrics of Program Evaluation", "issue": "1", "ISSN": "0022-0515"}, "id": "ITEM-1"}]}</meta:user-defined>
    <meta:user-defined meta:name="Mendeley_Bookmark_nwQxjQS2dz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nwQxjQS2dz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nwQxjQS2dz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nwQxjQS2dz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nwQxjQS2dz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nwQxjQS2dz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nwQxjQS2dz_15" meta:value-type="string">", "page": "21-47", "type": "article-journal", "author": [{"non-dropping-particle": "", "family": "Leenders", "dropping-particle": "", "parse-names": false, "given": "Roger Th.A.J.", "suffix": ""}], "ISSN": "03788733", "DOI": "10.1016/S0378-8733(01)00049-</meta:user-defined>
    <meta:user-defined meta:name="Mendeley_Bookmark_nwQxjQS2dz_16" meta:value-type="string">1", "container-title": "Social Networks", "id": "ITEM-2", "volume": "24", "title": "Modeling social influence through network autocorrelation: constructing the weight matrix", "issue": "1", "issued": {"date-parts": [["2002", "1"]]}}, "id": "ITEM-2"}, {"ur</meta:user-defined>
    <meta:user-defined meta:name="Mendeley_Bookmark_nwQxjQS2dz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nwQxjQS2dz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nwQxjQS2dz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nwQxjQS2dz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nwQxjQS2dz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nwQxjQS2dz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nwQxjQS2dz_22" meta:value-type="string">ropping-particle": "", "family": "Wang", "dropping-particle": "", "parse-names": false, "given": "Wei", "suffix": ""}, {"non-dropping-particle": "", "family": "Neuman", "dropping-particle": "", "parse-names": false, "given": "Eric J.", "suffix": ""}, {"no</meta:user-defined>
    <meta:user-defined meta:name="Mendeley_Bookmark_nwQxjQS2dz_23" meta:value-type="string">n-dropping-particle": "", "family": "Newman", "dropping-particle": "", "parse-names": false, "given": "Daniel A.", "suffix": ""}], "ISSN": "03788733", "page": "88-99", "container-title": "Social Networks", "id": "ITEM-3", "publisher": "Elsevier B.V.", "ti</meta:user-defined>
    <meta:user-defined meta:name="Mendeley_Bookmark_nwQxjQS2dz_24" meta:value-type="string">tle": "Statistical power of the social network autocorrelation model", "issue": "1", "volume": "38"}, "id": "ITEM-3"}]}</meta:user-defined>
    <meta:user-defined meta:name="Mendeley_Bookmark_nwQxjQS2dz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nwQxjQS2dz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nwQxjQS2dz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nwQxjQS2dz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nwQxjQS2dz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nwQxjQS2dz_8" meta:value-type="string">"author": [{"non-dropping-particle": "", "family": "Fujimoto", "dropping-particle": "", "parse-names": false, "given": "Kayo", "suffix": ""}, {"non-dropping-particle": "", "family": "Chou", "dropping-particle": "", "parse-names": false, "given": "Chih Pin</meta:user-defined>
    <meta:user-defined meta:name="Mendeley_Bookmark_nwQxjQS2dz_9" meta:value-type="string">g", "suffix": ""}, {"non-dropping-particle": "", "family": "Valente", "dropping-particle": "", "parse-names": false, "given": "Thomas W.", "suffix": ""}], "PMID": "21909184", "page": "231-243", "container-title": "Social Networks", "id": "ITEM-1", "volume</meta:user-defined>
    <meta:user-defined meta:name="Mendeley_Bookmark_r1mJAWuGgl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r1mJAWuGgl_10" meta:value-type="string">dropping-particle": "", "parse-names": false, "given": "Christian E G", "suffix": ""}], "ISSN": "03788733", "page": "44-60", "title": "Introduction to stochastic actor-based models for network dynamics", "id": "ITEM-1", "volume": "32", "container-title": </meta:user-defined>
    <meta:user-defined meta:name="Mendeley_Bookmark_r1mJAWuGgl_11" meta:value-type="string">"Social Networks", "issue": "1"}, "id": "ITEM-1"}]}</meta:user-defined>
    <meta:user-defined meta:name="Mendeley_Bookmark_r1mJAWuGgl_2" meta:value-type="string">ema": "https://github.com/citation-style-language/schema/raw/master/csl-citation.json", "properties": {"noteIndex": 0}, "citationItems": [{"uris": ["http://www.mendeley.com/documents/?uuid=5d00013d-235b-4113-9069-0da18daab8b6"], "itemData": {"type": "arti</meta:user-defined>
    <meta:user-defined meta:name="Mendeley_Bookmark_r1mJAWuGgl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r1mJAWuGgl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r1mJAWuGgl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r1mJAWuGgl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r1mJAWuGgl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r1mJAWuGgl_8" meta:value-type="string">standing the results, and on sensible rules for model selection. Crown Copyright \u00a9 2009.", "issued": {"date-parts": [["2010"]]}, "DOI": "10.1016/j.socnet.2009.02.004", "author": [{"non-dropping-particle": "", "family": "Snijders", "dropping-particle"</meta:user-defined>
    <meta:user-defined meta:name="Mendeley_Bookmark_r1mJAWuGgl_9" meta:value-type="string">: "", "parse-names": false, "given": "Tom A B", "suffix": ""}, {"non-dropping-particle": "van de", "family": "Bunt", "dropping-particle": "", "parse-names": false, "given": "Gerhard G.", "suffix": ""}, {"non-dropping-particle": "", "family": "Steglich", "</meta:user-defined>
    <meta:user-defined meta:name="Mendeley_Bookmark_rmAnzUIDXf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rmAnzUIDXf_2" meta:value-type="string">json", "properties": {"noteIndex": 0}, "citationItems": [{"uris": ["http://www.mendeley.com/documents/?uuid=d085e2e2-ff2d-4f3c-9462-982c33e95e66"], "itemData": {"type": "article-journal", "DOI": "10.1093/oxfordhb/9780199286546.003.0011", "ISBN": "97801915</meta:user-defined>
    <meta:user-defined meta:name="Mendeley_Bookmark_rmAnzUIDXf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rmAnzUIDXf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rmAnzUIDXf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rmAnzUIDXf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rmAnzUIDXf_7" meta:value-type="string">m.", "container-title": "The Oxford Handbook of Political Methodology", "issued": {"date-parts": [["2008"]]}, "author": [{"non-dropping-particle": "", "family": "Sekhon", "dropping-particle": "", "parse-names": false, "given": "Jasjeet S.", "suffix": ""}]</meta:user-defined>
    <meta:user-defined meta:name="Mendeley_Bookmark_rmAnzUIDXf_8" meta:value-type="string">, "PMID": "15323269", "ISSN": "00223433"}, "id": "ITEM-1"}]}</meta:user-defined>
    <meta:user-defined meta:name="Mendeley_Bookmark_roXrQ35dA2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roXrQ35dA2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roXrQ35dA2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roXrQ35dA2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roXrQ35dA2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roXrQ35dA2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roXrQ35dA2_15" meta:value-type="string">", "page": "21-47", "type": "article-journal", "author": [{"non-dropping-particle": "", "family": "Leenders", "dropping-particle": "", "parse-names": false, "given": "Roger Th.A.J.", "suffix": ""}], "ISSN": "03788733", "DOI": "10.1016/S0378-8733(01)00049-</meta:user-defined>
    <meta:user-defined meta:name="Mendeley_Bookmark_roXrQ35dA2_16" meta:value-type="string">1", "container-title": "Social Networks", "id": "ITEM-2", "volume": "24", "title": "Modeling social influence through network autocorrelation: constructing the weight matrix", "issue": "1", "issued": {"date-parts": [["2002", "1"]]}}, "id": "ITEM-2"}, {"ur</meta:user-defined>
    <meta:user-defined meta:name="Mendeley_Bookmark_roXrQ35dA2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roXrQ35dA2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roXrQ35dA2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roXrQ35dA2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roXrQ35dA2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roXrQ35dA2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roXrQ35dA2_22" meta:value-type="string">ropping-particle": "", "family": "Wang", "dropping-particle": "", "parse-names": false, "given": "Wei", "suffix": ""}, {"non-dropping-particle": "", "family": "Neuman", "dropping-particle": "", "parse-names": false, "given": "Eric J.", "suffix": ""}, {"no</meta:user-defined>
    <meta:user-defined meta:name="Mendeley_Bookmark_roXrQ35dA2_23" meta:value-type="string">n-dropping-particle": "", "family": "Newman", "dropping-particle": "", "parse-names": false, "given": "Daniel A.", "suffix": ""}], "ISSN": "03788733", "page": "88-99", "container-title": "Social Networks", "id": "ITEM-3", "publisher": "Elsevier B.V.", "ti</meta:user-defined>
    <meta:user-defined meta:name="Mendeley_Bookmark_roXrQ35dA2_24" meta:value-type="string">tle": "Statistical power of the social network autocorrelation model", "issue": "1", "volume": "38"}, "id": "ITEM-3"}]}</meta:user-defined>
    <meta:user-defined meta:name="Mendeley_Bookmark_roXrQ35dA2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roXrQ35dA2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roXrQ35dA2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roXrQ35dA2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roXrQ35dA2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roXrQ35dA2_8" meta:value-type="string">"author": [{"non-dropping-particle": "", "family": "Fujimoto", "dropping-particle": "", "parse-names": false, "given": "Kayo", "suffix": ""}, {"non-dropping-particle": "", "family": "Chou", "dropping-particle": "", "parse-names": false, "given": "Chih Pin</meta:user-defined>
    <meta:user-defined meta:name="Mendeley_Bookmark_roXrQ35dA2_9" meta:value-type="string">g", "suffix": ""}, {"non-dropping-particle": "", "family": "Valente", "dropping-particle": "", "parse-names": false, "given": "Thomas W.", "suffix": ""}], "PMID": "21909184", "page": "231-243", "container-title": "Social Networks", "id": "ITEM-1", "volume</meta:user-defined>
    <meta:user-defined meta:name="Mendeley_Bookmark_sXnr5rTvJC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sXnr5rTvJC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sXnr5rTvJC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sXnr5rTvJC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sXnr5rTvJC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sXnr5rTvJC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sXnr5rTvJC_7" meta:value-type="string">"dropping-particle": "", "parse-names": false, "given": "C", "suffix": ""}, {"non-dropping-particle": "", "family": "Keefer", "dropping-particle": "", "parse-names": false, "given": "P", "suffix": ""}, {"non-dropping-particle": "", "family": "Scartascini"</meta:user-defined>
    <meta:user-defined meta:name="Mendeley_Bookmark_sXnr5rTvJC_8" meta:value-type="string">, "dropping-particle": "", "parse-names": false, "given": "C", "suffix": ""}]}, "id": "ITEM-1"}]}</meta:user-defined>
    <meta:user-defined meta:name="Mendeley_Bookmark_vNUjEaaiWu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vNUjEaaiWu_2" meta:value-type="string">on.json", "properties": {"noteIndex": 0}, "citationItems": [{"uris": ["http://www.mendeley.com/documents/?uuid=3f61541d-424e-46b8-ac41-c42bc875f622"], "itemData": {"page": "819-835", "container-title": "American Political Science Review", "id": "ITEM-1", </meta:user-defined>
    <meta:user-defined meta:name="Mendeley_Bookmark_vNUjEaaiWu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vNUjEaaiWu_4" meta:value-type="string">lished by : American Polit", "issue": "4", "type": "article-journal", "issued": {"date-parts": [["2000"]]}, "author": [{"non-dropping-particle": "", "family": "Simmons", "dropping-particle": "", "parse-names": false, "given": "Beth", "suffix": ""}]}, "id"</meta:user-defined>
    <meta:user-defined meta:name="Mendeley_Bookmark_vNUjEaaiWu_5" meta:value-type="string">: "ITEM-1"}]}</meta:user-defined>
    <meta:user-defined meta:name="Mendeley_Bookmark_vchvv0MNYh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vchvv0MNYh_2" meta:value-type="string">json", "properties": {"noteIndex": 0}, "citationItems": [{"uris": ["http://www.mendeley.com/documents/?uuid=ee2239f8-259e-4adf-b4bc-cf7cfbaecaac"], "itemData": {"type": "article-journal", "ISBN": "978-1420064247", "abstract": "An introduction to spatial e</meta:user-defined>
    <meta:user-defined meta:name="Mendeley_Bookmark_vchvv0MNYh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vchvv0MNYh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vchvv0MNYh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vchvv0MNYh_6" meta:value-type="string"> "10.4000/rei.3887", "author": [{"non-dropping-particle": "", "family": "LeSage", "dropping-particle": "", "parse-names": false, "given": "James P.", "suffix": ""}], "PMID": "578345366", "page": "19-44", "container-title": "Revue d\u2019\u00e9conomie indu</meta:user-defined>
    <meta:user-defined meta:name="Mendeley_Bookmark_vchvv0MNYh_7" meta:value-type="string">strielle", "id": "ITEM-1", "volume": "123", "title": "An Introduction to Spatial Econometrics", "issue": "123", "ISSN": "0154-3229"}, "id": "ITEM-1"}]}</meta:user-defined>
    <meta:user-defined meta:name="Mendeley_Bookmark_vkmG9wQFVx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vkmG9wQFVx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vkmG9wQFVx_11" meta:value-type="string">odel", "issue": "2", "ISSN": "10579230"}, "id": "ITEM-1"}, {"uris": ["http://www.mendeley.com/documents/?uuid=d91fc7ea-dd2f-4f1c-b7af-442e64c3cff8"], "itemData": {"type": "article-journal", "ISBN": "0964-4563", "abstract": "Cigarette smuggling, now on the</meta:user-defined>
    <meta:user-defined meta:name="Mendeley_Bookmark_vkmG9wQFVx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vkmG9wQFVx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vkmG9wQFVx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vkmG9wQFVx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vkmG9wQFVx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vkmG9wQFVx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vkmG9wQFVx_18" meta:value-type="string">, "DOI": "10.1136/tc.7.1.66", "author": [{"non-dropping-particle": "", "family": "Joossens", "dropping-particle": "", "parse-names": false, "given": "L", "suffix": ""}, {"non-dropping-particle": "", "family": "Raw", "dropping-particle": "", "parse-names":</meta:user-defined>
    <meta:user-defined meta:name="Mendeley_Bookmark_vkmG9wQFVx_19" meta:value-type="string"> false, "given": "M", "suffix": ""}], "PMID": "9706757", "page": "66-71", "container-title": "Tobacco control", "id": "ITEM-2", "volume": "7", "title": "Cigarette smuggling in Europe: who really benefits?", "issue": "1", "ISSN": "0964-4563"}, "id": "ITEM-</meta:user-defined>
    <meta:user-defined meta:name="Mendeley_Bookmark_vkmG9wQFVx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vkmG9wQFVx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vkmG9wQFVx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vkmG9wQFVx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vkmG9wQFVx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vkmG9wQFVx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vkmG9wQFVx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vkmG9wQFVx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vkmG9wQFVx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vkmG9wQFVx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vkmG9wQFVx_29" meta:value-type="string">article": "", "family": "Stoklosa", "dropping-particle": "", "parse-names": false, "given": "Michal", "suffix": ""}, {"non-dropping-particle": "", "family": "Ross", "dropping-particle": "", "parse-names": false, "given": "Hana", "suffix": ""}], "issued": </meta:user-defined>
    <meta:user-defined meta:name="Mendeley_Bookmark_vkmG9wQFVx_3" meta:value-type="string">e-language/schema/raw/master/csl-citation.json", "properties": {"noteIndex": 0}, "citationItems": [{"uris": ["http://www.mendeley.com/documents/?uuid=3e5ef273-b280-465f-8ebd-19dfd0434801"], "itemData": {"type": "article-journal", "ISBN": "1057-9230", "abs</meta:user-defined>
    <meta:user-defined meta:name="Mendeley_Bookmark_vkmG9wQFVx_30" meta:value-type="string">{"date-parts": [["2014"]]}}, "id": "ITEM-3"}, {"uris": ["http://www.mendeley.com/documents/?uuid=529bf7cd-9743-46e9-aa10-44940b8df023"], "itemData": {"type": "article-journal", "ISBN": "978-2-914365-61-1", "abstract": "The purpose of this study was to upd</meta:user-defined>
    <meta:user-defined meta:name="Mendeley_Bookmark_vkmG9wQFVx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vkmG9wQFVx_32" meta:value-type="string">3018.x", "author": [{"non-dropping-particle": "", "family": "Joossens", "dropping-particle": "", "parse-names": false, "given": "Luk", "suffix": ""}, {"non-dropping-particle": "", "family": "Merriman", "dropping-particle": "", "parse-names": false, "given</meta:user-defined>
    <meta:user-defined meta:name="Mendeley_Bookmark_vkmG9wQFVx_33" meta:value-type="string">": "David", "suffix": ""}, {"non-dropping-particle": "", "family": "Ross", "dropping-particle": "", "parse-names": false, "given": "Hana", "suffix": ""}, {"non-dropping-particle": "", "family": "Raw", "dropping-particle": "", "parse-names": false, "given"</meta:user-defined>
    <meta:user-defined meta:name="Mendeley_Bookmark_vkmG9wQFVx_34" meta:value-type="string">: "Martin", "suffix": ""}], "PMID": "20626371", "page": "1640-1649", "container-title": "Addiction", "id": "ITEM-4", "volume": "105", "title": "The impact of eliminating the global illicit cigarette trade on health and revenue", "issue": "9", "ISSN": "096</meta:user-defined>
    <meta:user-defined meta:name="Mendeley_Bookmark_vkmG9wQFVx_35" meta:value-type="string">52140"}, "id": "ITEM-4"}]}</meta:user-defined>
    <meta:user-defined meta:name="Mendeley_Bookmark_vkmG9wQFVx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vkmG9wQFVx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vkmG9wQFVx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vkmG9wQFVx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vkmG9wQFVx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vkmG9wQFVx_9" meta:value-type="string">C499&gt;3.0.CO;2-T", "author": [{"non-dropping-particle": "", "family": "Yurekli", "dropping-particle": "", "parse-names": false, "given": "Ayda A.", "suffix": ""}, {"non-dropping-particle": "", "family": "Zhang", "dropping-particle": "", "parse-names": fals</meta:user-defined>
    <meta:user-defined meta:name="Mendeley_Bookmark_wmvbVrwRUw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wmvbVrwRUw_2" meta:value-type="string">anguage/schema/raw/master/csl-citation.json", "properties": {"noteIndex": 0}, "citationItems": [{"uris": ["http://www.mendeley.com/documents/?uuid=26bbd071-662c-4f0a-a956-675b42fcbb8d"], "itemData": {"page": "1-10", "container-title": "Connections", "id":</meta:user-defined>
    <meta:user-defined meta:name="Mendeley_Bookmark_wmvbVrwRUw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wmvbVrwRUw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wmvbVrwRUw_5" meta:value-type="string">ests for Network Statistics", "issue": "2", "type": "article-journal", "issued": {"date-parts": [["1999"]]}, "author": [{"non-dropping-particle": "", "family": "Snijders", "dropping-particle": "", "parse-names": false, "given": "Tom A B", "suffix": ""}, {</meta:user-defined>
    <meta:user-defined meta:name="Mendeley_Bookmark_wmvbVrwRUw_6" meta:value-type="string">"non-dropping-particle": "", "family": "Borgatti", "dropping-particle": "", "parse-names": false, "given": "Stephen P", "suffix": ""}], "volume": "22"}, "id": "ITEM-1"}]}</meta:user-defined>
    <meta:user-defined meta:name="Mendeley_Bookmark_xBirudZtIR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xBirudZtIR_2" meta:value-type="string">on.json", "properties": {"noteIndex": 0}, "citationItems": [{"uris": ["http://www.mendeley.com/documents/?uuid=05552744-7c3b-4f30-a62d-cb53cd63f105"], "itemData": {"type": "book", "ISBN": "9781881303213", "id": "ITEM-1", "publisher": "Hampton Press", "tit</meta:user-defined>
    <meta:user-defined meta:name="Mendeley_Bookmark_xBirudZtIR_3" meta:value-type="string">le": "Network models of the diffusion of innovations", "issued": {"date-parts": [["1995"]]}, "edition": "2", "author": [{"non-dropping-particle": "", "family": "Valente", "dropping-particle": "", "parse-names": false, "given": "Thomas W.", "suffix": ""}],</meta:user-defined>
    <meta:user-defined meta:name="Mendeley_Bookmark_xBirudZtIR_4" meta:value-type="string"> "publisher-place": "Cresskill N.J."}, "id": "ITEM-1"}]}</meta:user-defined>
    <meta:user-defined meta:name="Mendeley_Bookmark_xjfj3qFy6w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xjfj3qFy6w_2" meta:value-type="string">anguage/schema/raw/master/csl-citation.json", "properties": {"noteIndex": 0}, "citationItems": [{"uris": ["http://www.mendeley.com/documents/?uuid=68b9fcb1-8c6b-4a8d-9324-c1c541dea77d"], "itemData": {"type": "article-journal", "ISBN": "00220515", "abstrac</meta:user-defined>
    <meta:user-defined meta:name="Mendeley_Bookmark_xjfj3qFy6w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xjfj3qFy6w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xjfj3qFy6w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xjfj3qFy6w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xjfj3qFy6w_7" meta:value-type="string">", "parse-names": false, "given": "Guido W", "suffix": ""}, {"non-dropping-particle": "", "family": "Wooldridge", "dropping-particle": "", "parse-names": false, "given": "Jeffrey M", "suffix": ""}], "PMID": "213233919", "page": "5-86", "container-title": </meta:user-defined>
    <meta:user-defined meta:name="Mendeley_Bookmark_xjfj3qFy6w_8" meta:value-type="string">"Journal of Economic Literature", "id": "ITEM-1", "volume": "47", "title": "Recent Developments in the Econometrics of Program Evaluation", "issue": "1", "ISSN": "0022-0515"}, "id": "ITEM-1"}]}</meta:user-defined>
    <meta:user-defined meta:name="Mendeley_Bookmark_z6yY4cqSiA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z6yY4cqSiA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z6yY4cqSiA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z6yY4cqSiA_4" meta:value-type="string">-journal", "issued": {"date-parts": [["2016"]]}, "author": [{"non-dropping-particle": "", "family": "Putnam", "dropping-particle": "", "parse-names": false, "given": "Robert D", "suffix": ""}]}, "id": "ITEM-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